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'Franklin Gothic Medium'"/>
    <style:font-face style:name="Arial1" svg:font-family="Arial" style:font-family-generic="swiss"/>
    <style:font-face style:name="Franklin Gothic Medium1" svg:font-family="'Franklin Gothic Medium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11.32mm"/>
    </style:style>
    <style:style style:name="co4" style:family="table-column">
      <style:table-column-properties fo:break-before="auto" style:column-width="1.59mm"/>
    </style:style>
    <style:style style:name="co5" style:family="table-column">
      <style:table-column-properties fo:break-before="auto" style:column-width="7.94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10.58mm"/>
    </style:style>
    <style:style style:name="co11" style:family="table-column">
      <style:table-column-properties fo:break-before="auto" style:column-width="14.29mm"/>
    </style:style>
    <style:style style:name="co12" style:family="table-column">
      <style:table-column-properties fo:break-before="auto" style:column-width="24.87mm"/>
    </style:style>
    <style:style style:name="co13" style:family="table-column">
      <style:table-column-properties fo:break-before="auto" style:column-width="16.3mm"/>
    </style:style>
    <style:style style:name="co14" style:family="table-column">
      <style:table-column-properties fo:break-before="auto" style:column-width="17.13mm"/>
    </style:style>
    <style:style style:name="co15" style:family="table-column">
      <style:table-column-properties fo:break-before="auto" style:column-width="11.11mm"/>
    </style:style>
    <style:style style:name="co16" style:family="table-column">
      <style:table-column-properties fo:break-before="auto" style:column-width="15.08mm"/>
    </style:style>
    <style:style style:name="co17" style:family="table-column">
      <style:table-column-properties fo:break-before="auto" style:column-width="20.18mm"/>
    </style:style>
    <style:style style:name="co18" style:family="table-column">
      <style:table-column-properties fo:break-before="auto" style:column-width="12.44mm"/>
    </style:style>
    <style:style style:name="co19" style:family="table-column">
      <style:table-column-properties fo:break-before="auto" style:column-width="17.46mm"/>
    </style:style>
    <style:style style:name="co20" style:family="table-column">
      <style:table-column-properties fo:break-before="auto" style:column-width="30.96mm"/>
    </style:style>
    <style:style style:name="co21" style:family="table-column">
      <style:table-column-properties fo:break-before="auto" style:column-width="47.38mm"/>
    </style:style>
    <style:style style:name="co22" style:family="table-column">
      <style:table-column-properties fo:break-before="auto" style:column-width="2.72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0.53mm"/>
    </style:style>
    <style:style style:name="co25" style:family="table-column">
      <style:table-column-properties fo:break-before="auto" style:column-width="75.71mm"/>
    </style:style>
    <style:style style:name="co26" style:family="table-column">
      <style:table-column-properties fo:break-before="auto" style:column-width="5.29mm"/>
    </style:style>
    <style:style style:name="co27" style:family="table-column">
      <style:table-column-properties fo:break-before="auto" style:column-width="15.35mm"/>
    </style:style>
    <style:style style:name="co28" style:family="table-column">
      <style:table-column-properties fo:break-before="auto" style:column-width="19.84mm"/>
    </style:style>
    <style:style style:name="co29" style:family="table-column">
      <style:table-column-properties fo:break-before="auto" style:column-width="4.23mm"/>
    </style:style>
    <style:style style:name="co30" style:family="table-column">
      <style:table-column-properties fo:break-before="auto" style:column-width="9.26mm"/>
    </style:style>
    <style:style style:name="co31" style:family="table-column">
      <style:table-column-properties fo:break-before="auto" style:column-width="8.73mm"/>
    </style:style>
    <style:style style:name="co32" style:family="table-column">
      <style:table-column-properties fo:break-before="auto" style:column-width="18.26mm"/>
    </style:style>
    <style:style style:name="co33" style:family="table-column">
      <style:table-column-properties fo:break-before="auto" style:column-width="13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2.38mm" fo:break-before="auto" style:use-optimal-row-height="false"/>
    </style:style>
    <style:style style:name="ro7" style:family="table-row">
      <style:table-row-properties style:row-height="2.12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0" style:family="table-cell" style:parent-style-name="Default" style:data-style-name="N0">
      <style:text-properties style:font-name="Franklin Gothic Medium" style:font-name-asian="Franklin Gothic Medium" style:font-name-complex="Franklin Gothic Medium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59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start" fo:margin-left="0mm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start" fo:margin-left="0mm"/>
      <style:text-properties style:font-name="Franklin Gothic Medium" style:font-name-asian="Franklin Gothic Medium" style:font-name-complex="Franklin Gothic Medium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12pt" fo:font-weight="bold" style:font-name-asian="Franklin Gothic Medium" style:font-size-asian="12pt" style:font-weight-asian="bold" style:font-name-complex="Franklin Gothic Medium" style:font-size-complex="12pt" style:font-weight-complex="bold"/>
    </style:style>
    <style:style style:name="ce64" style:family="table-cell" style:parent-style-name="Default" style:data-style-name="N0">
      <style:table-cell-properties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Franklin Gothic Medium" style:font-name-asian="Franklin Gothic Medium" style:font-name-complex="Franklin Gothic Medium"/>
    </style:style>
    <style:style style:name="ce6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Franklin Gothic Medium" style:font-name-asian="Franklin Gothic Medium" style:font-name-complex="Franklin Gothic Medium"/>
    </style:style>
    <style:style style:name="ce7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" style:family="table-cell" style:parent-style-name="Default" style:data-style-name="N0">
      <style:table-cell-properties style:cell-protect="none" style:print-content="true"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77" style:family="table-cell" style:parent-style-name="Default" style:data-style-name="N0">
      <style:table-cell-properties fo:border="0.06pt solid #000000"/>
      <style:text-properties style:font-name="Franklin Gothic Medium" style:font-name-asian="Franklin Gothic Medium" style:font-name-complex="Franklin Gothic Medium"/>
    </style:style>
    <style:style style:name="ce80" style:family="table-cell" style:parent-style-name="Default" style:data-style-name="N0"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2" style:family="table-cell" style:parent-style-name="Default" style:data-style-name="N0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Franklin Gothic Medium" style:font-name-asian="Franklin Gothic Medium" style:font-name-complex="Franklin Gothic Medium"/>
    </style:style>
    <style:style style:name="ce91" style:family="table-cell" style:parent-style-name="Vírgula" style:data-style-name="N115">
      <style:table-cell-properties fo:background-color="#d9d9d9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3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96" style:family="table-cell" style:parent-style-name="Default" style:data-style-name="N0">
      <style:table-cell-properties fo:background-color="#d9d9d9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01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2" style:family="table-cell" style:parent-style-name="Moeda" style:data-style-name="N111">
      <style:table-cell-properties fo:background-color="#c0c0c0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3" style:family="table-cell" style:parent-style-name="Vírgula" style:data-style-name="N115">
      <style:table-cell-properties fo:background-color="#c0c0c0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8" style:family="table-cell" style:parent-style-name="Default" style:data-style-name="N36">
      <style:table-cell-properties style:cell-protect="none" style:print-content="true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9" style:family="table-cell" style:parent-style-name="Vírgula" style:data-style-name="N115">
      <style:table-cell-properties fo:background-color="#d9d9d9" fo:border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d4" style:font-name="Franklin Gothic Medium" style:font-name-asian="Franklin Gothic Medium" style:font-name-complex="Franklin Gothic Medium"/>
    </style:style>
    <style:style style:name="ce1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32" style:family="table-cell" style:parent-style-name="Default" style:data-style-name="N0"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33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5" style:family="table-cell" style:parent-style-name="Default" style:data-style-name="N0">
      <style:table-cell-properties fo:background-color="#c0c0c0" fo:border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4" style:family="table-cell" style:parent-style-name="Default" style:data-style-name="N0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39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1" fo:font-size="8pt" fo:language="none" fo:country="none" fo:font-weight="bold" style:font-name-asian="DejaVu Sans" style:font-size-asian="8pt" style:language-asian="none" style:country-asian="none" style:font-weight-asian="bold" style:font-name-complex="Arial" style:font-size-complex="8pt" style:language-complex="none" style:country-complex="none" style:font-weight-complex="bold"/>
    </style:style>
    <style:style style:name="ce6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2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start" fo:margin-left="0mm"/>
      <style:text-properties fo:color="#000000" style:font-name="Arial1" fo:font-size="8pt" fo:language="none" fo:country="none" fo:font-weight="bold" style:font-name-asian="DejaVu Sans" style:font-size-asian="8pt" style:language-asian="none" style:country-asian="none" style:font-weight-asian="bold" style:font-name-complex="Arial" style:font-size-complex="8pt" style:language-complex="none" style:country-complex="none" style:font-weight-complex="bold"/>
    </style:style>
    <style:style style:name="ce43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start" fo:margin-left="0mm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56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6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7" style:family="table-cell" style:parent-style-name="Default" style:data-style-name="N0">
      <style:table-cell-properties fo:background-color="#00a933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51" style:family="table-cell" style:parent-style-name="Default">
      <style:table-cell-properties fo:background-color="#00a933"/>
      <style:text-properties style:font-name="Arial1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b2b2b2"/>
    </style:style>
    <style:style style:name="ce94" style:family="table-cell" style:parent-style-name="Default">
      <style:table-cell-properties fo:background-color="transparent"/>
    </style:style>
    <style:style style:name="ce65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6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83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81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6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7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G9"/>
      <style:map style:condition="cell-content()=&quot;A&quot;" style:apply-style-name="cf2" style:base-cell-address="Funções.G9"/>
      <style:map style:condition="cell-content()=&quot;E&quot;" style:apply-style-name="cf3" style:base-cell-address="Funções.G9"/>
    </style:style>
    <style:style style:name="ce168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  <style:map style:condition="cell-content()=&quot;I&quot;" style:apply-style-name="cf1" style:base-cell-address="Funções.G9"/>
      <style:map style:condition="cell-content()=&quot;A&quot;" style:apply-style-name="cf2" style:base-cell-address="Funções.G9"/>
      <style:map style:condition="cell-content()=&quot;E&quot;" style:apply-style-name="cf3" style:base-cell-address="Funções.G9"/>
    </style:style>
    <style:style style:name="ce172" style:family="table-cell" style:parent-style-name="Default">
      <style:map style:condition="cell-content()=&quot;I&quot;" style:apply-style-name="cf1" style:base-cell-address="Funções.G9"/>
      <style:map style:condition="cell-content()=&quot;A&quot;" style:apply-style-name="cf2" style:base-cell-address="Funções.G9"/>
      <style:map style:condition="cell-content()=&quot;E&quot;" style:apply-style-name="cf3" style:base-cell-address="Funções.G9"/>
    </style:style>
    <style:style style:name="ce69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179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6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7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6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9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87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90" style:family="table-cell" style:parent-style-name="Default" style:data-style-name="N0">
      <style:table-cell-properties fo:background-color="#f79646" style:text-align-source="fix" style:repeat-content="false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96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06" style:family="table-cell" style:parent-style-name="Default" style:data-style-name="N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94" style:family="table-cell" style:parent-style-name="Default" style:data-style-name="N4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84" style:family="table-cell" style:parent-style-name="Default" style:data-style-name="N0">
      <style:table-cell-properties fo:wrap-option="wrap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7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9" style:family="table-cell" style:parent-style-name="Default" style:data-style-name="N0">
      <style:table-cell-properties fo:background-color="#808080" style:text-align-source="fix" style:repeat-content="false" fo:wrap-option="wrap" fo:border="0.06pt solid #000000" style:vertical-align="automatic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203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automatic"/>
      <style:paragraph-properties fo:text-align="center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9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1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Franklin Gothic Medium1" fo:font-size="8pt" fo:language="none" fo:country="none" style:font-name-asian="DejaVu Sans" style:font-size-asian="8pt" style:language-asian="none" style:country-asian="none" style:font-name-complex="Arial" style:font-size-complex="8pt" style:language-complex="none" style:country-complex="none"/>
    </style:style>
    <style:style style:name="ce209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9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13" style:family="table-cell" style:parent-style-name="Default" style:data-style-name="N0">
      <style:table-cell-properties fo:background-color="#00a933" fo:wrap-option="wrap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9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216" style:family="table-cell" style:parent-style-name="Default" style:data-style-name="N0">
      <style:table-cell-properties fo:background-color="#00a933" style:text-align-source="fix" style:repeat-content="false" fo:wrap-option="wrap" style:vertical-align="automatic"/>
      <style:paragraph-properties fo:text-align="start" fo:margin-left="0mm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9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98" style:family="table-cell" style:parent-style-name="Default" style:data-style-name="N0">
      <style:table-cell-properties fo:background-color="transparent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0" style:family="table-cell" style:parent-style-name="Default" style:data-style-name="N0">
      <style:table-cell-properties fo:background-color="transparent" style:vertical-align="automatic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223" style:family="table-cell" style:parent-style-name="Default" style:data-style-name="N0">
      <style:table-cell-properties fo:background-color="#00a933" style:vertical-align="automatic"/>
      <style:text-properties fo:color="#ffffff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3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27" style:family="table-cell" style:parent-style-name="Default" style:data-style-name="N0">
      <style:table-cell-properties fo:background-color="#00a933" style:text-align-source="fix" style:repeat-content="false" style:vertical-align="middle"/>
      <style:paragraph-properties fo:text-align="start" fo:margin-left="0mm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05" style:family="table-cell" style:parent-style-name="Default" style:data-style-name="N0">
      <style:table-cell-properties fo:background-color="transparent"/>
      <style:text-properties style:font-name="Franklin Gothic Medium" style:font-name-asian="Franklin Gothic Medium" style:font-name-complex="Franklin Gothic Medium"/>
    </style:style>
    <style:style style:name="ce106" style:family="table-cell" style:parent-style-name="Default" style:data-style-name="N0">
      <style:table-cell-properties fo:background-color="transparent" style:vertical-align="middle"/>
      <style:text-properties style:font-name="Franklin Gothic Medium" style:font-name-asian="Franklin Gothic Medium" style:font-name-complex="Franklin Gothic Medium"/>
    </style:style>
    <style:style style:name="ce107" style:family="table-cell" style:parent-style-name="Default" style:data-style-name="N0">
      <style:table-cell-properties fo:background-color="transparent" style:vertical-align="middle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231" style:family="table-cell" style:parent-style-name="Default" style:data-style-name="N0">
      <style:table-cell-properties fo:background-color="#00a933" style:vertical-align="middle"/>
      <style:text-properties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77" style:family="table-cell" style:parent-style-name="Default" style:data-style-name="N0">
      <style:table-cell-properties fo:background-color="transparent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43" style:family="table-cell" style:parent-style-name="Default" style:data-style-name="N0">
      <style:table-cell-properties fo:background-color="#ffffff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236" style:family="table-cell" style:parent-style-name="Default" style:data-style-name="N0">
      <style:table-cell-properties fo:background-color="#00a933"/>
      <style:text-properties fo:color="#000000" style:font-name="Arial1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12" style:family="table-cell" style:parent-style-name="Default" style:data-style-name="N0">
      <style:table-cell-properties style:vertical-align="middle"/>
      <style:text-properties style:font-name="Franklin Gothic Medium" style:font-name-asian="Franklin Gothic Medium" style:font-name-complex="Franklin Gothic Medium"/>
    </style:style>
    <style:style style:name="ce113" style:family="table-cell" style:parent-style-name="Default" style:data-style-name="N0">
      <style:table-cell-properties style:vertical-align="middle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115" style:family="table-cell" style:parent-style-name="Default" style:data-style-name="N0">
      <style:table-cell-properties fo:border-bottom="0.06pt solid #000000" fo:background-color="#c0c0c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6" style:family="table-cell" style:parent-style-name="Default" style:data-style-name="N0">
      <style:table-cell-properties fo:border-bottom="0.06pt solid #000000" fo:background-color="#c0c0c0" fo:border-left="2.01pt solid #000000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7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18" style:family="table-cell" style:parent-style-name="Default" style:data-style-name="N0">
      <style:table-cell-properties fo:border-bottom="none" fo:border-left="2.01pt solid #000000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9" style:family="table-cell" style:parent-style-name="Default" style:data-style-name="N0">
      <style:table-cell-properties fo:border-bottom="none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0" style:family="table-cell" style:parent-style-name="Default" style:data-style-name="N0">
      <style:table-cell-properties fo:border-bottom="0.06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1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2" style:family="table-cell" style:parent-style-name="Default" style:data-style-name="N0">
      <style:table-cell-properties fo:border-bottom="0.06pt solid #000000" fo:background-color="#c0c0c0" fo:border-left="none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3" style:family="table-cell" style:parent-style-name="Default" style:data-style-name="N0">
      <style:table-cell-properties fo:border-bottom="none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4" style:family="table-cell" style:parent-style-name="Default" style:data-style-name="N0">
      <style:table-cell-properties fo:background-color="transparent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5" style:family="table-cell" style:parent-style-name="Default" style:data-style-name="N0">
      <style:table-cell-properties fo:border-bottom="0.06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9" style:family="table-cell" style:parent-style-name="Default" style:data-style-name="N0">
      <style:table-cell-properties fo:border-bottom="0.06pt solid #000000" fo:background-color="#80808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30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1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2" style:family="table-cell" style:parent-style-name="Default" style:data-style-name="N0">
      <style:table-cell-properties fo:background-color="transparent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3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5" style:family="table-cell" style:parent-style-name="Default" style:data-style-name="N0">
      <style:table-cell-properties fo:background-color="#c0c0c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6" style:family="table-cell" style:parent-style-name="Default" style:data-style-name="N0">
      <style:table-cell-properties fo:border-bottom="2.01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20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7" style:family="table-cell" style:parent-style-name="Default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8" style:family="table-cell" style:parent-style-name="Default" style:data-style-name="N2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0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1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42" style:family="table-cell" style:parent-style-name="Porcentagem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3" style:family="table-cell" style:parent-style-name="Porcentagem" style:data-style-name="N2">
      <style:table-cell-properties fo:border-bottom="2.01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4" style:family="table-cell" style:parent-style-name="Porcentagem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5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6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7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48" style:family="table-cell" style:parent-style-name="Porcentagem" style:data-style-name="N116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9" style:family="table-cell" style:parent-style-name="Porcentagem" style:data-style-name="N116">
      <style:table-cell-properties fo:background-color="#99cc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0" style:family="table-cell" style:parent-style-name="Porcentagem" style:data-style-name="N116">
      <style:table-cell-properties fo:background-color="#cc99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1" style:family="table-cell" style:parent-style-name="Porcentagem" style:data-style-name="N116">
      <style:table-cell-properties fo:background-color="#ffff99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2" style:family="table-cell" style:parent-style-name="Porcentagem" style:data-style-name="N116">
      <style:table-cell-properties fo:background-color="#00abea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3" style:family="table-cell" style:parent-style-name="Porcentagem" style:data-style-name="N116">
      <style:table-cell-properties fo:background-color="#993366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4" style:family="table-cell" style:parent-style-name="Default" style:data-style-name="N0">
      <style:table-cell-properties fo:border-bottom="0.06pt solid #000000" fo:background-color="#fcf305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5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56" style:family="table-cell" style:parent-style-name="Porcentagem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7" style:family="table-cell" style:parent-style-name="Porcentagem" style:data-style-name="N2">
      <style:table-cell-properties fo:background-color="#fcf305" fo:border="0.06pt solid #000000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58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59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60" style:family="table-cell" style:parent-style-name="Default" style:data-style-name="N0">
      <style:table-cell-properties fo:border-bottom="none" fo:border-left="none" fo:border-right="2.01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1" style:family="table-cell" style:parent-style-name="Default" style:data-style-name="N0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2" style:family="table-cell" style:parent-style-name="Default" style:data-style-name="N11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3" style:family="table-cell" style:parent-style-name="Default" style:data-style-name="N0">
      <style:table-cell-properties fo:border-bottom="0.06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4" style:family="table-cell" style:parent-style-name="Default" style:data-style-name="N0">
      <style:table-cell-properties fo:border-bottom="2.01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5" style:family="table-cell" style:parent-style-name="Porcentagem" style:data-style-name="N10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Times New Roman'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Times New Roman'" style:font-size-asian="8pt" style:language-asian="zh" style:country-asian="CN" style:font-style-asian="normal" style:font-weight-asian="normal" style:font-family-complex="'Times New Roman'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'Times New Roman'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Times New Roman'" style:font-size-asian="8pt" style:language-asian="zh" style:country-asian="CN" style:font-style-asian="normal" style:font-weight-asian="bold" style:font-family-complex="'Times New Roman'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Franklin Gothic Medium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Franklin Gothic Medium" style:font-name-complex="Franklin Gothic Medium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ALI&quot;;&quot;AIE&quot;;&quot;EE&quot;;&quot;SE&quot;;&quot;CE&quot;)" table:allow-empty-cell="true" table:display-list="unsorted" table:base-cell-address="Contagem.A1">
          <table:help-message table:title="Tipo da Função" table:display="false">
            <text:p>ALI, AIE, EE, SE, CE</text:p>
          </table:help-message>
          <table:error-message table:message-type="stop" table:display="true"/>
        </table:content-validation>
        <table:content-validation table:name="val2" table:condition="of:cell-content-is-in-list(&quot;I&quot;;&quot;A&quot;;&quot;E&quot;;&quot;T&quot;)" table:allow-empty-cell="true" table:display-list="unsorted" table:base-cell-address="Contagem.A1">
          <table:help-message table:title="Tipo da Manutenção na Função" table:display="fals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table:table-column table:style-name="co1" table:number-columns-repeated="7" table:default-cell-style-name="ce50"/>
        <table:table-column table:style-name="co2" table:default-cell-style-name="ce50"/>
        <table:table-column table:style-name="co1" table:number-columns-repeated="2" table:default-cell-style-name="ce50"/>
        <table:table-column table:style-name="co3" table:default-cell-style-name="ce50"/>
        <table:table-column table:style-name="co1" table:number-columns-repeated="4" table:default-cell-style-name="ce50"/>
        <table:table-column table:style-name="co4" table:default-cell-style-name="ce50"/>
        <table:table-column table:style-name="co1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1" table:number-columns-repeated="9" table:default-cell-style-name="ce50"/>
        <table:table-column table:style-name="co1" table:visibility="collapse" table:number-columns-repeated="46" table:default-cell-style-name="ce50"/>
        <table:table-column table:style-name="co9" table:visibility="collapse" table:number-columns-repeated="948" table:default-cell-style-name="ce50"/>
        <table:table-row table:style-name="ro1" table:number-rows-repeated="3">
          <table:table-cell table:number-columns-repeated="1024"/>
        </table:table-row>
        <table:table-row table:style-name="ro2">
          <table:table-cell table:style-name="ce58" office:value-type="string" calcext:value-type="string" table:number-columns-spanned="28" table:number-rows-spanned="3">
            <text:p>Identificação da Contagem</text:p>
          </table: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Empresa</text:p>
          </table:table-cell>
          <table:covered-table-cell table:number-columns-repeated="4"/>
          <table:table-cell table:style-name="ce71" office:value-type="string" calcext:value-type="string" table:number-columns-spanned="12" table:number-rows-spanned="1">
            <text:p>LightBase Consultoria em Software Público</text:p>
          </table:table-cell>
          <table:covered-table-cell table:number-columns-repeated="11"/>
          <table:table-cell table:style-name="ce18" office:value-type="string" calcext:value-type="string" table:number-columns-spanned="2" table:number-rows-spanned="1">
            <text:p>R$/PF</text:p>
          </table:table-cell>
          <table:covered-table-cell/>
          <table:table-cell table:style-name="ce93" office:value-type="float" office:value="576" calcext:value-type="float">
            <text:p>576,00</text:p>
          </table:table-cell>
          <table:table-cell table:style-name="ce95" office:value-type="string" calcext:value-type="string" table:number-columns-spanned="2" table:number-rows-spanned="1">
            <text:p>Custo</text:p>
          </table:table-cell>
          <table:covered-table-cell/>
          <table:table-cell table:style-name="ce102" table:formula="of:=[.W8]*[.T7]" office:value-type="currency" office:currency="BRL" office:value="146620.8" calcext:value-type="currency" table:number-columns-spanned="6" table:number-rows-spanned="1">
            <text:p>R$146.620,80 </text:p>
          </table:table-cell>
          <table:covered-table-cell table:number-columns-repeated="5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Aplicação</text:p>
          </table:table-cell>
          <table:covered-table-cell table:number-columns-repeated="4"/>
          <table:table-cell table:style-name="ce11" office:value-type="string" calcext:value-type="string" table:number-columns-spanned="15" table:number-rows-spanned="1">
            <text:p>SINJ CADASTRO</text:p>
          </table:table-cell>
          <table:covered-table-cell table:number-columns-repeated="14"/>
          <table:table-cell table:style-name="ce95" office:value-type="string" calcext:value-type="string" table:number-columns-spanned="2" table:number-rows-spanned="1">
            <text:p>PF</text:p>
          </table:table-cell>
          <table:covered-table-cell/>
          <table:table-cell table:style-name="ce103" table:formula="of:=SUM([.Y14:.Y17])" office:value-type="float" office:value="254.55" calcext:value-type="float" table:number-columns-spanned="6" table:number-rows-spanned="1">
            <text:p>254,55 </text:p>
          </table:table-cell>
          <table:covered-table-cell table:number-columns-repeated="5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Projeto</text:p>
          </table:table-cell>
          <table:covered-table-cell table:number-columns-repeated="4"/>
          <table:table-cell table:style-name="ce11" office:value-type="string" calcext:value-type="string" table:number-columns-spanned="23" table:number-rows-spanned="1">
            <text:p>SINJ – DF</text:p>
          </table:table-cell>
          <table:covered-table-cell table:number-columns-repeated="22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Responsável</text:p>
          </table:table-cell>
          <table:covered-table-cell table:number-columns-repeated="4"/>
          <table:table-cell table:style-name="ce11" office:value-type="string" calcext:value-type="string" table:number-columns-spanned="15" table:number-rows-spanned="1">
            <text:p>João Henrique Ferreira</text:p>
          </table:table-cell>
          <table:covered-table-cell table:number-columns-repeated="14"/>
          <table:table-cell table:style-name="ce96" office:value-type="string" calcext:value-type="string" table:number-columns-spanned="3" table:number-rows-spanned="1">
            <text:p>Criação</text:p>
          </table:table-cell>
          <table:covered-table-cell table:number-columns-repeated="2"/>
          <table:table-cell table:style-name="ce108" office:value-type="date" office:date-value="2019-08-13" calcext:value-type="date" table:number-columns-spanned="5" table:number-rows-spanned="1">
            <text:p>13/08/2019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Revisor</text:p>
          </table:table-cell>
          <table:covered-table-cell table:number-columns-repeated="4"/>
          <table:table-cell table:style-name="ce11" table:number-columns-spanned="15" table:number-rows-spanned="1"/>
          <table:covered-table-cell table:number-columns-repeated="14"/>
          <table:table-cell table:style-name="ce96" office:value-type="string" calcext:value-type="string" table:number-columns-spanned="3" table:number-rows-spanned="1">
            <text:p>Revisão</text:p>
          </table:table-cell>
          <table:covered-table-cell table:number-columns-repeated="2"/>
          <table:table-cell table:style-name="ce108" table:number-columns-spanned="5" table:number-rows-spanned="1"/>
          <table:covered-table-cell table:number-columns-repeated="4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3">
          <table:table-cell table:style-name="ce61" office:value-type="string" calcext:value-type="string" table:number-columns-spanned="2" table:number-rows-spanned="5">
            <text:p>Tipo de contagem</text:p>
          </table:table-cell>
          <table:covered-table-cell/>
          <table:table-cell table:style-name="ce64" office:value-type="string" calcext:value-type="string" table:number-columns-spanned="9" table:number-rows-spanned="1">
            <text:p>Estimativa</text:p>
          </table:table-cell>
          <table:covered-table-cell table:number-columns-repeated="8"/>
          <table:table-cell table:style-name="ce75"/>
          <table:table-cell table:style-name="ce80" table:number-columns-repeated="2"/>
          <table:table-cell table:style-name="ce82" office:value-type="string" calcext:value-type="string" table:number-columns-spanned="2" table:number-rows-spanned="5">
            <text:p>Sumário</text:p>
          </table:table-cell>
          <table:covered-table-cell/>
          <table:table-cell table:style-name="ce18" office:value-type="string" calcext:value-type="string" table:number-columns-spanned="4" table:number-rows-spanned="1">
            <text:p>PF não Ajustado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Deflator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PF Local</text:p>
          </table:table-cell>
          <table:covered-table-cell table:number-columns-repeated="3"/>
          <table:table-cell table:style-name="ce110" table:number-columns-repeated="2"/>
          <table:table-cell table:number-columns-repeated="994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Projeto de Desenvolvimento</text:p>
          </table:table-cell>
          <table:covered-table-cell table:number-columns-repeated="8"/>
          <table:table-cell table:style-name="ce75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ADD</text:p>
          </table:table-cell>
          <table:covered-table-cell/>
          <table:table-cell table:style-name="ce91" table:formula="of:=[Sumário.E55]" office:value-type="float" office:value="190.8" calcext:value-type="float" table:number-columns-spanned="2" table:number-rows-spanned="1">
            <text:p>190,80 </text:p>
          </table:table-cell>
          <table:covered-table-cell/>
          <table:table-cell table:style-name="ce101" office:value-type="float" office:value="1" calcext:value-type="float" table:number-columns-spanned="4" table:number-rows-spanned="1">
            <text:p>1,00</text:p>
          </table:table-cell>
          <table:covered-table-cell table:number-columns-repeated="3"/>
          <table:table-cell table:style-name="ce109" table:formula="of:=[.S14]*[.U14]" office:value-type="float" office:value="190.8" calcext:value-type="float" table:number-columns-spanned="4" table:number-rows-spanned="1">
            <text:p>190,8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Projeto de Melhoria</text:p>
          </table:table-cell>
          <table:covered-table-cell table:number-columns-repeated="8"/>
          <table:table-cell table:style-name="ce76" office:value-type="string" calcext:value-type="string">
            <text:p>X</text:p>
          </table:table-cell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CHG</text:p>
          </table:table-cell>
          <table:covered-table-cell/>
          <table:table-cell table:style-name="ce91" table:formula="of:=[Sumário.E56]" office:value-type="float" office:value="85" calcext:value-type="float" table:number-columns-spanned="2" table:number-rows-spanned="1">
            <text:p>85,00 </text:p>
          </table:table-cell>
          <table:covered-table-cell/>
          <table:table-cell table:style-name="ce101" office:value-type="float" office:value="0.75" calcext:value-type="float" table:number-columns-spanned="4" table:number-rows-spanned="1">
            <text:p>0,75</text:p>
          </table:table-cell>
          <table:covered-table-cell table:number-columns-repeated="3"/>
          <table:table-cell table:style-name="ce109" table:formula="of:=[.S15]*[.U15]" office:value-type="float" office:value="63.75" calcext:value-type="float" table:number-columns-spanned="4" table:number-rows-spanned="1">
            <text:p>63,75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Aplicação ( Baseline )</text:p>
          </table:table-cell>
          <table:covered-table-cell table:number-columns-repeated="8"/>
          <table:table-cell table:style-name="ce76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DEL</text:p>
          </table:table-cell>
          <table:covered-table-cell/>
          <table:table-cell table:style-name="ce91" table:formula="of:=[Sumário.E57]" office:value-type="float" office:value="0" calcext:value-type="float" table:number-columns-spanned="2" table:number-rows-spanned="1">
            <text:p>-00 </text:p>
          </table:table-cell>
          <table:covered-table-cell/>
          <table:table-cell table:style-name="ce101" office:value-type="float" office:value="0.4" calcext:value-type="float" table:number-columns-spanned="4" table:number-rows-spanned="1">
            <text:p>0,40</text:p>
          </table:table-cell>
          <table:covered-table-cell table:number-columns-repeated="3"/>
          <table:table-cell table:style-name="ce109" table:formula="of:=[.S16]*[.U16]" office:value-type="float" office:value="0" calcext:value-type="float" table:number-columns-spanned="4" table:number-rows-spanned="1">
            <text:p>-0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7"/>
          <table:table-cell table:style-name="ce68" table:number-columns-repeated="8"/>
          <table:table-cell table:style-name="ce77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Outros</text:p>
          </table:table-cell>
          <table:covered-table-cell/>
          <table:table-cell table:style-name="ce91" table:formula="of:=[Sumário.E58]" office:value-type="float" office:value="0" calcext:value-type="float" table:number-columns-spanned="2" table:number-rows-spanned="1">
            <text:p>-00 </text:p>
          </table:table-cell>
          <table:covered-table-cell/>
          <table:table-cell table:style-name="ce101" office:value-type="float" office:value="0.6" calcext:value-type="float" table:number-columns-spanned="4" table:number-rows-spanned="1">
            <text:p>0,60</text:p>
          </table:table-cell>
          <table:covered-table-cell table:number-columns-repeated="3"/>
          <table:table-cell table:style-name="ce109" table:formula="of:=[.S17]*[.U17]" office:value-type="float" office:value="0" calcext:value-type="float" table:number-columns-spanned="4" table:number-rows-spanned="1">
            <text:p>-00 </text:p>
          </table:table-cell>
          <table:covered-table-cell table:number-columns-repeated="3"/>
          <table:table-cell table:number-columns-repeated="996"/>
        </table:table-row>
        <table:table-row table:style-name="ro2">
          <table:table-cell table:number-columns-repeated="17"/>
          <table:table-cell table:style-name="ce89"/>
          <table:table-cell table:number-columns-repeated="1006"/>
        </table:table-row>
        <table:table-row table:style-name="ro2">
          <table:table-cell/>
          <table:table-cell table:style-name="ce63" table:number-columns-repeated="2"/>
          <table:table-cell table:number-columns-repeated="2"/>
          <table:table-cell table:style-name="ce63" table:number-columns-repeated="4"/>
          <table:table-cell/>
          <table:table-cell table:style-name="ce73" office:value-type="string" calcext:value-type="string" table:number-columns-spanned="9" table:number-rows-spanned="1">
            <office:annotation draw:style-name="gr1" draw:text-style-name="P2" svg:width="56.62mm" svg:height="39.16mm" svg:x="108.66mm" svg:y="89.66mm" draw:caption-point-x="0.42mm" draw:caption-point-y="-9.36mm">
              <dc:date>2016-03-10T00:00:00</dc:date>
              <text:p text:style-name="P1"><text:span text:style-name="T1">O propósito de uma contagem de pontos de função, é fornecer uma resposta a um problema de negócios.</text:span></text:p>
              <text:p text:style-name="P1"><text:span text:style-name="T1">Este propósito : <text:s/></text:span></text:p>
              <text:p text:style-name="P1"><text:span text:style-name="T1">- Determina o tipo de contagem de pontos de função e o escopo da contagem necessária à obtenção da resposta da questão em análise;</text:span></text:p>
              <text:p text:style-name="P1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28" table:number-rows-spanned="15">
            <text:p>Estimar o custo para desenvolvimento de evolutivas do sistema SINJ.</text:p>
          </table: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73" office:value-type="string" calcext:value-type="string" table:number-columns-spanned="9" table:number-rows-spanned="1">
            <text:p>Escopo da Contagem</text:p>
          </table:table-cell>
          <table:covered-table-cell table:number-columns-repeated="8"/>
          <table:table-cell table:number-columns-repeated="1005"/>
        </table:table-row>
        <table:table-row table:style-name="ro2">
          <table:table-cell table:style-name="ce5" table:number-columns-spanned="28" table:number-rows-spanned="13"/>
          <table:covered-table-cell table:number-columns-repeated="27"/>
          <table:table-cell table:number-columns-repeated="996"/>
        </table:table-row>
        <table:table-row table:style-name="ro2">
          <table:covered-table-cell office:value-type="string" calcext:value-type="string">
            <text:p>4. Impedir a possibilidade de alteração dos campos do sistema após o prazo recursal;</text:p>
          </table:covered-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office:value-type="string" calcext:value-type="string">
            <text:p>5. Retirar do sistema as Coordenações que não possuem lotação de Procuradores (p. ex. CGA e CTI);</text:p>
          </table:covered-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1">
          <table:covered-table-cell office:value-type="string" calcext:value-type="string">
            <text:p>6. Ao lado dos campos, poderia existir algo como um botão de ajuda (que vemos em sites na internet representado pelo símbolo de interrogação "?"), com explicações sobre a inserção de dados.</text:p>
          </table:covered-table-cell>
          <table:covered-table-cell table:number-columns-repeated="27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2" table:number-rows-repeated="7">
          <table:table-cell table:number-columns-repeated="1024"/>
        </table:table-row>
        <table:table-row table:style-name="ro2" table:visibility="collapse" table:number-rows-repeated="46">
          <table:table-cell table:number-columns-repeated="1024"/>
        </table:table-row>
        <table:table-row table:style-name="ro2" table:visibility="collapse">
          <table:table-cell table:style-name="ce63" table:number-columns-repeated="10"/>
          <table:table-cell table:number-columns-repeated="1014"/>
        </table:table-row>
        <table:table-row table:style-name="ro2" table:visibility="collapse" table:number-rows-repeated="57">
          <table:table-cell table:number-columns-repeated="1024"/>
        </table:table-row>
        <table:table-row table:style-name="ro2" table:visibility="collapse">
          <table:table-cell table:style-name="ce63" table:number-columns-repeated="10"/>
          <table:table-cell table:number-columns-repeated="1014"/>
        </table:table-row>
        <table:table-row table:style-name="ro2" table:visibility="collapse" table:number-rows-repeated="56">
          <table:table-cell table:number-columns-repeated="1024"/>
        </table:table-row>
        <table:table-row table:style-name="ro1" table:visibility="collapse" table:number-rows-repeated="104835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Funções" table:style-name="ta2">
        <table:table-column table:style-name="co10" table:default-cell-style-name="ce32"/>
        <table:table-column table:style-name="co11" table:number-columns-repeated="3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visibility="collapse" table:number-columns-repeated="2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184"/>
        <table:table-column table:style-name="co21" table:default-cell-style-name="ce184"/>
        <table:table-column table:style-name="co22" table:default-cell-style-name="ce32"/>
        <table:table-column table:style-name="co23" table:visibility="collapse" table:default-cell-style-name="ce32"/>
        <table:table-column table:style-name="co8" table:visibility="collapse" table:number-columns-repeated="237" table:default-cell-style-name="ce32"/>
        <table:table-column table:style-name="co24" table:visibility="collapse" table:default-cell-style-name="ce32"/>
        <table:table-column table:style-name="co9" table:visibility="collapse" table:number-columns-repeated="767" table:default-cell-style-name="ce32"/>
        <table:table-column table:style-name="co25" table:visibility="collapse" table:default-cell-style-name="ce32"/>
        <table:table-row table:style-name="ro2">
          <table:table-cell table:style-name="ce188" office:value-type="string" calcext:value-type="string" table:number-columns-spanned="16" table:number-rows-spanned="3">
            <text:p>PPF - Planilha de Contagem de Ponto de Função </text:p>
          </table:table-cell>
          <table:covered-table-cell table:number-columns-repeated="15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covered-table-cell table:number-columns-repeated="16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covered-table-cell table:number-columns-repeated="16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table-cell table:style-name="ce33" table:formula="of:=[Contagem.A8]&amp;&quot; : &quot;&amp;[Contagem.F8]" office:value-type="string" office:string-value="Aplicação : SINJ CADASTRO" calcext:value-type="string" table:number-columns-spanned="5" table:number-rows-spanned="1">
            <text:p>Aplicação : SINJ CADASTRO</text:p>
          </table:table-cell>
          <table:covered-table-cell table:number-columns-repeated="4"/>
          <table:table-cell table:style-name="ce65" table:formula="of:=[Contagem.A9]&amp;&quot; : &quot;&amp;[Contagem.F9]" office:value-type="string" office:string-value="Projeto : SINJ – DF" calcext:value-type="string" table:number-columns-spanned="11" table:number-rows-spanned="1">
            <text:p>Projeto : SINJ – DF</text:p>
          </table:table-cell>
          <table:covered-table-cell table:number-columns-repeated="10"/>
          <table:table-cell table:style-name="ce98"/>
          <table:table-cell table:style-name="ce105"/>
          <table:table-cell table:style-name="ce50" table:number-columns-repeated="1006"/>
        </table:table-row>
        <table:table-row table:style-name="ro2">
          <table:table-cell table:style-name="ce35" table:formula="of:=[Contagem.A10]&amp;&quot; : &quot;&amp;[Contagem.F10]" office:value-type="string" office:string-value="Responsável : João Henrique Ferreira" calcext:value-type="string" table:number-columns-spanned="5" table:number-rows-spanned="1">
            <text:p>Responsável : João Henrique Ferreira</text:p>
          </table:table-cell>
          <table:covered-table-cell table:number-columns-repeated="4"/>
          <table:table-cell table:style-name="ce65" table:formula="of:=[Contagem.A11]&amp;&quot; : &quot;&amp;[Contagem.F11]" office:value-type="string" office:string-value="Revisor : " calcext:value-type="string" table:number-columns-spanned="11" table:number-rows-spanned="1">
            <text:p>Revisor : </text:p>
          </table:table-cell>
          <table:covered-table-cell table:number-columns-repeated="10"/>
          <table:table-cell table:style-name="ce98"/>
          <table:table-cell table:style-name="ce106"/>
          <table:table-cell table:style-name="ce112" table:number-columns-repeated="1006"/>
        </table:table-row>
        <table:table-row table:style-name="ro2">
          <table:table-cell table:style-name="ce35" table:formula="of:=[Contagem.A7]&amp;&quot; : &quot;&amp;[Contagem.F7]" office:value-type="string" office:string-value="Empresa : LightBase Consultoria em Software Público" calcext:value-type="string" table:number-columns-spanned="4" table:number-rows-spanned="1">
            <text:p>Empresa : LightBase Consultoria em Software Público</text:p>
          </table:table-cell>
          <table:covered-table-cell table:number-columns-repeated="3"/>
          <table:table-cell table:style-name="ce33" table:formula="of:=[Contagem.R7]&amp;&quot; = &quot;&amp;VALUE([Contagem.T7])" office:value-type="string" office:string-value="R$/PF = 576" calcext:value-type="string" table:number-columns-spanned="2" table:number-rows-spanned="1">
            <text:p>R$/PF = 576</text:p>
          </table:table-cell>
          <table:covered-table-cell/>
          <table:table-cell table:style-name="ce65" table:formula="of:=&quot; Custo= &quot;&amp;DOLLAR([Contagem.W7])" office:value-type="string" office:string-value=" Custo= R$ 146.620,80" calcext:value-type="string" table:number-columns-spanned="6" table:number-rows-spanned="1">
            <text:p><text:s/>Custo= R$ 146.620,80</text:p>
          </table:table-cell>
          <table:covered-table-cell table:number-columns-repeated="5"/>
          <table:table-cell table:style-name="ce90" table:formula="of:=&quot;PF  = &quot;&amp;VALUE([Contagem.W8])" office:value-type="string" office:string-value="PF  = 254,55" calcext:value-type="string" table:number-columns-spanned="2" table:number-rows-spanned="1">
            <text:p>PF <text:s/>= 254,55</text:p>
          </table:table-cell>
          <table:covered-table-cell/>
          <table:table-cell table:style-name="ce78" table:number-columns-spanned="2" table:number-rows-spanned="1"/>
          <table:covered-table-cell/>
          <table:table-cell table:style-name="ce99"/>
          <table:table-cell table:style-name="ce106"/>
          <table:table-cell table:style-name="ce112" table:number-columns-repeated="1006"/>
        </table:table-row>
        <table:table-row table:style-name="ro2">
          <table:table-cell table:style-name="ce34" office:value-type="string" calcext:value-type="string" table:number-columns-spanned="5" table:number-rows-spanned="1">
            <office:annotation draw:style-name="gr1" draw:text-style-name="P2" svg:width="49.48mm" svg:height="19.05mm" svg:x="82.02mm" svg:y="25.39mm" draw:caption-point-x="-3.81mm" draw:caption-point-y="0.11mm">
              <dc:date>2016-03-10T00:00:00</dc:date>
              <text:p text:style-name="P1"><text:span text:style-name="T1">O processo é a menor unidade de atividade significativa para o usuário?</text:span></text:p>
              <text:p text:style-name="P1"><text:span text:style-name="T1"/></text:p>
              <text:p text:style-name="P1"><text:span text:style-name="T1">É auto-contido e deixa o negócio da aplicação em um estado consistente?</text:span></text:p>
            </office:annotation>
            <text:p>Processo Elementar ou Grupo de Dados</text:p>
          </table:table-cell>
          <table:covered-table-cell table:number-columns-repeated="4"/>
          <table:table-cell table:style-name="ce46" office:value-type="string" calcext:value-type="string">
            <office:annotation draw:style-name="gr1" draw:text-style-name="P2" svg:width="41.01mm" svg:height="7.94mm" svg:x="205.74mm" svg:y="22.74mm" draw:caption-point-x="-111.23mm" draw:caption-point-y="2.76mm">
              <dc:date>2016-03-10T00:00:00</dc:date>
              <text:p text:style-name="P1"><text:span text:style-name="T1">Tipo de Função:</text:span></text:p>
              <text:p text:style-name="P1"><text:span text:style-name="T1">ALI, AIE, EE, SE, CE</text:span></text:p>
            </office:annotation>
            <text:p>Tipo</text:p>
          </table:table-cell>
          <table:table-cell table:style-name="ce46" office:value-type="string" calcext:value-type="string">
            <office:annotation draw:style-name="gr1" draw:text-style-name="P2" svg:width="85.2mm" svg:height="12.44mm" svg:x="67.56mm" svg:y="32.8mm" draw:caption-point-x="44.08mm" draw:caption-point-y="-7.3mm">
              <dc:date>2016-03-10T00:00:00</dc:date>
              <text:p text:style-name="P1"><text:span text:style-name="T2">Tipo de Manutenção na função:</text:span></text:p>
              <text:p text:style-name="P1"><text:span text:style-name="T2"/></text:p>
              <text:p text:style-name="P1"><text:span text:style-name="T2">I</text:span><text:span text:style-name="T1"> -Inclusão <text:s/></text:span><text:span text:style-name="T2">A</text:span><text:span text:style-name="T1"> - Alteração <text:s/></text:span><text:span text:style-name="T2">E</text:span><text:span text:style-name="T1"> - Exclusão <text:s/></text:span><text:span text:style-name="T2">T</text:span><text:span text:style-name="T1">- Teste</text:span></text:p>
            </office:annotation>
            <text:p>(I/A/E/T)</text:p>
          </table:table-cell>
          <table:table-cell table:style-name="ce69" office:value-type="string" calcext:value-type="string">
            <office:annotation draw:style-name="gr1" draw:text-style-name="P2" svg:width="12.96mm" svg:height="4.76mm" svg:x="115.44mm" svg:y="21.16mm" draw:caption-point-x="7.31mm" draw:caption-point-y="4.34mm">
              <dc:date>2016-03-10T00:00:00</dc:date>
              <text:p text:style-name="P1"><text:span text:style-name="T1">Tipos de Dados (DETs)</text:span></text:p>
            </office:annotation>
            <text:p>TD</text:p>
          </table:table-cell>
          <table:table-cell table:style-name="ce69" office:value-type="string" calcext:value-type="string">
            <office:annotation draw:style-name="gr1" draw:text-style-name="P2" svg:width="37.84mm" svg:height="6.88mm" svg:x="137.67mm" svg:y="18.25mm" draw:caption-point-x="0.16mm" draw:caption-point-y="7.25mm">
              <dc:date>2016-03-10T00:00:00</dc:date>
              <text:p text:style-name="P1"><text:span text:style-name="T1">Arquivos Referenciados/ Tipos de Registro</text:span></text:p>
            </office:annotation>
            <text:p>AR/TR</text:p>
          </table:table-cell>
          <table:table-cell table:style-name="ce69" office:value-type="string" calcext:value-type="string">
            <text:p>ctl</text:p>
          </table:table-cell>
          <table:table-cell table:style-name="ce69" office:value-type="string" calcext:value-type="string">
            <text:p>C</text:p>
          </table:table-cell>
          <table:table-cell table:style-name="ce69" office:value-type="string" calcext:value-type="string">
            <text:p>Complex.</text:p>
          </table:table-cell>
          <table:table-cell table:style-name="ce69" office:value-type="string" calcext:value-type="string">
            <text:p>PF</text:p>
          </table:table-cell>
          <table:table-cell table:style-name="ce69" office:value-type="string" calcext:value-type="string">
            <text:p>PF Local</text:p>
          </table:table-cell>
          <table:table-cell table:style-name="ce79" office:value-type="string" calcext:value-type="string" table:number-columns-spanned="2" table:number-rows-spanned="1">
            <text:p>Observações</text:p>
          </table:table-cell>
          <table:covered-table-cell/>
          <table:table-cell table:style-name="ce100"/>
          <table:table-cell table:style-name="ce107"/>
          <table:table-cell table:style-name="ce113" table:number-columns-repeated="1006"/>
        </table:table-row>
        <table:table-row table:style-name="ro2">
          <table:table-cell table:style-name="ce39" office:value-type="string" calcext:value-type="string" table:number-columns-spanned="16" table:number-rows-spanned="1">
            <text:p>Funções de Dados</text:p>
          </table:table-cell>
          <table:covered-table-cell table:number-columns-repeated="4" table:style-name="ce47"/>
          <table:covered-table-cell table:number-columns-repeated="2" table:style-name="ce83"/>
          <table:covered-table-cell table:number-columns-repeated="7" table:style-name="ce179"/>
          <table:covered-table-cell table:style-name="ce203"/>
          <table:covered-table-cell table:style-name="ce213"/>
          <table:table-cell table:style-name="ce223"/>
          <table:table-cell table:style-name="ce231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Norma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ALI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9];[.K9])" office:value-type="string" office:string-value="ALIL" calcext:value-type="string">
            <text:p>ALIL</text:p>
          </table:table-cell>
          <table:table-cell table:style-name="ce62" table:formula="of:=IF(OR(ISBLANK([.H9]);ISBLANK([.I9]));IF(OR([.F9]=&quot;ALI&quot;;[.F9]=&quot;AIE&quot;);&quot;L&quot;;IF(ISBLANK([.F9]);&quot;&quot;;&quot;A&quot;));IF([.F9]=&quot;EE&quot;;IF([.I9]&gt;=3;IF([.H9]&gt;=5;&quot;H&quot;;&quot;A&quot;);IF([.I9]&gt;=2;IF([.H9]&gt;=16;&quot;H&quot;;IF([.H9]&lt;=4;&quot;L&quot;;&quot;A&quot;));IF([.H9]&lt;=15;&quot;L&quot;;&quot;A&quot;)));IF(OR([.F9]=&quot;SE&quot;;[.F9]=&quot;CE&quot;);IF([.I9]&gt;=4;IF([.H9]&gt;=6;&quot;H&quot;;&quot;A&quot;);IF([.I9]&gt;=2;IF([.H9]&gt;=20;&quot;H&quot;;IF([.H9]&lt;=5;&quot;L&quot;;&quot;A&quot;));IF([.H9]&lt;=19;&quot;L&quot;;&quot;A&quot;)));IF(OR([.F9]=&quot;ALI&quot;;[.F9]=&quot;AIE&quot;);IF([.I9]&gt;=6;IF([.H9]&gt;=20;&quot;H&quot;;&quot;A&quot;);IF([.I9]&gt;=2;IF([.H9]&gt;=51;&quot;H&quot;;IF([.H9]&lt;=19;&quot;L&quot;;&quot;A&quot;));IF([.H9]&lt;=50;&quot;L&quot;;&quot;A&quot;)))))))" office:value-type="string" office:string-value="L" calcext:value-type="string">
            <text:p>L</text:p>
          </table:table-cell>
          <table:table-cell table:style-name="ce62" table:formula="of:=IF([.K9]=&quot;L&quot;;&quot;Baixa&quot;;IF([.K9]=&quot;A&quot;;&quot;Média&quot;;IF([.K9]=&quot;&quot;;&quot;&quot;;&quot;Alta&quot;)))" office:value-type="string" office:string-value="Baixa" calcext:value-type="string">
            <text:p>Baixa</text:p>
          </table:table-cell>
          <table:table-cell table:style-name="ce166" table:formula="of:=IF(ISBLANK([.F9]);&quot;&quot;;IF([.F9]=&quot;ALI&quot;;IF([.K9]=&quot;L&quot;;7;IF([.K9]=&quot;A&quot;;10;15));IF([.F9]=&quot;AIE&quot;;IF([.K9]=&quot;L&quot;;5;IF([.K9]=&quot;A&quot;;7;10));IF([.F9]=&quot;SE&quot;;IF([.K9]=&quot;L&quot;;4;IF([.K9]=&quot;A&quot;;5;7));IF(OR([.F9]=&quot;EE&quot;;[.F9]=&quot;CE&quot;);IF([.K9]=&quot;L&quot;;3;IF([.K9]=&quot;A&quot;;4;6)))))))" office:value-type="float" office:value="7" calcext:value-type="float">
            <text:p>7</text:p>
          </table:table-cell>
          <table:table-cell table:style-name="ce196" table:formula="of:=IF([.G9]=&quot;I&quot;;[.M9]*[Contagem.$U$14];IF([.G9]=&quot;E&quot;;[.M9]*[Contagem.$U$16];IF([.G9]=&quot;A&quot;;[.M9]*[Contagem.$U$15];IF([.G9]=&quot;T&quot;;[.M9]*[Contagem.$U$17];&quot;&quot;))))" office:value-type="float" office:value="5.25" calcext:value-type="float">
            <text:p>5,25</text:p>
          </table:table-cell>
          <table:table-cell table:style-name="ce190" table:number-columns-spanned="2" table:number-rows-spanned="1"/>
          <table:covered-table-cell table:style-name="ce198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Diári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ALI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0];[.K10])" office:value-type="string" office:string-value="ALIL" calcext:value-type="string">
            <text:p>ALIL</text:p>
          </table:table-cell>
          <table:table-cell table:style-name="ce62" table:formula="of:=IF(OR(ISBLANK([.H10]);ISBLANK([.I10]));IF(OR([.F10]=&quot;ALI&quot;;[.F10]=&quot;AIE&quot;);&quot;L&quot;;IF(ISBLANK([.F10]);&quot;&quot;;&quot;A&quot;));IF([.F10]=&quot;EE&quot;;IF([.I10]&gt;=3;IF([.H10]&gt;=5;&quot;H&quot;;&quot;A&quot;);IF([.I10]&gt;=2;IF([.H10]&gt;=16;&quot;H&quot;;IF([.H10]&lt;=4;&quot;L&quot;;&quot;A&quot;));IF([.H10]&lt;=15;&quot;L&quot;;&quot;A&quot;)));IF(OR([.F10]=&quot;SE&quot;;[.F10]=&quot;CE&quot;);IF([.I10]&gt;=4;IF([.H10]&gt;=6;&quot;H&quot;;&quot;A&quot;);IF([.I10]&gt;=2;IF([.H10]&gt;=20;&quot;H&quot;;IF([.H10]&lt;=5;&quot;L&quot;;&quot;A&quot;));IF([.H10]&lt;=19;&quot;L&quot;;&quot;A&quot;)));IF(OR([.F10]=&quot;ALI&quot;;[.F10]=&quot;AIE&quot;);IF([.I10]&gt;=6;IF([.H10]&gt;=20;&quot;H&quot;;&quot;A&quot;);IF([.I10]&gt;=2;IF([.H10]&gt;=51;&quot;H&quot;;IF([.H10]&lt;=19;&quot;L&quot;;&quot;A&quot;));IF([.H10]&lt;=50;&quot;L&quot;;&quot;A&quot;)))))))" office:value-type="string" office:string-value="L" calcext:value-type="string">
            <text:p>L</text:p>
          </table:table-cell>
          <table:table-cell table:style-name="ce62" table:formula="of:=IF([.K10]=&quot;L&quot;;&quot;Baixa&quot;;IF([.K10]=&quot;A&quot;;&quot;Média&quot;;IF([.K10]=&quot;&quot;;&quot;&quot;;&quot;Alta&quot;)))" office:value-type="string" office:string-value="Baixa" calcext:value-type="string">
            <text:p>Baixa</text:p>
          </table:table-cell>
          <table:table-cell table:style-name="ce166" table:formula="of:=IF(ISBLANK([.F10]);&quot;&quot;;IF([.F10]=&quot;ALI&quot;;IF([.K10]=&quot;L&quot;;7;IF([.K10]=&quot;A&quot;;10;15));IF([.F10]=&quot;AIE&quot;;IF([.K10]=&quot;L&quot;;5;IF([.K10]=&quot;A&quot;;7;10));IF([.F10]=&quot;SE&quot;;IF([.K10]=&quot;L&quot;;4;IF([.K10]=&quot;A&quot;;5;7));IF(OR([.F10]=&quot;EE&quot;;[.F10]=&quot;CE&quot;);IF([.K10]=&quot;L&quot;;3;IF([.K10]=&quot;A&quot;;4;6)))))))" office:value-type="float" office:value="7" calcext:value-type="float">
            <text:p>7</text:p>
          </table:table-cell>
          <table:table-cell table:style-name="ce196" table:formula="of:=IF([.G10]=&quot;I&quot;;[.M10]*[Contagem.$U$14];IF([.G10]=&quot;E&quot;;[.M10]*[Contagem.$U$16];IF([.G10]=&quot;A&quot;;[.M10]*[Contagem.$U$15];IF([.G10]=&quot;T&quot;;[.M10]*[Contagem.$U$17];&quot;&quot;))))" office:value-type="float" office:value="5.25" calcext:value-type="float">
            <text:p>5,25</text:p>
          </table:table-cell>
          <table:table-cell table:style-name="ce190" table:number-columns-spanned="2" table:number-rows-spanned="1"/>
          <table:covered-table-cell table:style-name="ce198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Citaçã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ALI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11];[.K11])" office:value-type="string" office:string-value="ALIL" calcext:value-type="string">
            <text:p>ALIL</text:p>
          </table:table-cell>
          <table:table-cell table:style-name="ce62" table:formula="of:=IF(OR(ISBLANK([.H11]);ISBLANK([.I11]));IF(OR([.F11]=&quot;ALI&quot;;[.F11]=&quot;AIE&quot;);&quot;L&quot;;IF(ISBLANK([.F11]);&quot;&quot;;&quot;A&quot;));IF([.F11]=&quot;EE&quot;;IF([.I11]&gt;=3;IF([.H11]&gt;=5;&quot;H&quot;;&quot;A&quot;);IF([.I11]&gt;=2;IF([.H11]&gt;=16;&quot;H&quot;;IF([.H11]&lt;=4;&quot;L&quot;;&quot;A&quot;));IF([.H11]&lt;=15;&quot;L&quot;;&quot;A&quot;)));IF(OR([.F11]=&quot;SE&quot;;[.F11]=&quot;CE&quot;);IF([.I11]&gt;=4;IF([.H11]&gt;=6;&quot;H&quot;;&quot;A&quot;);IF([.I11]&gt;=2;IF([.H11]&gt;=20;&quot;H&quot;;IF([.H11]&lt;=5;&quot;L&quot;;&quot;A&quot;));IF([.H11]&lt;=19;&quot;L&quot;;&quot;A&quot;)));IF(OR([.F11]=&quot;ALI&quot;;[.F11]=&quot;AIE&quot;);IF([.I11]&gt;=6;IF([.H11]&gt;=20;&quot;H&quot;;&quot;A&quot;);IF([.I11]&gt;=2;IF([.H11]&gt;=51;&quot;H&quot;;IF([.H11]&lt;=19;&quot;L&quot;;&quot;A&quot;));IF([.H11]&lt;=50;&quot;L&quot;;&quot;A&quot;)))))))" office:value-type="string" office:string-value="L" calcext:value-type="string">
            <text:p>L</text:p>
          </table:table-cell>
          <table:table-cell table:style-name="ce62" table:formula="of:=IF([.K11]=&quot;L&quot;;&quot;Baixa&quot;;IF([.K11]=&quot;A&quot;;&quot;Média&quot;;IF([.K11]=&quot;&quot;;&quot;&quot;;&quot;Alta&quot;)))" office:value-type="string" office:string-value="Baixa" calcext:value-type="string">
            <text:p>Baixa</text:p>
          </table:table-cell>
          <table:table-cell table:style-name="ce166" table:formula="of:=IF(ISBLANK([.F11]);&quot;&quot;;IF([.F11]=&quot;ALI&quot;;IF([.K11]=&quot;L&quot;;7;IF([.K11]=&quot;A&quot;;10;15));IF([.F11]=&quot;AIE&quot;;IF([.K11]=&quot;L&quot;;5;IF([.K11]=&quot;A&quot;;7;10));IF([.F11]=&quot;SE&quot;;IF([.K11]=&quot;L&quot;;4;IF([.K11]=&quot;A&quot;;5;7));IF(OR([.F11]=&quot;EE&quot;;[.F11]=&quot;CE&quot;);IF([.K11]=&quot;L&quot;;3;IF([.K11]=&quot;A&quot;;4;6)))))))" office:value-type="float" office:value="7" calcext:value-type="float">
            <text:p>7</text:p>
          </table:table-cell>
          <table:table-cell table:style-name="ce196" table:formula="of:=IF([.G11]=&quot;I&quot;;[.M11]*[Contagem.$U$14];IF([.G11]=&quot;E&quot;;[.M11]*[Contagem.$U$16];IF([.G11]=&quot;A&quot;;[.M11]*[Contagem.$U$15];IF([.G11]=&quot;T&quot;;[.M11]*[Contagem.$U$17];&quot;&quot;))))" office:value-type="float" office:value="5.25" calcext:value-type="float">
            <text:p>5,25</text:p>
          </table:table-cell>
          <table:table-cell table:style-name="ce190" table:number-columns-spanned="2" table:number-rows-spanned="1"/>
          <table:covered-table-cell table:style-name="ce198"/>
          <table:table-cell table:style-name="ce171"/>
          <table:table-cell table:style-name="ce177" table:number-columns-repeated="1007"/>
        </table:table-row>
        <table:table-row table:style-name="ro2">
          <table:table-cell table:style-name="ce39" office:value-type="string" calcext:value-type="string" table:number-columns-spanned="16" table:number-rows-spanned="1">
            <text:p>Funções de Transação</text:p>
          </table:table-cell>
          <table:covered-table-cell table:number-columns-repeated="4" table:style-name="ce47"/>
          <table:covered-table-cell table:number-columns-repeated="2" table:style-name="ce83"/>
          <table:covered-table-cell table:number-columns-repeated="7" table:style-name="ce179"/>
          <table:covered-table-cell table:style-name="ce203"/>
          <table:covered-table-cell table:style-name="ce213"/>
          <table:table-cell table:style-name="ce223"/>
          <table:table-cell table:style-name="ce231" table:number-columns-repeated="1007"/>
        </table:table-row>
        <table:table-row table:style-name="ro2">
          <table:table-cell table:style-name="ce39" office:value-type="string" calcext:value-type="string" table:number-columns-spanned="16" table:number-rows-spanned="1">
            <text:p>Apresentação textual do sistema.</text:p>
          </table:table-cell>
          <table:covered-table-cell table:number-columns-repeated="4" table:style-name="ce47"/>
          <table:covered-table-cell table:number-columns-repeated="2" table:style-name="ce83"/>
          <table:covered-table-cell table:number-columns-repeated="7" table:style-name="ce179"/>
          <table:covered-table-cell table:style-name="ce203"/>
          <table:covered-table-cell table:style-name="ce213"/>
          <table:table-cell table:style-name="ce223"/>
          <table:table-cell table:style-name="ce231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presentação textual (Sobre) - cosmética</text:p>
          </table:table-cell>
          <table:covered-table-cell table:number-columns-repeated="4" table:style-name="ce38"/>
          <table:table-cell table:style-name="ce74" table:content-validation-name="val1"/>
          <table:table-cell table:style-name="ce174" table:content-validation-name="val2" office:value-type="string" calcext:value-type="string">
            <text:p>I</text:p>
          </table:table-cell>
          <table:table-cell table:style-name="ce175" table:number-columns-repeated="2"/>
          <table:table-cell table:style-name="ce175" table:formula="of:=CONCATENATE([.F14];[.K14])">
            <text:p/>
          </table:table-cell>
          <table:table-cell table:style-name="ce197" table:formula="of:=IF(OR(ISBLANK([.H14]);ISBLANK([.I14]));IF(OR([.F14]=&quot;ALI&quot;;[.F14]=&quot;AIE&quot;);&quot;L&quot;;IF(ISBLANK([.F14]);&quot;&quot;;&quot;A&quot;));IF([.F14]=&quot;EE&quot;;IF([.I14]&gt;=3;IF([.H14]&gt;=5;&quot;H&quot;;&quot;A&quot;);IF([.I14]&gt;=2;IF([.H14]&gt;=16;&quot;H&quot;;IF([.H14]&lt;=4;&quot;L&quot;;&quot;A&quot;));IF([.H14]&lt;=15;&quot;L&quot;;&quot;A&quot;)));IF(OR([.F14]=&quot;SE&quot;;[.F14]=&quot;CE&quot;);IF([.I14]&gt;=4;IF([.H14]&gt;=6;&quot;H&quot;;&quot;A&quot;);IF([.I14]&gt;=2;IF([.H14]&gt;=20;&quot;H&quot;;IF([.H14]&lt;=5;&quot;L&quot;;&quot;A&quot;));IF([.H14]&lt;=19;&quot;L&quot;;&quot;A&quot;)));IF(OR([.F14]=&quot;ALI&quot;;[.F14]=&quot;AIE&quot;);IF([.I14]&gt;=6;IF([.H14]&gt;=20;&quot;H&quot;;&quot;A&quot;);IF([.I14]&gt;=2;IF([.H14]&gt;=51;&quot;H&quot;;IF([.H14]&lt;=19;&quot;L&quot;;&quot;A&quot;));IF([.H14]&lt;=50;&quot;L&quot;;&quot;A&quot;)))))))">
            <text:p/>
          </table:table-cell>
          <table:table-cell table:style-name="ce62"/>
          <table:table-cell table:style-name="ce175" office:value-type="float" office:value="0.6" calcext:value-type="float">
            <text:p>0,6</text:p>
          </table:table-cell>
          <table:table-cell table:style-name="ce206" office:value-type="float" office:value="0.6" calcext:value-type="float">
            <text:p>0,60</text:p>
          </table:table-cell>
          <table:table-cell table:style-name="ce190" office:value-type="string" calcext:value-type="string" table:number-columns-spanned="2" table:number-rows-spanned="1">
            <text:p>Tela com o texto (sobre)</text:p>
          </table:table-cell>
          <table:covered-table-cell table:style-name="ce111"/>
          <table:table-cell table:style-name="ce171"/>
          <table:table-cell table:style-name="ce177" table:number-columns-repeated="1007"/>
        </table:table-row>
        <table:table-row table:style-name="ro4">
          <table:table-cell table:style-name="ce60" office:value-type="string" calcext:value-type="string" table:number-columns-spanned="5" table:number-rows-spanned="1">
            <text:p>Apresentação textual (Base Legal) <text:s/>- cosmética</text:p>
          </table:table-cell>
          <table:covered-table-cell table:number-columns-repeated="4" table:style-name="ce38"/>
          <table:table-cell table:style-name="ce74" table:content-validation-name="val1"/>
          <table:table-cell table:style-name="ce174" table:content-validation-name="val2" office:value-type="string" calcext:value-type="string">
            <text:p>I</text:p>
          </table:table-cell>
          <table:table-cell table:style-name="ce175" table:number-columns-repeated="2"/>
          <table:table-cell table:style-name="ce175" table:formula="of:=CONCATENATE([.F15];[.K15])">
            <text:p/>
          </table:table-cell>
          <table:table-cell table:style-name="ce197" table:formula="of:=IF(OR(ISBLANK([.H15]);ISBLANK([.I15]));IF(OR([.F15]=&quot;ALI&quot;;[.F15]=&quot;AIE&quot;);&quot;L&quot;;IF(ISBLANK([.F15]);&quot;&quot;;&quot;A&quot;));IF([.F15]=&quot;EE&quot;;IF([.I15]&gt;=3;IF([.H15]&gt;=5;&quot;H&quot;;&quot;A&quot;);IF([.I15]&gt;=2;IF([.H15]&gt;=16;&quot;H&quot;;IF([.H15]&lt;=4;&quot;L&quot;;&quot;A&quot;));IF([.H15]&lt;=15;&quot;L&quot;;&quot;A&quot;)));IF(OR([.F15]=&quot;SE&quot;;[.F15]=&quot;CE&quot;);IF([.I15]&gt;=4;IF([.H15]&gt;=6;&quot;H&quot;;&quot;A&quot;);IF([.I15]&gt;=2;IF([.H15]&gt;=20;&quot;H&quot;;IF([.H15]&lt;=5;&quot;L&quot;;&quot;A&quot;));IF([.H15]&lt;=19;&quot;L&quot;;&quot;A&quot;)));IF(OR([.F15]=&quot;ALI&quot;;[.F15]=&quot;AIE&quot;);IF([.I15]&gt;=6;IF([.H15]&gt;=20;&quot;H&quot;;&quot;A&quot;);IF([.I15]&gt;=2;IF([.H15]&gt;=51;&quot;H&quot;;IF([.H15]&lt;=19;&quot;L&quot;;&quot;A&quot;));IF([.H15]&lt;=50;&quot;L&quot;;&quot;A&quot;)))))))">
            <text:p/>
          </table:table-cell>
          <table:table-cell table:style-name="ce62"/>
          <table:table-cell table:style-name="ce175" office:value-type="float" office:value="0.6" calcext:value-type="float">
            <text:p>0,6</text:p>
          </table:table-cell>
          <table:table-cell table:style-name="ce206" office:value-type="float" office:value="0.6" calcext:value-type="float">
            <text:p>0,60</text:p>
          </table:table-cell>
          <table:table-cell table:style-name="ce190" office:value-type="string" calcext:value-type="string" table:number-columns-spanned="2" table:number-rows-spanned="1">
            <text:p>Tela com o texto (Base Legal)</text:p>
          </table:table-cell>
          <table:covered-table-cell table:style-name="ce111"/>
          <table:table-cell table:style-name="ce171"/>
          <table:table-cell table:style-name="ce177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presentação textual (Manual) <text:s/>- cosmética</text:p>
          </table:table-cell>
          <table:covered-table-cell table:number-columns-repeated="4" table:style-name="Default"/>
          <table:table-cell table:style-name="ce74" table:content-validation-name="val1"/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16];[.K16])">
            <text:p/>
          </table:table-cell>
          <table:table-cell table:style-name="ce62" table:formula="of:=IF(OR(ISBLANK([.H16]);ISBLANK([.I16]));IF(OR([.F16]=&quot;ALI&quot;;[.F16]=&quot;AIE&quot;);&quot;L&quot;;IF(ISBLANK([.F16]);&quot;&quot;;&quot;A&quot;));IF([.F16]=&quot;EE&quot;;IF([.I16]&gt;=3;IF([.H16]&gt;=5;&quot;H&quot;;&quot;A&quot;);IF([.I16]&gt;=2;IF([.H16]&gt;=16;&quot;H&quot;;IF([.H16]&lt;=4;&quot;L&quot;;&quot;A&quot;));IF([.H16]&lt;=15;&quot;L&quot;;&quot;A&quot;)));IF(OR([.F16]=&quot;SE&quot;;[.F16]=&quot;CE&quot;);IF([.I16]&gt;=4;IF([.H16]&gt;=6;&quot;H&quot;;&quot;A&quot;);IF([.I16]&gt;=2;IF([.H16]&gt;=20;&quot;H&quot;;IF([.H16]&lt;=5;&quot;L&quot;;&quot;A&quot;));IF([.H16]&lt;=19;&quot;L&quot;;&quot;A&quot;)));IF(OR([.F16]=&quot;ALI&quot;;[.F16]=&quot;AIE&quot;);IF([.I16]&gt;=6;IF([.H16]&gt;=20;&quot;H&quot;;&quot;A&quot;);IF([.I16]&gt;=2;IF([.H16]&gt;=51;&quot;H&quot;;IF([.H16]&lt;=19;&quot;L&quot;;&quot;A&quot;));IF([.H16]&lt;=50;&quot;L&quot;;&quot;A&quot;)))))))">
            <text:p/>
          </table:table-cell>
          <table:table-cell table:style-name="ce62"/>
          <table:table-cell table:style-name="ce166" office:value-type="float" office:value="0.6" calcext:value-type="float">
            <text:p>0,6</text:p>
          </table:table-cell>
          <table:table-cell table:style-name="ce206" office:value-type="float" office:value="0.6" calcext:value-type="float">
            <text:p>0,60</text:p>
          </table:table-cell>
          <table:table-cell table:style-name="ce190" office:value-type="string" calcext:value-type="string" table:number-columns-spanned="2" table:number-rows-spanned="1">
            <text:p>Tela com o texto (Manual)</text:p>
          </table:table-cell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presentação textual (Contribua com o Sinj) <text:s/>- cosmética</text:p>
          </table:table-cell>
          <table:covered-table-cell table:number-columns-repeated="4" table:style-name="Default"/>
          <table:table-cell table:style-name="ce74" table:content-validation-name="val1"/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3"/>
          <table:table-cell table:style-name="ce62" table:number-columns-repeated="2"/>
          <table:table-cell table:style-name="ce166" office:value-type="float" office:value="0.6" calcext:value-type="float">
            <text:p>0,6</text:p>
          </table:table-cell>
          <table:table-cell table:style-name="ce206" office:value-type="float" office:value="0.6" calcext:value-type="float">
            <text:p>0,60</text:p>
          </table:table-cell>
          <table:table-cell table:style-name="ce190" office:value-type="string" calcext:value-type="string" table:number-columns-spanned="2" table:number-rows-spanned="1">
            <text:p>Tela com texto (Contribua com sinj)</text:p>
          </table:table-cell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5">
          <table:table-cell table:style-name="ce60" office:value-type="string" calcext:value-type="string" table:number-columns-spanned="5" table:number-rows-spanned="1">
            <text:p>Apresentação textual (Texto informativo e institucional dos subcomitês do SINJ-DF) <text:s/>- cosmética</text:p>
          </table:table-cell>
          <table:covered-table-cell table:number-columns-repeated="4" table:style-name="Default"/>
          <table:table-cell table:style-name="ce74" table:content-validation-name="val1"/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3"/>
          <table:table-cell table:style-name="ce62"/>
          <table:table-cell table:style-name="ce62" table:formula="of:=IF([.K18]=&quot;L&quot;;&quot;Baixa&quot;;IF([.K18]=&quot;A&quot;;&quot;Média&quot;;IF([.K18]=&quot;&quot;;&quot;&quot;;&quot;Alta&quot;)))">
            <text:p/>
          </table:table-cell>
          <table:table-cell table:style-name="ce166" office:value-type="float" office:value="0.6" calcext:value-type="float">
            <text:p>0,6</text:p>
          </table:table-cell>
          <table:table-cell table:style-name="ce206" office:value-type="float" office:value="0.6" calcext:value-type="float">
            <text:p>0,60</text:p>
          </table:table-cell>
          <table:table-cell table:style-name="ce218" office:value-type="string" calcext:value-type="string" table:number-columns-spanned="2" table:number-rows-spanned="1">
            <text:p>Texto informativo e institucional dos Subcomitês do SINJ-DF.</text:p>
          </table:table-cell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42" office:value-type="string" calcext:value-type="string" table:number-columns-spanned="16" table:number-rows-spanned="1">
            <text:p>Reestruturação da Mensagem Notifique-me</text:p>
          </table:table-cell>
          <table:covered-table-cell table:number-columns-repeated="4" table:style-name="ce51"/>
          <table:covered-table-cell table:style-name="ce81" table:content-validation-name="val1"/>
          <table:covered-table-cell table:style-name="ce168" table:content-validation-name="val2"/>
          <table:covered-table-cell table:number-columns-repeated="3" table:style-name="ce81"/>
          <table:covered-table-cell table:number-columns-repeated="2" table:style-name="ce187"/>
          <table:covered-table-cell table:style-name="ce81"/>
          <table:covered-table-cell table:style-name="ce194"/>
          <table:covered-table-cell table:style-name="ce209"/>
          <table:covered-table-cell table:style-name="ce216"/>
          <table:table-cell table:style-name="ce227"/>
          <table:table-cell table:style-name="ce236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Consultar normas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0];[.K20])" office:value-type="string" office:string-value="CEA" calcext:value-type="string">
            <text:p>CEA</text:p>
          </table:table-cell>
          <table:table-cell table:style-name="ce62" table:formula="of:=IF(OR(ISBLANK([.H20]);ISBLANK([.I20]));IF(OR([.F20]=&quot;ALI&quot;;[.F20]=&quot;AIE&quot;);&quot;L&quot;;IF(ISBLANK([.F20]);&quot;&quot;;&quot;A&quot;));IF([.F20]=&quot;EE&quot;;IF([.I20]&gt;=3;IF([.H20]&gt;=5;&quot;H&quot;;&quot;A&quot;);IF([.I20]&gt;=2;IF([.H20]&gt;=16;&quot;H&quot;;IF([.H20]&lt;=4;&quot;L&quot;;&quot;A&quot;));IF([.H20]&lt;=15;&quot;L&quot;;&quot;A&quot;)));IF(OR([.F20]=&quot;SE&quot;;[.F20]=&quot;CE&quot;);IF([.I20]&gt;=4;IF([.H20]&gt;=6;&quot;H&quot;;&quot;A&quot;);IF([.I20]&gt;=2;IF([.H20]&gt;=20;&quot;H&quot;;IF([.H20]&lt;=5;&quot;L&quot;;&quot;A&quot;));IF([.H20]&lt;=19;&quot;L&quot;;&quot;A&quot;)));IF(OR([.F20]=&quot;ALI&quot;;[.F20]=&quot;AIE&quot;);IF([.I20]&gt;=6;IF([.H20]&gt;=20;&quot;H&quot;;&quot;A&quot;);IF([.I20]&gt;=2;IF([.H20]&gt;=51;&quot;H&quot;;IF([.H20]&lt;=19;&quot;L&quot;;&quot;A&quot;));IF([.H20]&lt;=50;&quot;L&quot;;&quot;A&quot;)))))))" office:value-type="string" office:string-value="A" calcext:value-type="string">
            <text:p>A</text:p>
          </table:table-cell>
          <table:table-cell table:style-name="ce62" table:formula="of:=IF([.K20]=&quot;L&quot;;&quot;Baixa&quot;;IF([.K20]=&quot;A&quot;;&quot;Média&quot;;IF([.K20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0]);&quot;&quot;;IF([.F20]=&quot;ALI&quot;;IF([.K20]=&quot;L&quot;;7;IF([.K20]=&quot;A&quot;;10;15));IF([.F20]=&quot;AIE&quot;;IF([.K20]=&quot;L&quot;;5;IF([.K20]=&quot;A&quot;;7;10));IF([.F20]=&quot;SE&quot;;IF([.K20]=&quot;L&quot;;4;IF([.K20]=&quot;A&quot;;5;7));IF(OR([.F20]=&quot;EE&quot;;[.F20]=&quot;CE&quot;);IF([.K20]=&quot;L&quot;;3;IF([.K20]=&quot;A&quot;;4;6)))))))" office:value-type="float" office:value="4" calcext:value-type="float">
            <text:p>4</text:p>
          </table:table-cell>
          <table:table-cell table:style-name="ce196" table:formula="of:=IF([.G20]=&quot;I&quot;;[.M20]*[Contagem.$U$14];IF([.G20]=&quot;E&quot;;[.M20]*[Contagem.$U$16];IF([.G20]=&quot;A&quot;;[.M20]*[Contagem.$U$15];IF([.G20]=&quot;T&quot;;[.M20]*[Contagem.$U$17];&quot;&quot;))))" office:value-type="float" office:value="3" calcext:value-type="float">
            <text:p>3,00</text:p>
          </table:table-cell>
          <table:table-cell table:style-name="ce193" table:number-columns-spanned="2" table:number-rows-spanned="2"/>
          <table:covered-table-cell table:style-name="ce198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Enviar e-mail notifique-me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1];[.K21])" office:value-type="string" office:string-value="CEA" calcext:value-type="string">
            <text:p>CEA</text:p>
          </table:table-cell>
          <table:table-cell table:style-name="ce62" table:formula="of:=IF(OR(ISBLANK([.H21]);ISBLANK([.I21]));IF(OR([.F21]=&quot;ALI&quot;;[.F21]=&quot;AIE&quot;);&quot;L&quot;;IF(ISBLANK([.F21]);&quot;&quot;;&quot;A&quot;));IF([.F21]=&quot;EE&quot;;IF([.I21]&gt;=3;IF([.H21]&gt;=5;&quot;H&quot;;&quot;A&quot;);IF([.I21]&gt;=2;IF([.H21]&gt;=16;&quot;H&quot;;IF([.H21]&lt;=4;&quot;L&quot;;&quot;A&quot;));IF([.H21]&lt;=15;&quot;L&quot;;&quot;A&quot;)));IF(OR([.F21]=&quot;SE&quot;;[.F21]=&quot;CE&quot;);IF([.I21]&gt;=4;IF([.H21]&gt;=6;&quot;H&quot;;&quot;A&quot;);IF([.I21]&gt;=2;IF([.H21]&gt;=20;&quot;H&quot;;IF([.H21]&lt;=5;&quot;L&quot;;&quot;A&quot;));IF([.H21]&lt;=19;&quot;L&quot;;&quot;A&quot;)));IF(OR([.F21]=&quot;ALI&quot;;[.F21]=&quot;AIE&quot;);IF([.I21]&gt;=6;IF([.H21]&gt;=20;&quot;H&quot;;&quot;A&quot;);IF([.I21]&gt;=2;IF([.H21]&gt;=51;&quot;H&quot;;IF([.H21]&lt;=19;&quot;L&quot;;&quot;A&quot;));IF([.H21]&lt;=50;&quot;L&quot;;&quot;A&quot;)))))))" office:value-type="string" office:string-value="A" calcext:value-type="string">
            <text:p>A</text:p>
          </table:table-cell>
          <table:table-cell table:style-name="ce62" table:formula="of:=IF([.K21]=&quot;L&quot;;&quot;Baixa&quot;;IF([.K21]=&quot;A&quot;;&quot;Média&quot;;IF([.K21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1]);&quot;&quot;;IF([.F21]=&quot;ALI&quot;;IF([.K21]=&quot;L&quot;;7;IF([.K21]=&quot;A&quot;;10;15));IF([.F21]=&quot;AIE&quot;;IF([.K21]=&quot;L&quot;;5;IF([.K21]=&quot;A&quot;;7;10));IF([.F21]=&quot;SE&quot;;IF([.K21]=&quot;L&quot;;4;IF([.K21]=&quot;A&quot;;5;7));IF(OR([.F21]=&quot;EE&quot;;[.F21]=&quot;CE&quot;);IF([.K21]=&quot;L&quot;;3;IF([.K21]=&quot;A&quot;;4;6)))))))" office:value-type="float" office:value="4" calcext:value-type="float">
            <text:p>4</text:p>
          </table:table-cell>
          <table:table-cell table:style-name="ce196" table:formula="of:=IF([.G21]=&quot;I&quot;;[.M21]*[Contagem.$U$14];IF([.G21]=&quot;E&quot;;[.M21]*[Contagem.$U$16];IF([.G21]=&quot;A&quot;;[.M21]*[Contagem.$U$15];IF([.G21]=&quot;T&quot;;[.M21]*[Contagem.$U$17];&quot;&quot;))))" office:value-type="float" office:value="3" calcext:value-type="float">
            <text:p>3,00</text:p>
          </table:table-cell>
          <table:covered-table-cell table:style-name="ce190"/>
          <table:covered-table-cell table:style-name="ce198"/>
          <table:table-cell table:style-name="ce171"/>
          <table:table-cell table:style-name="ce177" table:number-columns-repeated="1007"/>
        </table:table-row>
        <table:table-row table:style-name="ro2">
          <table:table-cell table:style-name="ce42" office:value-type="string" calcext:value-type="string" table:number-columns-spanned="16" table:number-rows-spanned="1">
            <text:p>Criar campos com link</text:p>
          </table:table-cell>
          <table:covered-table-cell table:number-columns-repeated="4" table:style-name="ce51"/>
          <table:covered-table-cell table:style-name="ce81" table:content-validation-name="val1"/>
          <table:covered-table-cell table:style-name="ce168" table:content-validation-name="val2"/>
          <table:covered-table-cell table:number-columns-repeated="3" table:style-name="ce81"/>
          <table:covered-table-cell table:number-columns-repeated="2" table:style-name="ce187"/>
          <table:covered-table-cell table:style-name="ce81"/>
          <table:covered-table-cell table:style-name="ce194"/>
          <table:covered-table-cell table:style-name="ce209"/>
          <table:covered-table-cell table:style-name="ce216"/>
          <table:table-cell table:style-name="ce227"/>
          <table:table-cell table:style-name="ce236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Cadastrar Norma 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3];[.K23])" office:value-type="string" office:string-value="EEA" calcext:value-type="string">
            <text:p>EEA</text:p>
          </table:table-cell>
          <table:table-cell table:style-name="ce62" table:formula="of:=IF(OR(ISBLANK([.H23]);ISBLANK([.I23]));IF(OR([.F23]=&quot;ALI&quot;;[.F23]=&quot;AIE&quot;);&quot;L&quot;;IF(ISBLANK([.F23]);&quot;&quot;;&quot;A&quot;));IF([.F23]=&quot;EE&quot;;IF([.I23]&gt;=3;IF([.H23]&gt;=5;&quot;H&quot;;&quot;A&quot;);IF([.I23]&gt;=2;IF([.H23]&gt;=16;&quot;H&quot;;IF([.H23]&lt;=4;&quot;L&quot;;&quot;A&quot;));IF([.H23]&lt;=15;&quot;L&quot;;&quot;A&quot;)));IF(OR([.F23]=&quot;SE&quot;;[.F23]=&quot;CE&quot;);IF([.I23]&gt;=4;IF([.H23]&gt;=6;&quot;H&quot;;&quot;A&quot;);IF([.I23]&gt;=2;IF([.H23]&gt;=20;&quot;H&quot;;IF([.H23]&lt;=5;&quot;L&quot;;&quot;A&quot;));IF([.H23]&lt;=19;&quot;L&quot;;&quot;A&quot;)));IF(OR([.F23]=&quot;ALI&quot;;[.F23]=&quot;AIE&quot;);IF([.I23]&gt;=6;IF([.H23]&gt;=20;&quot;H&quot;;&quot;A&quot;);IF([.I23]&gt;=2;IF([.H23]&gt;=51;&quot;H&quot;;IF([.H23]&lt;=19;&quot;L&quot;;&quot;A&quot;));IF([.H23]&lt;=50;&quot;L&quot;;&quot;A&quot;)))))))" office:value-type="string" office:string-value="A" calcext:value-type="string">
            <text:p>A</text:p>
          </table:table-cell>
          <table:table-cell table:style-name="ce62" table:formula="of:=IF([.K23]=&quot;L&quot;;&quot;Baixa&quot;;IF([.K23]=&quot;A&quot;;&quot;Média&quot;;IF([.K23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3]);&quot;&quot;;IF([.F23]=&quot;ALI&quot;;IF([.K23]=&quot;L&quot;;7;IF([.K23]=&quot;A&quot;;10;15));IF([.F23]=&quot;AIE&quot;;IF([.K23]=&quot;L&quot;;5;IF([.K23]=&quot;A&quot;;7;10));IF([.F23]=&quot;SE&quot;;IF([.K23]=&quot;L&quot;;4;IF([.K23]=&quot;A&quot;;5;7));IF(OR([.F23]=&quot;EE&quot;;[.F23]=&quot;CE&quot;);IF([.K23]=&quot;L&quot;;3;IF([.K23]=&quot;A&quot;;4;6)))))))" office:value-type="float" office:value="4" calcext:value-type="float">
            <text:p>4</text:p>
          </table:table-cell>
          <table:table-cell table:style-name="ce196" table:formula="of:=IF([.G23]=&quot;I&quot;;[.M23]*[Contagem.$U$14];IF([.G23]=&quot;E&quot;;[.M23]*[Contagem.$U$16];IF([.G23]=&quot;A&quot;;[.M23]*[Contagem.$U$15];IF([.G23]=&quot;T&quot;;[.M23]*[Contagem.$U$17];&quot;&quot;))))" office:value-type="float" office:value="3" calcext:value-type="float">
            <text:p>3,00</text:p>
          </table:table-cell>
          <table:table-cell table:style-name="ce190" table:number-columns-spanned="2" table:number-rows-spanned="1"/>
          <table:covered-table-cell table:style-name="ce198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Alterar Norma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4];[.K24])" office:value-type="string" office:string-value="EEA" calcext:value-type="string">
            <text:p>EEA</text:p>
          </table:table-cell>
          <table:table-cell table:style-name="ce62" table:formula="of:=IF(OR(ISBLANK([.H24]);ISBLANK([.I24]));IF(OR([.F24]=&quot;ALI&quot;;[.F24]=&quot;AIE&quot;);&quot;L&quot;;IF(ISBLANK([.F24]);&quot;&quot;;&quot;A&quot;));IF([.F24]=&quot;EE&quot;;IF([.I24]&gt;=3;IF([.H24]&gt;=5;&quot;H&quot;;&quot;A&quot;);IF([.I24]&gt;=2;IF([.H24]&gt;=16;&quot;H&quot;;IF([.H24]&lt;=4;&quot;L&quot;;&quot;A&quot;));IF([.H24]&lt;=15;&quot;L&quot;;&quot;A&quot;)));IF(OR([.F24]=&quot;SE&quot;;[.F24]=&quot;CE&quot;);IF([.I24]&gt;=4;IF([.H24]&gt;=6;&quot;H&quot;;&quot;A&quot;);IF([.I24]&gt;=2;IF([.H24]&gt;=20;&quot;H&quot;;IF([.H24]&lt;=5;&quot;L&quot;;&quot;A&quot;));IF([.H24]&lt;=19;&quot;L&quot;;&quot;A&quot;)));IF(OR([.F24]=&quot;ALI&quot;;[.F24]=&quot;AIE&quot;);IF([.I24]&gt;=6;IF([.H24]&gt;=20;&quot;H&quot;;&quot;A&quot;);IF([.I24]&gt;=2;IF([.H24]&gt;=51;&quot;H&quot;;IF([.H24]&lt;=19;&quot;L&quot;;&quot;A&quot;));IF([.H24]&lt;=50;&quot;L&quot;;&quot;A&quot;)))))))" office:value-type="string" office:string-value="A" calcext:value-type="string">
            <text:p>A</text:p>
          </table:table-cell>
          <table:table-cell table:style-name="ce62" table:formula="of:=IF([.K24]=&quot;L&quot;;&quot;Baixa&quot;;IF([.K24]=&quot;A&quot;;&quot;Média&quot;;IF([.K24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4]);&quot;&quot;;IF([.F24]=&quot;ALI&quot;;IF([.K24]=&quot;L&quot;;7;IF([.K24]=&quot;A&quot;;10;15));IF([.F24]=&quot;AIE&quot;;IF([.K24]=&quot;L&quot;;5;IF([.K24]=&quot;A&quot;;7;10));IF([.F24]=&quot;SE&quot;;IF([.K24]=&quot;L&quot;;4;IF([.K24]=&quot;A&quot;;5;7));IF(OR([.F24]=&quot;EE&quot;;[.F24]=&quot;CE&quot;);IF([.K24]=&quot;L&quot;;3;IF([.K24]=&quot;A&quot;;4;6)))))))" office:value-type="float" office:value="4" calcext:value-type="float">
            <text:p>4</text:p>
          </table:table-cell>
          <table:table-cell table:style-name="ce196" table:formula="of:=IF([.G24]=&quot;I&quot;;[.M24]*[Contagem.$U$14];IF([.G24]=&quot;E&quot;;[.M24]*[Contagem.$U$16];IF([.G24]=&quot;A&quot;;[.M24]*[Contagem.$U$15];IF([.G24]=&quot;T&quot;;[.M24]*[Contagem.$U$17];&quot;&quot;))))" office:value-type="float" office:value="3" calcext:value-type="float">
            <text:p>3,00</text:p>
          </table:table-cell>
          <table:table-cell table:style-name="ce190" table:number-columns-spanned="2" table:number-rows-spanned="1"/>
          <table:covered-table-cell table:style-name="ce198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Detalhar Norma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25];[.K25])" office:value-type="string" office:string-value="CEA" calcext:value-type="string">
            <text:p>CEA</text:p>
          </table:table-cell>
          <table:table-cell table:style-name="ce62" table:formula="of:=IF(OR(ISBLANK([.H25]);ISBLANK([.I25]));IF(OR([.F25]=&quot;ALI&quot;;[.F25]=&quot;AIE&quot;);&quot;L&quot;;IF(ISBLANK([.F25]);&quot;&quot;;&quot;A&quot;));IF([.F25]=&quot;EE&quot;;IF([.I25]&gt;=3;IF([.H25]&gt;=5;&quot;H&quot;;&quot;A&quot;);IF([.I25]&gt;=2;IF([.H25]&gt;=16;&quot;H&quot;;IF([.H25]&lt;=4;&quot;L&quot;;&quot;A&quot;));IF([.H25]&lt;=15;&quot;L&quot;;&quot;A&quot;)));IF(OR([.F25]=&quot;SE&quot;;[.F25]=&quot;CE&quot;);IF([.I25]&gt;=4;IF([.H25]&gt;=6;&quot;H&quot;;&quot;A&quot;);IF([.I25]&gt;=2;IF([.H25]&gt;=20;&quot;H&quot;;IF([.H25]&lt;=5;&quot;L&quot;;&quot;A&quot;));IF([.H25]&lt;=19;&quot;L&quot;;&quot;A&quot;)));IF(OR([.F25]=&quot;ALI&quot;;[.F25]=&quot;AIE&quot;);IF([.I25]&gt;=6;IF([.H25]&gt;=20;&quot;H&quot;;&quot;A&quot;);IF([.I25]&gt;=2;IF([.H25]&gt;=51;&quot;H&quot;;IF([.H25]&lt;=19;&quot;L&quot;;&quot;A&quot;));IF([.H25]&lt;=50;&quot;L&quot;;&quot;A&quot;)))))))" office:value-type="string" office:string-value="A" calcext:value-type="string">
            <text:p>A</text:p>
          </table:table-cell>
          <table:table-cell table:style-name="ce62" table:formula="of:=IF([.K25]=&quot;L&quot;;&quot;Baixa&quot;;IF([.K25]=&quot;A&quot;;&quot;Média&quot;;IF([.K25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5]);&quot;&quot;;IF([.F25]=&quot;ALI&quot;;IF([.K25]=&quot;L&quot;;7;IF([.K25]=&quot;A&quot;;10;15));IF([.F25]=&quot;AIE&quot;;IF([.K25]=&quot;L&quot;;5;IF([.K25]=&quot;A&quot;;7;10));IF([.F25]=&quot;SE&quot;;IF([.K25]=&quot;L&quot;;4;IF([.K25]=&quot;A&quot;;5;7));IF(OR([.F25]=&quot;EE&quot;;[.F25]=&quot;CE&quot;);IF([.K25]=&quot;L&quot;;3;IF([.K25]=&quot;A&quot;;4;6)))))))" office:value-type="float" office:value="4" calcext:value-type="float">
            <text:p>4</text:p>
          </table:table-cell>
          <table:table-cell table:style-name="ce196" table:formula="of:=IF([.G25]=&quot;I&quot;;[.M25]*[Contagem.$U$14];IF([.G25]=&quot;E&quot;;[.M25]*[Contagem.$U$16];IF([.G25]=&quot;A&quot;;[.M25]*[Contagem.$U$15];IF([.G25]=&quot;T&quot;;[.M25]*[Contagem.$U$17];&quot;&quot;))))" office:value-type="float" office:value="3" calcext:value-type="float">
            <text:p>3,00</text:p>
          </table:table-cell>
          <table:table-cell table:style-name="ce190" table:number-columns-spanned="2" table:number-rows-spanned="1"/>
          <table:covered-table-cell table:style-name="ce198"/>
          <table:table-cell table:style-name="ce171"/>
          <table:table-cell table:style-name="ce177" table:number-columns-repeated="1007"/>
        </table:table-row>
        <table:table-row table:style-name="ro2">
          <table:table-cell table:style-name="ce43" office:value-type="string" calcext:value-type="string" table:number-columns-spanned="16" table:number-rows-spanned="1">
            <text:p>Contagem de cliques nas normas (Estatística de acesso para cada norma)</text:p>
          </table:table-cell>
          <table:covered-table-cell table:number-columns-repeated="4" table:style-name="ce51"/>
          <table:covered-table-cell table:style-name="ce81" table:content-validation-name="val1"/>
          <table:covered-table-cell table:style-name="ce168" table:content-validation-name="val2"/>
          <table:covered-table-cell table:number-columns-repeated="3" table:style-name="ce81"/>
          <table:covered-table-cell table:number-columns-repeated="2" table:style-name="ce187"/>
          <table:covered-table-cell table:style-name="ce81"/>
          <table:covered-table-cell table:style-name="ce194"/>
          <table:covered-table-cell table:style-name="ce209"/>
          <table:covered-table-cell table:style-name="ce216"/>
          <table:table-cell table:style-name="ce227"/>
          <table:table-cell table:style-name="ce236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Exibir ranking de acess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27];[.K27])" office:value-type="string" office:string-value="CEA" calcext:value-type="string">
            <text:p>CEA</text:p>
          </table:table-cell>
          <table:table-cell table:style-name="ce62" table:formula="of:=IF(OR(ISBLANK([.H27]);ISBLANK([.I27]));IF(OR([.F27]=&quot;ALI&quot;;[.F27]=&quot;AIE&quot;);&quot;L&quot;;IF(ISBLANK([.F27]);&quot;&quot;;&quot;A&quot;));IF([.F27]=&quot;EE&quot;;IF([.I27]&gt;=3;IF([.H27]&gt;=5;&quot;H&quot;;&quot;A&quot;);IF([.I27]&gt;=2;IF([.H27]&gt;=16;&quot;H&quot;;IF([.H27]&lt;=4;&quot;L&quot;;&quot;A&quot;));IF([.H27]&lt;=15;&quot;L&quot;;&quot;A&quot;)));IF(OR([.F27]=&quot;SE&quot;;[.F27]=&quot;CE&quot;);IF([.I27]&gt;=4;IF([.H27]&gt;=6;&quot;H&quot;;&quot;A&quot;);IF([.I27]&gt;=2;IF([.H27]&gt;=20;&quot;H&quot;;IF([.H27]&lt;=5;&quot;L&quot;;&quot;A&quot;));IF([.H27]&lt;=19;&quot;L&quot;;&quot;A&quot;)));IF(OR([.F27]=&quot;ALI&quot;;[.F27]=&quot;AIE&quot;);IF([.I27]&gt;=6;IF([.H27]&gt;=20;&quot;H&quot;;&quot;A&quot;);IF([.I27]&gt;=2;IF([.H27]&gt;=51;&quot;H&quot;;IF([.H27]&lt;=19;&quot;L&quot;;&quot;A&quot;));IF([.H27]&lt;=50;&quot;L&quot;;&quot;A&quot;)))))))" office:value-type="string" office:string-value="A" calcext:value-type="string">
            <text:p>A</text:p>
          </table:table-cell>
          <table:table-cell table:style-name="ce62" table:formula="of:=IF([.K27]=&quot;L&quot;;&quot;Baixa&quot;;IF([.K27]=&quot;A&quot;;&quot;Média&quot;;IF([.K27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7]);&quot;&quot;;IF([.F27]=&quot;ALI&quot;;IF([.K27]=&quot;L&quot;;7;IF([.K27]=&quot;A&quot;;10;15));IF([.F27]=&quot;AIE&quot;;IF([.K27]=&quot;L&quot;;5;IF([.K27]=&quot;A&quot;;7;10));IF([.F27]=&quot;SE&quot;;IF([.K27]=&quot;L&quot;;4;IF([.K27]=&quot;A&quot;;5;7));IF(OR([.F27]=&quot;EE&quot;;[.F27]=&quot;CE&quot;);IF([.K27]=&quot;L&quot;;3;IF([.K27]=&quot;A&quot;;4;6)))))))" office:value-type="float" office:value="4" calcext:value-type="float">
            <text:p>4</text:p>
          </table:table-cell>
          <table:table-cell table:style-name="ce196" table:formula="of:=IF([.G27]=&quot;I&quot;;[.M27]*[Contagem.$U$14];IF([.G27]=&quot;E&quot;;[.M27]*[Contagem.$U$16];IF([.G27]=&quot;A&quot;;[.M27]*[Contagem.$U$15];IF([.G27]=&quot;T&quot;;[.M27]*[Contagem.$U$17];&quot;&quot;))))" office:value-type="float" office:value="4" calcext:value-type="float">
            <text:p>4,00</text:p>
          </table:table-cell>
          <table:table-cell table:style-name="ce190" office:value-type="string" calcext:value-type="string" table:number-columns-spanned="2" table:number-rows-spanned="1">
            <text:p>Listar as normas mais acessadas por padrão </text:p>
          </table:table-cell>
          <table:covered-table-cell table:style-name="ce198"/>
          <table:table-cell table:style-name="ce171"/>
          <table:table-cell table:style-name="ce177" table:number-columns-repeated="1007"/>
        </table:table-row>
        <table:table-row table:style-name="ro5">
          <table:table-cell table:style-name="ce60" office:value-type="string" calcext:value-type="string" table:number-columns-spanned="5" table:number-rows-spanned="1">
            <text:p>Consultar acesso as normas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28];[.K28])" office:value-type="string" office:string-value="CEA" calcext:value-type="string">
            <text:p>CEA</text:p>
          </table:table-cell>
          <table:table-cell table:style-name="ce62" table:formula="of:=IF(OR(ISBLANK([.H28]);ISBLANK([.I28]));IF(OR([.F28]=&quot;ALI&quot;;[.F28]=&quot;AIE&quot;);&quot;L&quot;;IF(ISBLANK([.F28]);&quot;&quot;;&quot;A&quot;));IF([.F28]=&quot;EE&quot;;IF([.I28]&gt;=3;IF([.H28]&gt;=5;&quot;H&quot;;&quot;A&quot;);IF([.I28]&gt;=2;IF([.H28]&gt;=16;&quot;H&quot;;IF([.H28]&lt;=4;&quot;L&quot;;&quot;A&quot;));IF([.H28]&lt;=15;&quot;L&quot;;&quot;A&quot;)));IF(OR([.F28]=&quot;SE&quot;;[.F28]=&quot;CE&quot;);IF([.I28]&gt;=4;IF([.H28]&gt;=6;&quot;H&quot;;&quot;A&quot;);IF([.I28]&gt;=2;IF([.H28]&gt;=20;&quot;H&quot;;IF([.H28]&lt;=5;&quot;L&quot;;&quot;A&quot;));IF([.H28]&lt;=19;&quot;L&quot;;&quot;A&quot;)));IF(OR([.F28]=&quot;ALI&quot;;[.F28]=&quot;AIE&quot;);IF([.I28]&gt;=6;IF([.H28]&gt;=20;&quot;H&quot;;&quot;A&quot;);IF([.I28]&gt;=2;IF([.H28]&gt;=51;&quot;H&quot;;IF([.H28]&lt;=19;&quot;L&quot;;&quot;A&quot;));IF([.H28]&lt;=50;&quot;L&quot;;&quot;A&quot;)))))))" office:value-type="string" office:string-value="A" calcext:value-type="string">
            <text:p>A</text:p>
          </table:table-cell>
          <table:table-cell table:style-name="ce62" table:formula="of:=IF([.K28]=&quot;L&quot;;&quot;Baixa&quot;;IF([.K28]=&quot;A&quot;;&quot;Média&quot;;IF([.K28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28]);&quot;&quot;;IF([.F28]=&quot;ALI&quot;;IF([.K28]=&quot;L&quot;;7;IF([.K28]=&quot;A&quot;;10;15));IF([.F28]=&quot;AIE&quot;;IF([.K28]=&quot;L&quot;;5;IF([.K28]=&quot;A&quot;;7;10));IF([.F28]=&quot;SE&quot;;IF([.K28]=&quot;L&quot;;4;IF([.K28]=&quot;A&quot;;5;7));IF(OR([.F28]=&quot;EE&quot;;[.F28]=&quot;CE&quot;);IF([.K28]=&quot;L&quot;;3;IF([.K28]=&quot;A&quot;;4;6)))))))" office:value-type="float" office:value="4" calcext:value-type="float">
            <text:p>4</text:p>
          </table:table-cell>
          <table:table-cell table:style-name="ce196" table:formula="of:=IF([.G28]=&quot;I&quot;;[.M28]*[Contagem.$U$14];IF([.G28]=&quot;E&quot;;[.M28]*[Contagem.$U$16];IF([.G28]=&quot;A&quot;;[.M28]*[Contagem.$U$15];IF([.G28]=&quot;T&quot;;[.M28]*[Contagem.$U$17];&quot;&quot;))))" office:value-type="float" office:value="4" calcext:value-type="float">
            <text:p>4,00</text:p>
          </table:table-cell>
          <table:table-cell table:style-name="ce190" office:value-type="string" calcext:value-type="string" table:number-columns-spanned="2" table:number-rows-spanned="1">
            <text:p>Consultar a quantidade de acessos que a norma tem.</text:p>
          </table:table-cell>
          <table:covered-table-cell table:style-name="ce198"/>
          <table:table-cell table:style-name="ce171"/>
          <table:table-cell table:style-name="ce177" table:number-columns-repeated="1007"/>
        </table:table-row>
        <table:table-row table:style-name="ro2">
          <table:table-cell table:style-name="ce42" office:value-type="string" calcext:value-type="string" table:number-columns-spanned="16" table:number-rows-spanned="1">
            <text:p>Regulamentação da norma</text:p>
          </table:table-cell>
          <table:covered-table-cell table:number-columns-repeated="4" table:style-name="ce51"/>
          <table:covered-table-cell table:style-name="ce81" table:content-validation-name="val1"/>
          <table:covered-table-cell table:style-name="ce168" table:content-validation-name="val2"/>
          <table:covered-table-cell table:number-columns-repeated="3" table:style-name="ce81"/>
          <table:covered-table-cell table:number-columns-repeated="2" table:style-name="ce187"/>
          <table:covered-table-cell table:style-name="ce81"/>
          <table:covered-table-cell table:style-name="ce194"/>
          <table:covered-table-cell table:style-name="ce209"/>
          <table:covered-table-cell table:style-name="ce216"/>
          <table:table-cell table:style-name="ce227"/>
          <table:table-cell table:style-name="ce236" table:number-columns-repeated="1007"/>
        </table:table-row>
        <table:table-row table:style-name="ro2" table:visibility="collapse">
          <table:table-cell table:style-name="ce56" office:value-type="string" calcext:value-type="string" table:number-columns-spanned="5" table:number-rows-spanned="1">
            <text:p>Cadastrar Norma </text:p>
          </table:table-cell>
          <table:covered-table-cell table:number-columns-repeated="4" table:style-name="ce54"/>
          <table:table-cell table:style-name="ce74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90" table:number-columns-spanned="2" table:number-rows-spanned="1"/>
          <table:covered-table-cell table:style-name="ce198"/>
          <table:table-cell table:style-name="ce171"/>
          <table:table-cell table:style-name="ce177" table:number-columns-repeated="1007"/>
        </table:table-row>
        <table:table-row table:style-name="ro2" table:visibility="collapse">
          <table:table-cell table:style-name="ce56" office:value-type="string" calcext:value-type="string" table:number-columns-spanned="5" table:number-rows-spanned="1">
            <text:p>Editar Norma</text:p>
          </table:table-cell>
          <table:covered-table-cell table:number-columns-repeated="4" table:style-name="ce54"/>
          <table:table-cell table:style-name="ce74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90" table:number-columns-spanned="2" table:number-rows-spanned="1"/>
          <table:covered-table-cell table:style-name="ce198"/>
          <table:table-cell table:style-name="ce171"/>
          <table:table-cell table:style-name="ce177" table:number-columns-repeated="1007"/>
        </table:table-row>
        <table:table-row table:style-name="ro2" table:visibility="collapse">
          <table:table-cell table:style-name="ce56" office:value-type="string" calcext:value-type="string" table:number-columns-spanned="5" table:number-rows-spanned="1">
            <text:p>Detalhar Norma</text:p>
          </table:table-cell>
          <table:covered-table-cell table:number-columns-repeated="4" table:style-name="ce54"/>
          <table:table-cell table:style-name="ce74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90" table:number-columns-spanned="2" table:number-rows-spanned="1"/>
          <table:covered-table-cell table:style-name="ce198"/>
          <table:table-cell table:style-name="ce171"/>
          <table:table-cell table:style-name="ce177" table:number-columns-repeated="1007"/>
        </table:table-row>
        <table:table-row table:style-name="ro2">
          <table:table-cell table:style-name="ce66"/>
          <table:table-cell table:style-name="ce94" table:number-columns-repeated="4"/>
          <table:table-cell table:style-name="ce169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93" table:number-columns-spanned="2" table:number-rows-spanned="1"/>
          <table:covered-table-cell table:style-name="ce198"/>
          <table:table-cell table:style-name="ce171"/>
          <table:table-cell table:style-name="ce177" table:number-columns-repeated="1007"/>
        </table:table-row>
        <table:table-row table:style-name="ro1">
          <table:table-cell table:style-name="ce43" office:value-type="string" calcext:value-type="string" table:number-columns-spanned="16" table:number-rows-spanned="1">
            <text:p>Indexação</text:p>
          </table:table-cell>
          <table:covered-table-cell table:number-columns-repeated="4" table:style-name="ce51"/>
          <table:covered-table-cell table:style-name="ce81" table:content-validation-name="val1"/>
          <table:covered-table-cell table:style-name="ce168" table:content-validation-name="val2"/>
          <table:covered-table-cell table:number-columns-repeated="3" table:style-name="ce81"/>
          <table:covered-table-cell table:number-columns-repeated="2" table:style-name="ce187"/>
          <table:covered-table-cell table:style-name="ce81"/>
          <table:covered-table-cell table:style-name="ce194"/>
          <table:covered-table-cell table:style-name="ce209"/>
          <table:covered-table-cell table:style-name="ce216"/>
          <table:table-cell table:style-name="ce227"/>
          <table:table-cell table:style-name="ce236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Geral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5];[.K35])" office:value-type="string" office:string-value="SEA" calcext:value-type="string">
            <text:p>SEA</text:p>
          </table:table-cell>
          <table:table-cell table:style-name="ce62" table:formula="of:=IF(OR(ISBLANK([.H35]);ISBLANK([.I35]));IF(OR([.F35]=&quot;ALI&quot;;[.F35]=&quot;AIE&quot;);&quot;L&quot;;IF(ISBLANK([.F35]);&quot;&quot;;&quot;A&quot;));IF([.F35]=&quot;EE&quot;;IF([.I35]&gt;=3;IF([.H35]&gt;=5;&quot;H&quot;;&quot;A&quot;);IF([.I35]&gt;=2;IF([.H35]&gt;=16;&quot;H&quot;;IF([.H35]&lt;=4;&quot;L&quot;;&quot;A&quot;));IF([.H35]&lt;=15;&quot;L&quot;;&quot;A&quot;)));IF(OR([.F35]=&quot;SE&quot;;[.F35]=&quot;CE&quot;);IF([.I35]&gt;=4;IF([.H35]&gt;=6;&quot;H&quot;;&quot;A&quot;);IF([.I35]&gt;=2;IF([.H35]&gt;=20;&quot;H&quot;;IF([.H35]&lt;=5;&quot;L&quot;;&quot;A&quot;));IF([.H35]&lt;=19;&quot;L&quot;;&quot;A&quot;)));IF(OR([.F35]=&quot;ALI&quot;;[.F35]=&quot;AIE&quot;);IF([.I35]&gt;=6;IF([.H35]&gt;=20;&quot;H&quot;;&quot;A&quot;);IF([.I35]&gt;=2;IF([.H35]&gt;=51;&quot;H&quot;;IF([.H35]&lt;=19;&quot;L&quot;;&quot;A&quot;));IF([.H35]&lt;=50;&quot;L&quot;;&quot;A&quot;)))))))" office:value-type="string" office:string-value="A" calcext:value-type="string">
            <text:p>A</text:p>
          </table:table-cell>
          <table:table-cell table:style-name="ce62" table:formula="of:=IF([.K35]=&quot;L&quot;;&quot;Baixa&quot;;IF([.K35]=&quot;A&quot;;&quot;Média&quot;;IF([.K35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5]);&quot;&quot;;IF([.F35]=&quot;ALI&quot;;IF([.K35]=&quot;L&quot;;7;IF([.K35]=&quot;A&quot;;10;15));IF([.F35]=&quot;AIE&quot;;IF([.K35]=&quot;L&quot;;5;IF([.K35]=&quot;A&quot;;7;10));IF([.F35]=&quot;SE&quot;;IF([.K35]=&quot;L&quot;;4;IF([.K35]=&quot;A&quot;;5;7));IF(OR([.F35]=&quot;EE&quot;;[.F35]=&quot;CE&quot;);IF([.K35]=&quot;L&quot;;3;IF([.K35]=&quot;A&quot;;4;6)))))))" office:value-type="float" office:value="5" calcext:value-type="float">
            <text:p>5</text:p>
          </table:table-cell>
          <table:table-cell table:style-name="ce196" table:formula="of:=IF([.G35]=&quot;I&quot;;[.M35]*[Contagem.$U$14];IF([.G35]=&quot;E&quot;;[.M35]*[Contagem.$U$16];IF([.G35]=&quot;A&quot;;[.M35]*[Contagem.$U$15];IF([.G35]=&quot;T&quot;;[.M35]*[Contagem.$U$17];&quot;&quot;))))" office:value-type="float" office:value="3.75" calcext:value-type="float">
            <text:p>3,75</text:p>
          </table:table-cell>
          <table:table-cell table:style-name="ce190" table:number-columns-spanned="2" table:number-rows-spanned="1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de Normas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6];[.K36])" office:value-type="string" office:string-value="SEA" calcext:value-type="string">
            <text:p>SEA</text:p>
          </table:table-cell>
          <table:table-cell table:style-name="ce62" table:formula="of:=IF(OR(ISBLANK([.H36]);ISBLANK([.I36]));IF(OR([.F36]=&quot;ALI&quot;;[.F36]=&quot;AIE&quot;);&quot;L&quot;;IF(ISBLANK([.F36]);&quot;&quot;;&quot;A&quot;));IF([.F36]=&quot;EE&quot;;IF([.I36]&gt;=3;IF([.H36]&gt;=5;&quot;H&quot;;&quot;A&quot;);IF([.I36]&gt;=2;IF([.H36]&gt;=16;&quot;H&quot;;IF([.H36]&lt;=4;&quot;L&quot;;&quot;A&quot;));IF([.H36]&lt;=15;&quot;L&quot;;&quot;A&quot;)));IF(OR([.F36]=&quot;SE&quot;;[.F36]=&quot;CE&quot;);IF([.I36]&gt;=4;IF([.H36]&gt;=6;&quot;H&quot;;&quot;A&quot;);IF([.I36]&gt;=2;IF([.H36]&gt;=20;&quot;H&quot;;IF([.H36]&lt;=5;&quot;L&quot;;&quot;A&quot;));IF([.H36]&lt;=19;&quot;L&quot;;&quot;A&quot;)));IF(OR([.F36]=&quot;ALI&quot;;[.F36]=&quot;AIE&quot;);IF([.I36]&gt;=6;IF([.H36]&gt;=20;&quot;H&quot;;&quot;A&quot;);IF([.I36]&gt;=2;IF([.H36]&gt;=51;&quot;H&quot;;IF([.H36]&lt;=19;&quot;L&quot;;&quot;A&quot;));IF([.H36]&lt;=50;&quot;L&quot;;&quot;A&quot;)))))))" office:value-type="string" office:string-value="A" calcext:value-type="string">
            <text:p>A</text:p>
          </table:table-cell>
          <table:table-cell table:style-name="ce62" table:formula="of:=IF([.K36]=&quot;L&quot;;&quot;Baixa&quot;;IF([.K36]=&quot;A&quot;;&quot;Média&quot;;IF([.K36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6]);&quot;&quot;;IF([.F36]=&quot;ALI&quot;;IF([.K36]=&quot;L&quot;;7;IF([.K36]=&quot;A&quot;;10;15));IF([.F36]=&quot;AIE&quot;;IF([.K36]=&quot;L&quot;;5;IF([.K36]=&quot;A&quot;;7;10));IF([.F36]=&quot;SE&quot;;IF([.K36]=&quot;L&quot;;4;IF([.K36]=&quot;A&quot;;5;7));IF(OR([.F36]=&quot;EE&quot;;[.F36]=&quot;CE&quot;);IF([.K36]=&quot;L&quot;;3;IF([.K36]=&quot;A&quot;;4;6)))))))" office:value-type="float" office:value="5" calcext:value-type="float">
            <text:p>5</text:p>
          </table:table-cell>
          <table:table-cell table:style-name="ce196" table:formula="of:=IF([.G36]=&quot;I&quot;;[.M36]*[Contagem.$U$14];IF([.G36]=&quot;E&quot;;[.M36]*[Contagem.$U$16];IF([.G36]=&quot;A&quot;;[.M36]*[Contagem.$U$15];IF([.G36]=&quot;T&quot;;[.M36]*[Contagem.$U$17];&quot;&quot;))))" office:value-type="float" office:value="3.75" calcext:value-type="float">
            <text:p>3,75</text:p>
          </table:table-cell>
          <table:table-cell table:style-name="ce190" table:number-columns-spanned="2" table:number-rows-spanned="1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de Diári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7];[.K37])" office:value-type="string" office:string-value="SEA" calcext:value-type="string">
            <text:p>SEA</text:p>
          </table:table-cell>
          <table:table-cell table:style-name="ce62" table:formula="of:=IF(OR(ISBLANK([.H37]);ISBLANK([.I37]));IF(OR([.F37]=&quot;ALI&quot;;[.F37]=&quot;AIE&quot;);&quot;L&quot;;IF(ISBLANK([.F37]);&quot;&quot;;&quot;A&quot;));IF([.F37]=&quot;EE&quot;;IF([.I37]&gt;=3;IF([.H37]&gt;=5;&quot;H&quot;;&quot;A&quot;);IF([.I37]&gt;=2;IF([.H37]&gt;=16;&quot;H&quot;;IF([.H37]&lt;=4;&quot;L&quot;;&quot;A&quot;));IF([.H37]&lt;=15;&quot;L&quot;;&quot;A&quot;)));IF(OR([.F37]=&quot;SE&quot;;[.F37]=&quot;CE&quot;);IF([.I37]&gt;=4;IF([.H37]&gt;=6;&quot;H&quot;;&quot;A&quot;);IF([.I37]&gt;=2;IF([.H37]&gt;=20;&quot;H&quot;;IF([.H37]&lt;=5;&quot;L&quot;;&quot;A&quot;));IF([.H37]&lt;=19;&quot;L&quot;;&quot;A&quot;)));IF(OR([.F37]=&quot;ALI&quot;;[.F37]=&quot;AIE&quot;);IF([.I37]&gt;=6;IF([.H37]&gt;=20;&quot;H&quot;;&quot;A&quot;);IF([.I37]&gt;=2;IF([.H37]&gt;=51;&quot;H&quot;;IF([.H37]&lt;=19;&quot;L&quot;;&quot;A&quot;));IF([.H37]&lt;=50;&quot;L&quot;;&quot;A&quot;)))))))" office:value-type="string" office:string-value="A" calcext:value-type="string">
            <text:p>A</text:p>
          </table:table-cell>
          <table:table-cell table:style-name="ce62" table:formula="of:=IF([.K37]=&quot;L&quot;;&quot;Baixa&quot;;IF([.K37]=&quot;A&quot;;&quot;Média&quot;;IF([.K37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7]);&quot;&quot;;IF([.F37]=&quot;ALI&quot;;IF([.K37]=&quot;L&quot;;7;IF([.K37]=&quot;A&quot;;10;15));IF([.F37]=&quot;AIE&quot;;IF([.K37]=&quot;L&quot;;5;IF([.K37]=&quot;A&quot;;7;10));IF([.F37]=&quot;SE&quot;;IF([.K37]=&quot;L&quot;;4;IF([.K37]=&quot;A&quot;;5;7));IF(OR([.F37]=&quot;EE&quot;;[.F37]=&quot;CE&quot;);IF([.K37]=&quot;L&quot;;3;IF([.K37]=&quot;A&quot;;4;6)))))))" office:value-type="float" office:value="5" calcext:value-type="float">
            <text:p>5</text:p>
          </table:table-cell>
          <table:table-cell table:style-name="ce196" table:formula="of:=IF([.G37]=&quot;I&quot;;[.M37]*[Contagem.$U$14];IF([.G37]=&quot;E&quot;;[.M37]*[Contagem.$U$16];IF([.G37]=&quot;A&quot;;[.M37]*[Contagem.$U$15];IF([.G37]=&quot;T&quot;;[.M37]*[Contagem.$U$17];&quot;&quot;))))" office:value-type="float" office:value="3.75" calcext:value-type="float">
            <text:p>3,75</text:p>
          </table:table-cell>
          <table:table-cell table:style-name="ce190" table:number-columns-spanned="2" table:number-rows-spanned="1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esquisa Avançada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38];[.K38])" office:value-type="string" office:string-value="SEA" calcext:value-type="string">
            <text:p>SEA</text:p>
          </table:table-cell>
          <table:table-cell table:style-name="ce62" table:formula="of:=IF(OR(ISBLANK([.H38]);ISBLANK([.I38]));IF(OR([.F38]=&quot;ALI&quot;;[.F38]=&quot;AIE&quot;);&quot;L&quot;;IF(ISBLANK([.F38]);&quot;&quot;;&quot;A&quot;));IF([.F38]=&quot;EE&quot;;IF([.I38]&gt;=3;IF([.H38]&gt;=5;&quot;H&quot;;&quot;A&quot;);IF([.I38]&gt;=2;IF([.H38]&gt;=16;&quot;H&quot;;IF([.H38]&lt;=4;&quot;L&quot;;&quot;A&quot;));IF([.H38]&lt;=15;&quot;L&quot;;&quot;A&quot;)));IF(OR([.F38]=&quot;SE&quot;;[.F38]=&quot;CE&quot;);IF([.I38]&gt;=4;IF([.H38]&gt;=6;&quot;H&quot;;&quot;A&quot;);IF([.I38]&gt;=2;IF([.H38]&gt;=20;&quot;H&quot;;IF([.H38]&lt;=5;&quot;L&quot;;&quot;A&quot;));IF([.H38]&lt;=19;&quot;L&quot;;&quot;A&quot;)));IF(OR([.F38]=&quot;ALI&quot;;[.F38]=&quot;AIE&quot;);IF([.I38]&gt;=6;IF([.H38]&gt;=20;&quot;H&quot;;&quot;A&quot;);IF([.I38]&gt;=2;IF([.H38]&gt;=51;&quot;H&quot;;IF([.H38]&lt;=19;&quot;L&quot;;&quot;A&quot;));IF([.H38]&lt;=50;&quot;L&quot;;&quot;A&quot;)))))))" office:value-type="string" office:string-value="A" calcext:value-type="string">
            <text:p>A</text:p>
          </table:table-cell>
          <table:table-cell table:style-name="ce62" table:formula="of:=IF([.K38]=&quot;L&quot;;&quot;Baixa&quot;;IF([.K38]=&quot;A&quot;;&quot;Média&quot;;IF([.K38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38]);&quot;&quot;;IF([.F38]=&quot;ALI&quot;;IF([.K38]=&quot;L&quot;;7;IF([.K38]=&quot;A&quot;;10;15));IF([.F38]=&quot;AIE&quot;;IF([.K38]=&quot;L&quot;;5;IF([.K38]=&quot;A&quot;;7;10));IF([.F38]=&quot;SE&quot;;IF([.K38]=&quot;L&quot;;4;IF([.K38]=&quot;A&quot;;5;7));IF(OR([.F38]=&quot;EE&quot;;[.F38]=&quot;CE&quot;);IF([.K38]=&quot;L&quot;;3;IF([.K38]=&quot;A&quot;;4;6)))))))" office:value-type="float" office:value="5" calcext:value-type="float">
            <text:p>5</text:p>
          </table:table-cell>
          <table:table-cell table:style-name="ce196" table:formula="of:=IF([.G38]=&quot;I&quot;;[.M38]*[Contagem.$U$14];IF([.G38]=&quot;E&quot;;[.M38]*[Contagem.$U$16];IF([.G38]=&quot;A&quot;;[.M38]*[Contagem.$U$15];IF([.G38]=&quot;T&quot;;[.M38]*[Contagem.$U$17];&quot;&quot;))))" office:value-type="float" office:value="3.75" calcext:value-type="float">
            <text:p>3,75</text:p>
          </table:table-cell>
          <table:table-cell table:style-name="ce190" table:number-columns-spanned="2" table:number-rows-spanned="1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 table:visibility="collapse">
          <table:table-cell table:style-name="ce56" office:value-type="string" calcext:value-type="string" table:number-columns-spanned="5" table:number-rows-spanned="1">
            <text:p>Cadastrar Norma </text:p>
          </table:table-cell>
          <table:covered-table-cell table:number-columns-repeated="4" table:style-name="ce54"/>
          <table:table-cell table:style-name="ce74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90" table:number-columns-spanned="2" table:number-rows-spanned="1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 table:visibility="collapse">
          <table:table-cell table:style-name="ce56" office:value-type="string" calcext:value-type="string" table:number-columns-spanned="5" table:number-rows-spanned="1">
            <text:p>Editar Norma</text:p>
          </table:table-cell>
          <table:covered-table-cell table:number-columns-repeated="4" table:style-name="ce54"/>
          <table:table-cell table:style-name="ce74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93" table:number-columns-spanned="2" table:number-rows-spanned="1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 table:visibility="collapse">
          <table:table-cell table:style-name="ce56" office:value-type="string" calcext:value-type="string" table:number-columns-spanned="5" table:number-rows-spanned="1">
            <text:p>Detalhar Norma</text:p>
          </table:table-cell>
          <table:covered-table-cell table:number-columns-repeated="4" table:style-name="ce54"/>
          <table:table-cell table:style-name="ce74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90" table:number-columns-spanned="2" table:number-rows-spanned="1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42" office:value-type="string" calcext:value-type="string" table:number-columns-spanned="16" table:number-rows-spanned="1">
            <text:p>Criar citação automática do normativo ou artigos específicos conforme ABNT 6023.</text:p>
          </table:table-cell>
          <table:covered-table-cell table:number-columns-repeated="4" table:style-name="ce51"/>
          <table:covered-table-cell table:style-name="ce81" table:content-validation-name="val1"/>
          <table:covered-table-cell table:style-name="ce168" table:content-validation-name="val2"/>
          <table:covered-table-cell table:number-columns-repeated="3" table:style-name="ce81"/>
          <table:covered-table-cell table:number-columns-repeated="2" table:style-name="ce187"/>
          <table:covered-table-cell table:style-name="ce81"/>
          <table:covered-table-cell table:style-name="ce194"/>
          <table:covered-table-cell table:style-name="ce209"/>
          <table:covered-table-cell table:style-name="ce216"/>
          <table:table-cell table:style-name="ce227"/>
          <table:table-cell table:style-name="ce236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dicionar Citaçã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43];[.K43])" office:value-type="string" office:string-value="EEA" calcext:value-type="string">
            <text:p>EEA</text:p>
          </table:table-cell>
          <table:table-cell table:style-name="ce62" table:formula="of:=IF(OR(ISBLANK([.H43]);ISBLANK([.I43]));IF(OR([.F43]=&quot;ALI&quot;;[.F43]=&quot;AIE&quot;);&quot;L&quot;;IF(ISBLANK([.F43]);&quot;&quot;;&quot;A&quot;));IF([.F43]=&quot;EE&quot;;IF([.I43]&gt;=3;IF([.H43]&gt;=5;&quot;H&quot;;&quot;A&quot;);IF([.I43]&gt;=2;IF([.H43]&gt;=16;&quot;H&quot;;IF([.H43]&lt;=4;&quot;L&quot;;&quot;A&quot;));IF([.H43]&lt;=15;&quot;L&quot;;&quot;A&quot;)));IF(OR([.F43]=&quot;SE&quot;;[.F43]=&quot;CE&quot;);IF([.I43]&gt;=4;IF([.H43]&gt;=6;&quot;H&quot;;&quot;A&quot;);IF([.I43]&gt;=2;IF([.H43]&gt;=20;&quot;H&quot;;IF([.H43]&lt;=5;&quot;L&quot;;&quot;A&quot;));IF([.H43]&lt;=19;&quot;L&quot;;&quot;A&quot;)));IF(OR([.F43]=&quot;ALI&quot;;[.F43]=&quot;AIE&quot;);IF([.I43]&gt;=6;IF([.H43]&gt;=20;&quot;H&quot;;&quot;A&quot;);IF([.I43]&gt;=2;IF([.H43]&gt;=51;&quot;H&quot;;IF([.H43]&lt;=19;&quot;L&quot;;&quot;A&quot;));IF([.H43]&lt;=50;&quot;L&quot;;&quot;A&quot;)))))))" office:value-type="string" office:string-value="A" calcext:value-type="string">
            <text:p>A</text:p>
          </table:table-cell>
          <table:table-cell table:style-name="ce62" table:formula="of:=IF([.K43]=&quot;L&quot;;&quot;Baixa&quot;;IF([.K43]=&quot;A&quot;;&quot;Média&quot;;IF([.K43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43]);&quot;&quot;;IF([.F43]=&quot;ALI&quot;;IF([.K43]=&quot;L&quot;;7;IF([.K43]=&quot;A&quot;;10;15));IF([.F43]=&quot;AIE&quot;;IF([.K43]=&quot;L&quot;;5;IF([.K43]=&quot;A&quot;;7;10));IF([.F43]=&quot;SE&quot;;IF([.K43]=&quot;L&quot;;4;IF([.K43]=&quot;A&quot;;5;7));IF(OR([.F43]=&quot;EE&quot;;[.F43]=&quot;CE&quot;);IF([.K43]=&quot;L&quot;;3;IF([.K43]=&quot;A&quot;;4;6)))))))" office:value-type="float" office:value="4" calcext:value-type="float">
            <text:p>4</text:p>
          </table:table-cell>
          <table:table-cell table:style-name="ce196" table:formula="of:=IF([.G43]=&quot;I&quot;;[.M43]*[Contagem.$U$14];IF([.G43]=&quot;E&quot;;[.M43]*[Contagem.$U$16];IF([.G43]=&quot;A&quot;;[.M43]*[Contagem.$U$15];IF([.G43]=&quot;T&quot;;[.M43]*[Contagem.$U$17];&quot;&quot;))))" office:value-type="float" office:value="4" calcext:value-type="float">
            <text:p>4,00</text:p>
          </table:table-cell>
          <table:table-cell table:style-name="ce190" table:number-columns-spanned="2" table:number-rows-spanned="1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ditar Citaçã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44];[.K44])" office:value-type="string" office:string-value="EEA" calcext:value-type="string">
            <text:p>EEA</text:p>
          </table:table-cell>
          <table:table-cell table:style-name="ce62" table:formula="of:=IF(OR(ISBLANK([.H44]);ISBLANK([.I44]));IF(OR([.F44]=&quot;ALI&quot;;[.F44]=&quot;AIE&quot;);&quot;L&quot;;IF(ISBLANK([.F44]);&quot;&quot;;&quot;A&quot;));IF([.F44]=&quot;EE&quot;;IF([.I44]&gt;=3;IF([.H44]&gt;=5;&quot;H&quot;;&quot;A&quot;);IF([.I44]&gt;=2;IF([.H44]&gt;=16;&quot;H&quot;;IF([.H44]&lt;=4;&quot;L&quot;;&quot;A&quot;));IF([.H44]&lt;=15;&quot;L&quot;;&quot;A&quot;)));IF(OR([.F44]=&quot;SE&quot;;[.F44]=&quot;CE&quot;);IF([.I44]&gt;=4;IF([.H44]&gt;=6;&quot;H&quot;;&quot;A&quot;);IF([.I44]&gt;=2;IF([.H44]&gt;=20;&quot;H&quot;;IF([.H44]&lt;=5;&quot;L&quot;;&quot;A&quot;));IF([.H44]&lt;=19;&quot;L&quot;;&quot;A&quot;)));IF(OR([.F44]=&quot;ALI&quot;;[.F44]=&quot;AIE&quot;);IF([.I44]&gt;=6;IF([.H44]&gt;=20;&quot;H&quot;;&quot;A&quot;);IF([.I44]&gt;=2;IF([.H44]&gt;=51;&quot;H&quot;;IF([.H44]&lt;=19;&quot;L&quot;;&quot;A&quot;));IF([.H44]&lt;=50;&quot;L&quot;;&quot;A&quot;)))))))" office:value-type="string" office:string-value="A" calcext:value-type="string">
            <text:p>A</text:p>
          </table:table-cell>
          <table:table-cell table:style-name="ce62" table:formula="of:=IF([.K44]=&quot;L&quot;;&quot;Baixa&quot;;IF([.K44]=&quot;A&quot;;&quot;Média&quot;;IF([.K44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44]);&quot;&quot;;IF([.F44]=&quot;ALI&quot;;IF([.K44]=&quot;L&quot;;7;IF([.K44]=&quot;A&quot;;10;15));IF([.F44]=&quot;AIE&quot;;IF([.K44]=&quot;L&quot;;5;IF([.K44]=&quot;A&quot;;7;10));IF([.F44]=&quot;SE&quot;;IF([.K44]=&quot;L&quot;;4;IF([.K44]=&quot;A&quot;;5;7));IF(OR([.F44]=&quot;EE&quot;;[.F44]=&quot;CE&quot;);IF([.K44]=&quot;L&quot;;3;IF([.K44]=&quot;A&quot;;4;6)))))))" office:value-type="float" office:value="4" calcext:value-type="float">
            <text:p>4</text:p>
          </table:table-cell>
          <table:table-cell table:style-name="ce196" table:formula="of:=IF([.G44]=&quot;I&quot;;[.M44]*[Contagem.$U$14];IF([.G44]=&quot;E&quot;;[.M44]*[Contagem.$U$16];IF([.G44]=&quot;A&quot;;[.M44]*[Contagem.$U$15];IF([.G44]=&quot;T&quot;;[.M44]*[Contagem.$U$17];&quot;&quot;))))" office:value-type="float" office:value="4" calcext:value-type="float">
            <text:p>4,00</text:p>
          </table:table-cell>
          <table:table-cell table:style-name="ce190" table:number-columns-spanned="2" table:number-rows-spanned="1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xcluir Citaçã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45];[.K45])" office:value-type="string" office:string-value="EEA" calcext:value-type="string">
            <text:p>EEA</text:p>
          </table:table-cell>
          <table:table-cell table:style-name="ce62" table:formula="of:=IF(OR(ISBLANK([.H45]);ISBLANK([.I45]));IF(OR([.F45]=&quot;ALI&quot;;[.F45]=&quot;AIE&quot;);&quot;L&quot;;IF(ISBLANK([.F45]);&quot;&quot;;&quot;A&quot;));IF([.F45]=&quot;EE&quot;;IF([.I45]&gt;=3;IF([.H45]&gt;=5;&quot;H&quot;;&quot;A&quot;);IF([.I45]&gt;=2;IF([.H45]&gt;=16;&quot;H&quot;;IF([.H45]&lt;=4;&quot;L&quot;;&quot;A&quot;));IF([.H45]&lt;=15;&quot;L&quot;;&quot;A&quot;)));IF(OR([.F45]=&quot;SE&quot;;[.F45]=&quot;CE&quot;);IF([.I45]&gt;=4;IF([.H45]&gt;=6;&quot;H&quot;;&quot;A&quot;);IF([.I45]&gt;=2;IF([.H45]&gt;=20;&quot;H&quot;;IF([.H45]&lt;=5;&quot;L&quot;;&quot;A&quot;));IF([.H45]&lt;=19;&quot;L&quot;;&quot;A&quot;)));IF(OR([.F45]=&quot;ALI&quot;;[.F45]=&quot;AIE&quot;);IF([.I45]&gt;=6;IF([.H45]&gt;=20;&quot;H&quot;;&quot;A&quot;);IF([.I45]&gt;=2;IF([.H45]&gt;=51;&quot;H&quot;;IF([.H45]&lt;=19;&quot;L&quot;;&quot;A&quot;));IF([.H45]&lt;=50;&quot;L&quot;;&quot;A&quot;)))))))" office:value-type="string" office:string-value="A" calcext:value-type="string">
            <text:p>A</text:p>
          </table:table-cell>
          <table:table-cell table:style-name="ce62" table:formula="of:=IF([.K45]=&quot;L&quot;;&quot;Baixa&quot;;IF([.K45]=&quot;A&quot;;&quot;Média&quot;;IF([.K45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45]);&quot;&quot;;IF([.F45]=&quot;ALI&quot;;IF([.K45]=&quot;L&quot;;7;IF([.K45]=&quot;A&quot;;10;15));IF([.F45]=&quot;AIE&quot;;IF([.K45]=&quot;L&quot;;5;IF([.K45]=&quot;A&quot;;7;10));IF([.F45]=&quot;SE&quot;;IF([.K45]=&quot;L&quot;;4;IF([.K45]=&quot;A&quot;;5;7));IF(OR([.F45]=&quot;EE&quot;;[.F45]=&quot;CE&quot;);IF([.K45]=&quot;L&quot;;3;IF([.K45]=&quot;A&quot;;4;6)))))))" office:value-type="float" office:value="4" calcext:value-type="float">
            <text:p>4</text:p>
          </table:table-cell>
          <table:table-cell table:style-name="ce196" table:formula="of:=IF([.G45]=&quot;I&quot;;[.M45]*[Contagem.$U$14];IF([.G45]=&quot;E&quot;;[.M45]*[Contagem.$U$16];IF([.G45]=&quot;A&quot;;[.M45]*[Contagem.$U$15];IF([.G45]=&quot;T&quot;;[.M45]*[Contagem.$U$17];&quot;&quot;))))" office:value-type="float" office:value="4" calcext:value-type="float">
            <text:p>4,00</text:p>
          </table:table-cell>
          <table:table-cell table:style-name="ce190" table:number-columns-spanned="2" table:number-rows-spanned="1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Detalhar citação 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46];[.K46])" office:value-type="string" office:string-value="CEA" calcext:value-type="string">
            <text:p>CEA</text:p>
          </table:table-cell>
          <table:table-cell table:style-name="ce62" table:formula="of:=IF(OR(ISBLANK([.H46]);ISBLANK([.I46]));IF(OR([.F46]=&quot;ALI&quot;;[.F46]=&quot;AIE&quot;);&quot;L&quot;;IF(ISBLANK([.F46]);&quot;&quot;;&quot;A&quot;));IF([.F46]=&quot;EE&quot;;IF([.I46]&gt;=3;IF([.H46]&gt;=5;&quot;H&quot;;&quot;A&quot;);IF([.I46]&gt;=2;IF([.H46]&gt;=16;&quot;H&quot;;IF([.H46]&lt;=4;&quot;L&quot;;&quot;A&quot;));IF([.H46]&lt;=15;&quot;L&quot;;&quot;A&quot;)));IF(OR([.F46]=&quot;SE&quot;;[.F46]=&quot;CE&quot;);IF([.I46]&gt;=4;IF([.H46]&gt;=6;&quot;H&quot;;&quot;A&quot;);IF([.I46]&gt;=2;IF([.H46]&gt;=20;&quot;H&quot;;IF([.H46]&lt;=5;&quot;L&quot;;&quot;A&quot;));IF([.H46]&lt;=19;&quot;L&quot;;&quot;A&quot;)));IF(OR([.F46]=&quot;ALI&quot;;[.F46]=&quot;AIE&quot;);IF([.I46]&gt;=6;IF([.H46]&gt;=20;&quot;H&quot;;&quot;A&quot;);IF([.I46]&gt;=2;IF([.H46]&gt;=51;&quot;H&quot;;IF([.H46]&lt;=19;&quot;L&quot;;&quot;A&quot;));IF([.H46]&lt;=50;&quot;L&quot;;&quot;A&quot;)))))))" office:value-type="string" office:string-value="A" calcext:value-type="string">
            <text:p>A</text:p>
          </table:table-cell>
          <table:table-cell table:style-name="ce62" table:formula="of:=IF([.K46]=&quot;L&quot;;&quot;Baixa&quot;;IF([.K46]=&quot;A&quot;;&quot;Média&quot;;IF([.K46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46]);&quot;&quot;;IF([.F46]=&quot;ALI&quot;;IF([.K46]=&quot;L&quot;;7;IF([.K46]=&quot;A&quot;;10;15));IF([.F46]=&quot;AIE&quot;;IF([.K46]=&quot;L&quot;;5;IF([.K46]=&quot;A&quot;;7;10));IF([.F46]=&quot;SE&quot;;IF([.K46]=&quot;L&quot;;4;IF([.K46]=&quot;A&quot;;5;7));IF(OR([.F46]=&quot;EE&quot;;[.F46]=&quot;CE&quot;);IF([.K46]=&quot;L&quot;;3;IF([.K46]=&quot;A&quot;;4;6)))))))" office:value-type="float" office:value="4" calcext:value-type="float">
            <text:p>4</text:p>
          </table:table-cell>
          <table:table-cell table:style-name="ce196" table:formula="of:=IF([.G46]=&quot;I&quot;;[.M46]*[Contagem.$U$14];IF([.G46]=&quot;E&quot;;[.M46]*[Contagem.$U$16];IF([.G46]=&quot;A&quot;;[.M46]*[Contagem.$U$15];IF([.G46]=&quot;T&quot;;[.M46]*[Contagem.$U$17];&quot;&quot;))))" office:value-type="float" office:value="4" calcext:value-type="float">
            <text:p>4,00</text:p>
          </table:table-cell>
          <table:table-cell table:style-name="ce190" table:number-columns-spanned="2" table:number-rows-spanned="1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 table:visibility="collapse">
          <table:table-cell table:style-name="ce56" office:value-type="string" calcext:value-type="string" table:number-columns-spanned="5" table:number-rows-spanned="1">
            <text:p>Cadastrar Norma </text:p>
          </table:table-cell>
          <table:covered-table-cell table:number-columns-repeated="4" table:style-name="ce54"/>
          <table:table-cell table:style-name="ce74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90" table:number-columns-spanned="2" table:number-rows-spanned="1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 table:visibility="collapse">
          <table:table-cell table:style-name="ce56" office:value-type="string" calcext:value-type="string" table:number-columns-spanned="5" table:number-rows-spanned="1">
            <text:p>Editar Norma</text:p>
          </table:table-cell>
          <table:covered-table-cell table:number-columns-repeated="4" table:style-name="ce54"/>
          <table:table-cell table:style-name="ce74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93" table:number-columns-spanned="2" table:number-rows-spanned="1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 table:visibility="collapse">
          <table:table-cell table:style-name="ce56" office:value-type="string" calcext:value-type="string" table:number-columns-spanned="5" table:number-rows-spanned="1">
            <text:p>Detalhar Norma</text:p>
          </table:table-cell>
          <table:covered-table-cell table:number-columns-repeated="4" table:style-name="ce54"/>
          <table:table-cell table:style-name="ce74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93" table:number-columns-spanned="2" table:number-rows-spanned="1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43" office:value-type="string" calcext:value-type="string" table:number-columns-spanned="16" table:number-rows-spanned="1">
            <text:p><text:span text:style-name="T3">Melhorar marcação do editor de</text:span> textos </text:p>
          </table:table-cell>
          <table:covered-table-cell table:number-columns-repeated="4" table:style-name="ce51"/>
          <table:covered-table-cell table:style-name="ce81" table:content-validation-name="val1"/>
          <table:covered-table-cell table:style-name="ce168" table:content-validation-name="val2"/>
          <table:covered-table-cell table:number-columns-repeated="3" table:style-name="ce81"/>
          <table:covered-table-cell table:number-columns-repeated="2" table:style-name="ce187"/>
          <table:covered-table-cell table:style-name="ce81"/>
          <table:covered-table-cell table:style-name="ce194"/>
          <table:covered-table-cell table:style-name="ce209"/>
          <table:covered-table-cell table:style-name="ce216"/>
          <table:table-cell table:style-name="ce227"/>
          <table:table-cell table:style-name="ce236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riar arquivo 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51];[.K51])" office:value-type="string" office:string-value="EEA" calcext:value-type="string">
            <text:p>EEA</text:p>
          </table:table-cell>
          <table:table-cell table:style-name="ce62" table:formula="of:=IF(OR(ISBLANK([.H51]);ISBLANK([.I51]));IF(OR([.F51]=&quot;ALI&quot;;[.F51]=&quot;AIE&quot;);&quot;L&quot;;IF(ISBLANK([.F51]);&quot;&quot;;&quot;A&quot;));IF([.F51]=&quot;EE&quot;;IF([.I51]&gt;=3;IF([.H51]&gt;=5;&quot;H&quot;;&quot;A&quot;);IF([.I51]&gt;=2;IF([.H51]&gt;=16;&quot;H&quot;;IF([.H51]&lt;=4;&quot;L&quot;;&quot;A&quot;));IF([.H51]&lt;=15;&quot;L&quot;;&quot;A&quot;)));IF(OR([.F51]=&quot;SE&quot;;[.F51]=&quot;CE&quot;);IF([.I51]&gt;=4;IF([.H51]&gt;=6;&quot;H&quot;;&quot;A&quot;);IF([.I51]&gt;=2;IF([.H51]&gt;=20;&quot;H&quot;;IF([.H51]&lt;=5;&quot;L&quot;;&quot;A&quot;));IF([.H51]&lt;=19;&quot;L&quot;;&quot;A&quot;)));IF(OR([.F51]=&quot;ALI&quot;;[.F51]=&quot;AIE&quot;);IF([.I51]&gt;=6;IF([.H51]&gt;=20;&quot;H&quot;;&quot;A&quot;);IF([.I51]&gt;=2;IF([.H51]&gt;=51;&quot;H&quot;;IF([.H51]&lt;=19;&quot;L&quot;;&quot;A&quot;));IF([.H51]&lt;=50;&quot;L&quot;;&quot;A&quot;)))))))" office:value-type="string" office:string-value="A" calcext:value-type="string">
            <text:p>A</text:p>
          </table:table-cell>
          <table:table-cell table:style-name="ce62" table:formula="of:=IF([.K51]=&quot;L&quot;;&quot;Baixa&quot;;IF([.K51]=&quot;A&quot;;&quot;Média&quot;;IF([.K51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51]);&quot;&quot;;IF([.F51]=&quot;ALI&quot;;IF([.K51]=&quot;L&quot;;7;IF([.K51]=&quot;A&quot;;10;15));IF([.F51]=&quot;AIE&quot;;IF([.K51]=&quot;L&quot;;5;IF([.K51]=&quot;A&quot;;7;10));IF([.F51]=&quot;SE&quot;;IF([.K51]=&quot;L&quot;;4;IF([.K51]=&quot;A&quot;;5;7));IF(OR([.F51]=&quot;EE&quot;;[.F51]=&quot;CE&quot;);IF([.K51]=&quot;L&quot;;3;IF([.K51]=&quot;A&quot;;4;6)))))))" office:value-type="float" office:value="4" calcext:value-type="float">
            <text:p>4</text:p>
          </table:table-cell>
          <table:table-cell table:style-name="ce196" table:formula="of:=IF([.G51]=&quot;I&quot;;[.M51]*[Contagem.$U$14];IF([.G51]=&quot;E&quot;;[.M51]*[Contagem.$U$16];IF([.G51]=&quot;A&quot;;[.M51]*[Contagem.$U$15];IF([.G51]=&quot;T&quot;;[.M51]*[Contagem.$U$17];&quot;&quot;))))" office:value-type="float" office:value="3" calcext:value-type="float">
            <text:p>3,00</text:p>
          </table:table-cell>
          <table:table-cell table:style-name="ce193" office:value-type="string" calcext:value-type="string" table:number-columns-spanned="2" table:number-rows-spanned="9">
            <text:p>Criar pré-visualização do arquivo para exibir como vai ficar a formatação do mesmo após salvar.</text:p>
          </table:table-cell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ditar Arquiv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52];[.K52])" office:value-type="string" office:string-value="EEA" calcext:value-type="string">
            <text:p>EEA</text:p>
          </table:table-cell>
          <table:table-cell table:style-name="ce62" table:formula="of:=IF(OR(ISBLANK([.H52]);ISBLANK([.I52]));IF(OR([.F52]=&quot;ALI&quot;;[.F52]=&quot;AIE&quot;);&quot;L&quot;;IF(ISBLANK([.F52]);&quot;&quot;;&quot;A&quot;));IF([.F52]=&quot;EE&quot;;IF([.I52]&gt;=3;IF([.H52]&gt;=5;&quot;H&quot;;&quot;A&quot;);IF([.I52]&gt;=2;IF([.H52]&gt;=16;&quot;H&quot;;IF([.H52]&lt;=4;&quot;L&quot;;&quot;A&quot;));IF([.H52]&lt;=15;&quot;L&quot;;&quot;A&quot;)));IF(OR([.F52]=&quot;SE&quot;;[.F52]=&quot;CE&quot;);IF([.I52]&gt;=4;IF([.H52]&gt;=6;&quot;H&quot;;&quot;A&quot;);IF([.I52]&gt;=2;IF([.H52]&gt;=20;&quot;H&quot;;IF([.H52]&lt;=5;&quot;L&quot;;&quot;A&quot;));IF([.H52]&lt;=19;&quot;L&quot;;&quot;A&quot;)));IF(OR([.F52]=&quot;ALI&quot;;[.F52]=&quot;AIE&quot;);IF([.I52]&gt;=6;IF([.H52]&gt;=20;&quot;H&quot;;&quot;A&quot;);IF([.I52]&gt;=2;IF([.H52]&gt;=51;&quot;H&quot;;IF([.H52]&lt;=19;&quot;L&quot;;&quot;A&quot;));IF([.H52]&lt;=50;&quot;L&quot;;&quot;A&quot;)))))))" office:value-type="string" office:string-value="A" calcext:value-type="string">
            <text:p>A</text:p>
          </table:table-cell>
          <table:table-cell table:style-name="ce62" table:formula="of:=IF([.K52]=&quot;L&quot;;&quot;Baixa&quot;;IF([.K52]=&quot;A&quot;;&quot;Média&quot;;IF([.K52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52]);&quot;&quot;;IF([.F52]=&quot;ALI&quot;;IF([.K52]=&quot;L&quot;;7;IF([.K52]=&quot;A&quot;;10;15));IF([.F52]=&quot;AIE&quot;;IF([.K52]=&quot;L&quot;;5;IF([.K52]=&quot;A&quot;;7;10));IF([.F52]=&quot;SE&quot;;IF([.K52]=&quot;L&quot;;4;IF([.K52]=&quot;A&quot;;5;7));IF(OR([.F52]=&quot;EE&quot;;[.F52]=&quot;CE&quot;);IF([.K52]=&quot;L&quot;;3;IF([.K52]=&quot;A&quot;;4;6)))))))" office:value-type="float" office:value="4" calcext:value-type="float">
            <text:p>4</text:p>
          </table:table-cell>
          <table:table-cell table:style-name="ce196" table:formula="of:=IF([.G52]=&quot;I&quot;;[.M52]*[Contagem.$U$14];IF([.G52]=&quot;E&quot;;[.M52]*[Contagem.$U$16];IF([.G52]=&quot;A&quot;;[.M52]*[Contagem.$U$15];IF([.G52]=&quot;T&quot;;[.M52]*[Contagem.$U$17];&quot;&quot;))))" office:value-type="float" office:value="3" calcext:value-type="float">
            <text:p>3,00</text:p>
          </table:table-cell>
          <table:covered-table-cell table:style-name="ce190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adastrar Vide 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53];[.K53])" office:value-type="string" office:string-value="EEA" calcext:value-type="string">
            <text:p>EEA</text:p>
          </table:table-cell>
          <table:table-cell table:style-name="ce62" table:formula="of:=IF(OR(ISBLANK([.H53]);ISBLANK([.I53]));IF(OR([.F53]=&quot;ALI&quot;;[.F53]=&quot;AIE&quot;);&quot;L&quot;;IF(ISBLANK([.F53]);&quot;&quot;;&quot;A&quot;));IF([.F53]=&quot;EE&quot;;IF([.I53]&gt;=3;IF([.H53]&gt;=5;&quot;H&quot;;&quot;A&quot;);IF([.I53]&gt;=2;IF([.H53]&gt;=16;&quot;H&quot;;IF([.H53]&lt;=4;&quot;L&quot;;&quot;A&quot;));IF([.H53]&lt;=15;&quot;L&quot;;&quot;A&quot;)));IF(OR([.F53]=&quot;SE&quot;;[.F53]=&quot;CE&quot;);IF([.I53]&gt;=4;IF([.H53]&gt;=6;&quot;H&quot;;&quot;A&quot;);IF([.I53]&gt;=2;IF([.H53]&gt;=20;&quot;H&quot;;IF([.H53]&lt;=5;&quot;L&quot;;&quot;A&quot;));IF([.H53]&lt;=19;&quot;L&quot;;&quot;A&quot;)));IF(OR([.F53]=&quot;ALI&quot;;[.F53]=&quot;AIE&quot;);IF([.I53]&gt;=6;IF([.H53]&gt;=20;&quot;H&quot;;&quot;A&quot;);IF([.I53]&gt;=2;IF([.H53]&gt;=51;&quot;H&quot;;IF([.H53]&lt;=19;&quot;L&quot;;&quot;A&quot;));IF([.H53]&lt;=50;&quot;L&quot;;&quot;A&quot;)))))))" office:value-type="string" office:string-value="A" calcext:value-type="string">
            <text:p>A</text:p>
          </table:table-cell>
          <table:table-cell table:style-name="ce62" table:formula="of:=IF([.K53]=&quot;L&quot;;&quot;Baixa&quot;;IF([.K53]=&quot;A&quot;;&quot;Média&quot;;IF([.K53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53]);&quot;&quot;;IF([.F53]=&quot;ALI&quot;;IF([.K53]=&quot;L&quot;;7;IF([.K53]=&quot;A&quot;;10;15));IF([.F53]=&quot;AIE&quot;;IF([.K53]=&quot;L&quot;;5;IF([.K53]=&quot;A&quot;;7;10));IF([.F53]=&quot;SE&quot;;IF([.K53]=&quot;L&quot;;4;IF([.K53]=&quot;A&quot;;5;7));IF(OR([.F53]=&quot;EE&quot;;[.F53]=&quot;CE&quot;);IF([.K53]=&quot;L&quot;;3;IF([.K53]=&quot;A&quot;;4;6)))))))" office:value-type="float" office:value="4" calcext:value-type="float">
            <text:p>4</text:p>
          </table:table-cell>
          <table:table-cell table:style-name="ce196" table:formula="of:=IF([.G53]=&quot;I&quot;;[.M53]*[Contagem.$U$14];IF([.G53]=&quot;E&quot;;[.M53]*[Contagem.$U$16];IF([.G53]=&quot;A&quot;;[.M53]*[Contagem.$U$15];IF([.G53]=&quot;T&quot;;[.M53]*[Contagem.$U$17];&quot;&quot;))))" office:value-type="float" office:value="3" calcext:value-type="float">
            <text:p>3,00</text:p>
          </table:table-cell>
          <table:covered-table-cell table:style-name="ce190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ditar Vide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54];[.K54])" office:value-type="string" office:string-value="EEA" calcext:value-type="string">
            <text:p>EEA</text:p>
          </table:table-cell>
          <table:table-cell table:style-name="ce62" table:formula="of:=IF(OR(ISBLANK([.H54]);ISBLANK([.I54]));IF(OR([.F54]=&quot;ALI&quot;;[.F54]=&quot;AIE&quot;);&quot;L&quot;;IF(ISBLANK([.F54]);&quot;&quot;;&quot;A&quot;));IF([.F54]=&quot;EE&quot;;IF([.I54]&gt;=3;IF([.H54]&gt;=5;&quot;H&quot;;&quot;A&quot;);IF([.I54]&gt;=2;IF([.H54]&gt;=16;&quot;H&quot;;IF([.H54]&lt;=4;&quot;L&quot;;&quot;A&quot;));IF([.H54]&lt;=15;&quot;L&quot;;&quot;A&quot;)));IF(OR([.F54]=&quot;SE&quot;;[.F54]=&quot;CE&quot;);IF([.I54]&gt;=4;IF([.H54]&gt;=6;&quot;H&quot;;&quot;A&quot;);IF([.I54]&gt;=2;IF([.H54]&gt;=20;&quot;H&quot;;IF([.H54]&lt;=5;&quot;L&quot;;&quot;A&quot;));IF([.H54]&lt;=19;&quot;L&quot;;&quot;A&quot;)));IF(OR([.F54]=&quot;ALI&quot;;[.F54]=&quot;AIE&quot;);IF([.I54]&gt;=6;IF([.H54]&gt;=20;&quot;H&quot;;&quot;A&quot;);IF([.I54]&gt;=2;IF([.H54]&gt;=51;&quot;H&quot;;IF([.H54]&lt;=19;&quot;L&quot;;&quot;A&quot;));IF([.H54]&lt;=50;&quot;L&quot;;&quot;A&quot;)))))))" office:value-type="string" office:string-value="A" calcext:value-type="string">
            <text:p>A</text:p>
          </table:table-cell>
          <table:table-cell table:style-name="ce62" table:formula="of:=IF([.K54]=&quot;L&quot;;&quot;Baixa&quot;;IF([.K54]=&quot;A&quot;;&quot;Média&quot;;IF([.K54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54]);&quot;&quot;;IF([.F54]=&quot;ALI&quot;;IF([.K54]=&quot;L&quot;;7;IF([.K54]=&quot;A&quot;;10;15));IF([.F54]=&quot;AIE&quot;;IF([.K54]=&quot;L&quot;;5;IF([.K54]=&quot;A&quot;;7;10));IF([.F54]=&quot;SE&quot;;IF([.K54]=&quot;L&quot;;4;IF([.K54]=&quot;A&quot;;5;7));IF(OR([.F54]=&quot;EE&quot;;[.F54]=&quot;CE&quot;);IF([.K54]=&quot;L&quot;;3;IF([.K54]=&quot;A&quot;;4;6)))))))" office:value-type="float" office:value="4" calcext:value-type="float">
            <text:p>4</text:p>
          </table:table-cell>
          <table:table-cell table:style-name="ce196" table:formula="of:=IF([.G54]=&quot;I&quot;;[.M54]*[Contagem.$U$14];IF([.G54]=&quot;E&quot;;[.M54]*[Contagem.$U$16];IF([.G54]=&quot;A&quot;;[.M54]*[Contagem.$U$15];IF([.G54]=&quot;T&quot;;[.M54]*[Contagem.$U$17];&quot;&quot;))))" office:value-type="float" office:value="3" calcext:value-type="float">
            <text:p>3,00</text:p>
          </table:table-cell>
          <table:covered-table-cell table:style-name="ce190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ré-Visualizar Arquivo norma alterada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55];[.K55])" office:value-type="string" office:string-value="CEA" calcext:value-type="string">
            <text:p>CEA</text:p>
          </table:table-cell>
          <table:table-cell table:style-name="ce62" table:formula="of:=IF(OR(ISBLANK([.H55]);ISBLANK([.I55]));IF(OR([.F55]=&quot;ALI&quot;;[.F55]=&quot;AIE&quot;);&quot;L&quot;;IF(ISBLANK([.F55]);&quot;&quot;;&quot;A&quot;));IF([.F55]=&quot;EE&quot;;IF([.I55]&gt;=3;IF([.H55]&gt;=5;&quot;H&quot;;&quot;A&quot;);IF([.I55]&gt;=2;IF([.H55]&gt;=16;&quot;H&quot;;IF([.H55]&lt;=4;&quot;L&quot;;&quot;A&quot;));IF([.H55]&lt;=15;&quot;L&quot;;&quot;A&quot;)));IF(OR([.F55]=&quot;SE&quot;;[.F55]=&quot;CE&quot;);IF([.I55]&gt;=4;IF([.H55]&gt;=6;&quot;H&quot;;&quot;A&quot;);IF([.I55]&gt;=2;IF([.H55]&gt;=20;&quot;H&quot;;IF([.H55]&lt;=5;&quot;L&quot;;&quot;A&quot;));IF([.H55]&lt;=19;&quot;L&quot;;&quot;A&quot;)));IF(OR([.F55]=&quot;ALI&quot;;[.F55]=&quot;AIE&quot;);IF([.I55]&gt;=6;IF([.H55]&gt;=20;&quot;H&quot;;&quot;A&quot;);IF([.I55]&gt;=2;IF([.H55]&gt;=51;&quot;H&quot;;IF([.H55]&lt;=19;&quot;L&quot;;&quot;A&quot;));IF([.H55]&lt;=50;&quot;L&quot;;&quot;A&quot;)))))))" office:value-type="string" office:string-value="A" calcext:value-type="string">
            <text:p>A</text:p>
          </table:table-cell>
          <table:table-cell table:style-name="ce62" table:formula="of:=IF([.K55]=&quot;L&quot;;&quot;Baixa&quot;;IF([.K55]=&quot;A&quot;;&quot;Média&quot;;IF([.K55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55]);&quot;&quot;;IF([.F55]=&quot;ALI&quot;;IF([.K55]=&quot;L&quot;;7;IF([.K55]=&quot;A&quot;;10;15));IF([.F55]=&quot;AIE&quot;;IF([.K55]=&quot;L&quot;;5;IF([.K55]=&quot;A&quot;;7;10));IF([.F55]=&quot;SE&quot;;IF([.K55]=&quot;L&quot;;4;IF([.K55]=&quot;A&quot;;5;7));IF(OR([.F55]=&quot;EE&quot;;[.F55]=&quot;CE&quot;);IF([.K55]=&quot;L&quot;;3;IF([.K55]=&quot;A&quot;;4;6)))))))" office:value-type="float" office:value="4" calcext:value-type="float">
            <text:p>4</text:p>
          </table:table-cell>
          <table:table-cell table:style-name="ce196" table:formula="of:=IF([.G55]=&quot;I&quot;;[.M55]*[Contagem.$U$14];IF([.G55]=&quot;E&quot;;[.M55]*[Contagem.$U$16];IF([.G55]=&quot;A&quot;;[.M55]*[Contagem.$U$15];IF([.G55]=&quot;T&quot;;[.M55]*[Contagem.$U$17];&quot;&quot;))))" office:value-type="float" office:value="4" calcext:value-type="float">
            <text:p>4,00</text:p>
          </table:table-cell>
          <table:covered-table-cell table:style-name="ce190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ré-Visualizar Arquivo norma alteradora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56];[.K56])" office:value-type="string" office:string-value="CEA" calcext:value-type="string">
            <text:p>CEA</text:p>
          </table:table-cell>
          <table:table-cell table:style-name="ce62" table:formula="of:=IF(OR(ISBLANK([.H56]);ISBLANK([.I56]));IF(OR([.F56]=&quot;ALI&quot;;[.F56]=&quot;AIE&quot;);&quot;L&quot;;IF(ISBLANK([.F56]);&quot;&quot;;&quot;A&quot;));IF([.F56]=&quot;EE&quot;;IF([.I56]&gt;=3;IF([.H56]&gt;=5;&quot;H&quot;;&quot;A&quot;);IF([.I56]&gt;=2;IF([.H56]&gt;=16;&quot;H&quot;;IF([.H56]&lt;=4;&quot;L&quot;;&quot;A&quot;));IF([.H56]&lt;=15;&quot;L&quot;;&quot;A&quot;)));IF(OR([.F56]=&quot;SE&quot;;[.F56]=&quot;CE&quot;);IF([.I56]&gt;=4;IF([.H56]&gt;=6;&quot;H&quot;;&quot;A&quot;);IF([.I56]&gt;=2;IF([.H56]&gt;=20;&quot;H&quot;;IF([.H56]&lt;=5;&quot;L&quot;;&quot;A&quot;));IF([.H56]&lt;=19;&quot;L&quot;;&quot;A&quot;)));IF(OR([.F56]=&quot;ALI&quot;;[.F56]=&quot;AIE&quot;);IF([.I56]&gt;=6;IF([.H56]&gt;=20;&quot;H&quot;;&quot;A&quot;);IF([.I56]&gt;=2;IF([.H56]&gt;=51;&quot;H&quot;;IF([.H56]&lt;=19;&quot;L&quot;;&quot;A&quot;));IF([.H56]&lt;=50;&quot;L&quot;;&quot;A&quot;)))))))" office:value-type="string" office:string-value="A" calcext:value-type="string">
            <text:p>A</text:p>
          </table:table-cell>
          <table:table-cell table:style-name="ce62" table:formula="of:=IF([.K56]=&quot;L&quot;;&quot;Baixa&quot;;IF([.K56]=&quot;A&quot;;&quot;Média&quot;;IF([.K56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56]);&quot;&quot;;IF([.F56]=&quot;ALI&quot;;IF([.K56]=&quot;L&quot;;7;IF([.K56]=&quot;A&quot;;10;15));IF([.F56]=&quot;AIE&quot;;IF([.K56]=&quot;L&quot;;5;IF([.K56]=&quot;A&quot;;7;10));IF([.F56]=&quot;SE&quot;;IF([.K56]=&quot;L&quot;;4;IF([.K56]=&quot;A&quot;;5;7));IF(OR([.F56]=&quot;EE&quot;;[.F56]=&quot;CE&quot;);IF([.K56]=&quot;L&quot;;3;IF([.K56]=&quot;A&quot;;4;6)))))))" office:value-type="float" office:value="4" calcext:value-type="float">
            <text:p>4</text:p>
          </table:table-cell>
          <table:table-cell table:style-name="ce196" table:formula="of:=IF([.G56]=&quot;I&quot;;[.M56]*[Contagem.$U$14];IF([.G56]=&quot;E&quot;;[.M56]*[Contagem.$U$16];IF([.G56]=&quot;A&quot;;[.M56]*[Contagem.$U$15];IF([.G56]=&quot;T&quot;;[.M56]*[Contagem.$U$17];&quot;&quot;))))" office:value-type="float" office:value="4" calcext:value-type="float">
            <text:p>4,00</text:p>
          </table:table-cell>
          <table:covered-table-cell table:style-name="ce190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dicionar Fonte 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57];[.K57])" office:value-type="string" office:string-value="EEA" calcext:value-type="string">
            <text:p>EEA</text:p>
          </table:table-cell>
          <table:table-cell table:style-name="ce62" table:formula="of:=IF(OR(ISBLANK([.H57]);ISBLANK([.I57]));IF(OR([.F57]=&quot;ALI&quot;;[.F57]=&quot;AIE&quot;);&quot;L&quot;;IF(ISBLANK([.F57]);&quot;&quot;;&quot;A&quot;));IF([.F57]=&quot;EE&quot;;IF([.I57]&gt;=3;IF([.H57]&gt;=5;&quot;H&quot;;&quot;A&quot;);IF([.I57]&gt;=2;IF([.H57]&gt;=16;&quot;H&quot;;IF([.H57]&lt;=4;&quot;L&quot;;&quot;A&quot;));IF([.H57]&lt;=15;&quot;L&quot;;&quot;A&quot;)));IF(OR([.F57]=&quot;SE&quot;;[.F57]=&quot;CE&quot;);IF([.I57]&gt;=4;IF([.H57]&gt;=6;&quot;H&quot;;&quot;A&quot;);IF([.I57]&gt;=2;IF([.H57]&gt;=20;&quot;H&quot;;IF([.H57]&lt;=5;&quot;L&quot;;&quot;A&quot;));IF([.H57]&lt;=19;&quot;L&quot;;&quot;A&quot;)));IF(OR([.F57]=&quot;ALI&quot;;[.F57]=&quot;AIE&quot;);IF([.I57]&gt;=6;IF([.H57]&gt;=20;&quot;H&quot;;&quot;A&quot;);IF([.I57]&gt;=2;IF([.H57]&gt;=51;&quot;H&quot;;IF([.H57]&lt;=19;&quot;L&quot;;&quot;A&quot;));IF([.H57]&lt;=50;&quot;L&quot;;&quot;A&quot;)))))))" office:value-type="string" office:string-value="A" calcext:value-type="string">
            <text:p>A</text:p>
          </table:table-cell>
          <table:table-cell table:style-name="ce62" table:formula="of:=IF([.K57]=&quot;L&quot;;&quot;Baixa&quot;;IF([.K57]=&quot;A&quot;;&quot;Média&quot;;IF([.K57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57]);&quot;&quot;;IF([.F57]=&quot;ALI&quot;;IF([.K57]=&quot;L&quot;;7;IF([.K57]=&quot;A&quot;;10;15));IF([.F57]=&quot;AIE&quot;;IF([.K57]=&quot;L&quot;;5;IF([.K57]=&quot;A&quot;;7;10));IF([.F57]=&quot;SE&quot;;IF([.K57]=&quot;L&quot;;4;IF([.K57]=&quot;A&quot;;5;7));IF(OR([.F57]=&quot;EE&quot;;[.F57]=&quot;CE&quot;);IF([.K57]=&quot;L&quot;;3;IF([.K57]=&quot;A&quot;;4;6)))))))" office:value-type="float" office:value="4" calcext:value-type="float">
            <text:p>4</text:p>
          </table:table-cell>
          <table:table-cell table:style-name="ce196" table:formula="of:=IF([.G57]=&quot;I&quot;;[.M57]*[Contagem.$U$14];IF([.G57]=&quot;E&quot;;[.M57]*[Contagem.$U$16];IF([.G57]=&quot;A&quot;;[.M57]*[Contagem.$U$15];IF([.G57]=&quot;T&quot;;[.M57]*[Contagem.$U$17];&quot;&quot;))))" office:value-type="float" office:value="3" calcext:value-type="float">
            <text:p>3,00</text:p>
          </table:table-cell>
          <table:covered-table-cell table:style-name="ce190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Editar Fonte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A</text:p>
          </table:table-cell>
          <table:table-cell table:style-name="ce166" table:number-columns-repeated="2"/>
          <table:table-cell table:style-name="ce166" table:formula="of:=CONCATENATE([.F58];[.K58])" office:value-type="string" office:string-value="EEA" calcext:value-type="string">
            <text:p>EEA</text:p>
          </table:table-cell>
          <table:table-cell table:style-name="ce62" table:formula="of:=IF(OR(ISBLANK([.H58]);ISBLANK([.I58]));IF(OR([.F58]=&quot;ALI&quot;;[.F58]=&quot;AIE&quot;);&quot;L&quot;;IF(ISBLANK([.F58]);&quot;&quot;;&quot;A&quot;));IF([.F58]=&quot;EE&quot;;IF([.I58]&gt;=3;IF([.H58]&gt;=5;&quot;H&quot;;&quot;A&quot;);IF([.I58]&gt;=2;IF([.H58]&gt;=16;&quot;H&quot;;IF([.H58]&lt;=4;&quot;L&quot;;&quot;A&quot;));IF([.H58]&lt;=15;&quot;L&quot;;&quot;A&quot;)));IF(OR([.F58]=&quot;SE&quot;;[.F58]=&quot;CE&quot;);IF([.I58]&gt;=4;IF([.H58]&gt;=6;&quot;H&quot;;&quot;A&quot;);IF([.I58]&gt;=2;IF([.H58]&gt;=20;&quot;H&quot;;IF([.H58]&lt;=5;&quot;L&quot;;&quot;A&quot;));IF([.H58]&lt;=19;&quot;L&quot;;&quot;A&quot;)));IF(OR([.F58]=&quot;ALI&quot;;[.F58]=&quot;AIE&quot;);IF([.I58]&gt;=6;IF([.H58]&gt;=20;&quot;H&quot;;&quot;A&quot;);IF([.I58]&gt;=2;IF([.H58]&gt;=51;&quot;H&quot;;IF([.H58]&lt;=19;&quot;L&quot;;&quot;A&quot;));IF([.H58]&lt;=50;&quot;L&quot;;&quot;A&quot;)))))))" office:value-type="string" office:string-value="A" calcext:value-type="string">
            <text:p>A</text:p>
          </table:table-cell>
          <table:table-cell table:style-name="ce62" table:formula="of:=IF([.K58]=&quot;L&quot;;&quot;Baixa&quot;;IF([.K58]=&quot;A&quot;;&quot;Média&quot;;IF([.K58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58]);&quot;&quot;;IF([.F58]=&quot;ALI&quot;;IF([.K58]=&quot;L&quot;;7;IF([.K58]=&quot;A&quot;;10;15));IF([.F58]=&quot;AIE&quot;;IF([.K58]=&quot;L&quot;;5;IF([.K58]=&quot;A&quot;;7;10));IF([.F58]=&quot;SE&quot;;IF([.K58]=&quot;L&quot;;4;IF([.K58]=&quot;A&quot;;5;7));IF(OR([.F58]=&quot;EE&quot;;[.F58]=&quot;CE&quot;);IF([.K58]=&quot;L&quot;;3;IF([.K58]=&quot;A&quot;;4;6)))))))" office:value-type="float" office:value="4" calcext:value-type="float">
            <text:p>4</text:p>
          </table:table-cell>
          <table:table-cell table:style-name="ce196" table:formula="of:=IF([.G58]=&quot;I&quot;;[.M58]*[Contagem.$U$14];IF([.G58]=&quot;E&quot;;[.M58]*[Contagem.$U$16];IF([.G58]=&quot;A&quot;;[.M58]*[Contagem.$U$15];IF([.G58]=&quot;T&quot;;[.M58]*[Contagem.$U$17];&quot;&quot;))))" office:value-type="float" office:value="3" calcext:value-type="float">
            <text:p>3,00</text:p>
          </table:table-cell>
          <table:covered-table-cell table:style-name="ce190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Pré-Visualizar Arquiv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C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59];[.K59])" office:value-type="string" office:string-value="CEA" calcext:value-type="string">
            <text:p>CEA</text:p>
          </table:table-cell>
          <table:table-cell table:style-name="ce62" table:formula="of:=IF(OR(ISBLANK([.H59]);ISBLANK([.I59]));IF(OR([.F59]=&quot;ALI&quot;;[.F59]=&quot;AIE&quot;);&quot;L&quot;;IF(ISBLANK([.F59]);&quot;&quot;;&quot;A&quot;));IF([.F59]=&quot;EE&quot;;IF([.I59]&gt;=3;IF([.H59]&gt;=5;&quot;H&quot;;&quot;A&quot;);IF([.I59]&gt;=2;IF([.H59]&gt;=16;&quot;H&quot;;IF([.H59]&lt;=4;&quot;L&quot;;&quot;A&quot;));IF([.H59]&lt;=15;&quot;L&quot;;&quot;A&quot;)));IF(OR([.F59]=&quot;SE&quot;;[.F59]=&quot;CE&quot;);IF([.I59]&gt;=4;IF([.H59]&gt;=6;&quot;H&quot;;&quot;A&quot;);IF([.I59]&gt;=2;IF([.H59]&gt;=20;&quot;H&quot;;IF([.H59]&lt;=5;&quot;L&quot;;&quot;A&quot;));IF([.H59]&lt;=19;&quot;L&quot;;&quot;A&quot;)));IF(OR([.F59]=&quot;ALI&quot;;[.F59]=&quot;AIE&quot;);IF([.I59]&gt;=6;IF([.H59]&gt;=20;&quot;H&quot;;&quot;A&quot;);IF([.I59]&gt;=2;IF([.H59]&gt;=51;&quot;H&quot;;IF([.H59]&lt;=19;&quot;L&quot;;&quot;A&quot;));IF([.H59]&lt;=50;&quot;L&quot;;&quot;A&quot;)))))))" office:value-type="string" office:string-value="A" calcext:value-type="string">
            <text:p>A</text:p>
          </table:table-cell>
          <table:table-cell table:style-name="ce62" table:formula="of:=IF([.K59]=&quot;L&quot;;&quot;Baixa&quot;;IF([.K59]=&quot;A&quot;;&quot;Média&quot;;IF([.K59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59]);&quot;&quot;;IF([.F59]=&quot;ALI&quot;;IF([.K59]=&quot;L&quot;;7;IF([.K59]=&quot;A&quot;;10;15));IF([.F59]=&quot;AIE&quot;;IF([.K59]=&quot;L&quot;;5;IF([.K59]=&quot;A&quot;;7;10));IF([.F59]=&quot;SE&quot;;IF([.K59]=&quot;L&quot;;4;IF([.K59]=&quot;A&quot;;5;7));IF(OR([.F59]=&quot;EE&quot;;[.F59]=&quot;CE&quot;);IF([.K59]=&quot;L&quot;;3;IF([.K59]=&quot;A&quot;;4;6)))))))" office:value-type="float" office:value="4" calcext:value-type="float">
            <text:p>4</text:p>
          </table:table-cell>
          <table:table-cell table:style-name="ce196" table:formula="of:=IF([.G59]=&quot;I&quot;;[.M59]*[Contagem.$U$14];IF([.G59]=&quot;E&quot;;[.M59]*[Contagem.$U$16];IF([.G59]=&quot;A&quot;;[.M59]*[Contagem.$U$15];IF([.G59]=&quot;T&quot;;[.M59]*[Contagem.$U$17];&quot;&quot;))))" office:value-type="float" office:value="4" calcext:value-type="float">
            <text:p>4,00</text:p>
          </table:table-cell>
          <table:covered-table-cell table:style-name="ce190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42" office:value-type="string" calcext:value-type="string" table:number-columns-spanned="16" table:number-rows-spanned="1">
            <text:p>Implementar uma opção para que o normativo que está sendo cadastrado, seja salvo previamente, para uma aceitação posterior</text:p>
          </table:table-cell>
          <table:covered-table-cell table:number-columns-repeated="4" table:style-name="ce51"/>
          <table:covered-table-cell table:style-name="ce81" table:content-validation-name="val1"/>
          <table:covered-table-cell table:style-name="ce168" table:content-validation-name="val2"/>
          <table:covered-table-cell table:number-columns-repeated="3" table:style-name="ce81"/>
          <table:covered-table-cell table:number-columns-repeated="2" table:style-name="ce187"/>
          <table:covered-table-cell table:style-name="ce81"/>
          <table:covered-table-cell table:style-name="ce194"/>
          <table:covered-table-cell table:style-name="ce209"/>
          <table:covered-table-cell table:style-name="ce216"/>
          <table:table-cell table:style-name="ce227"/>
          <table:table-cell table:style-name="ce236" table:number-columns-repeated="1007"/>
        </table:table-row>
        <table:table-row table:style-name="ro5">
          <table:table-cell table:style-name="ce60" office:value-type="string" calcext:value-type="string" table:number-columns-spanned="5" table:number-rows-spanned="1">
            <text:p>Salvar para aprovaçã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61];[.K61])" office:value-type="string" office:string-value="EEA" calcext:value-type="string">
            <text:p>EEA</text:p>
          </table:table-cell>
          <table:table-cell table:style-name="ce62" table:formula="of:=IF(OR(ISBLANK([.H61]);ISBLANK([.I61]));IF(OR([.F61]=&quot;ALI&quot;;[.F61]=&quot;AIE&quot;);&quot;L&quot;;IF(ISBLANK([.F61]);&quot;&quot;;&quot;A&quot;));IF([.F61]=&quot;EE&quot;;IF([.I61]&gt;=3;IF([.H61]&gt;=5;&quot;H&quot;;&quot;A&quot;);IF([.I61]&gt;=2;IF([.H61]&gt;=16;&quot;H&quot;;IF([.H61]&lt;=4;&quot;L&quot;;&quot;A&quot;));IF([.H61]&lt;=15;&quot;L&quot;;&quot;A&quot;)));IF(OR([.F61]=&quot;SE&quot;;[.F61]=&quot;CE&quot;);IF([.I61]&gt;=4;IF([.H61]&gt;=6;&quot;H&quot;;&quot;A&quot;);IF([.I61]&gt;=2;IF([.H61]&gt;=20;&quot;H&quot;;IF([.H61]&lt;=5;&quot;L&quot;;&quot;A&quot;));IF([.H61]&lt;=19;&quot;L&quot;;&quot;A&quot;)));IF(OR([.F61]=&quot;ALI&quot;;[.F61]=&quot;AIE&quot;);IF([.I61]&gt;=6;IF([.H61]&gt;=20;&quot;H&quot;;&quot;A&quot;);IF([.I61]&gt;=2;IF([.H61]&gt;=51;&quot;H&quot;;IF([.H61]&lt;=19;&quot;L&quot;;&quot;A&quot;));IF([.H61]&lt;=50;&quot;L&quot;;&quot;A&quot;)))))))" office:value-type="string" office:string-value="A" calcext:value-type="string">
            <text:p>A</text:p>
          </table:table-cell>
          <table:table-cell table:style-name="ce62" table:formula="of:=IF([.K61]=&quot;L&quot;;&quot;Baixa&quot;;IF([.K61]=&quot;A&quot;;&quot;Média&quot;;IF([.K61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61]);&quot;&quot;;IF([.F61]=&quot;ALI&quot;;IF([.K61]=&quot;L&quot;;7;IF([.K61]=&quot;A&quot;;10;15));IF([.F61]=&quot;AIE&quot;;IF([.K61]=&quot;L&quot;;5;IF([.K61]=&quot;A&quot;;7;10));IF([.F61]=&quot;SE&quot;;IF([.K61]=&quot;L&quot;;4;IF([.K61]=&quot;A&quot;;5;7));IF(OR([.F61]=&quot;EE&quot;;[.F61]=&quot;CE&quot;);IF([.K61]=&quot;L&quot;;3;IF([.K61]=&quot;A&quot;;4;6)))))))" office:value-type="float" office:value="4" calcext:value-type="float">
            <text:p>4</text:p>
          </table:table-cell>
          <table:table-cell table:style-name="ce196" table:formula="of:=IF([.G61]=&quot;I&quot;;[.M61]*[Contagem.$U$14];IF([.G61]=&quot;E&quot;;[.M61]*[Contagem.$U$16];IF([.G61]=&quot;A&quot;;[.M61]*[Contagem.$U$15];IF([.G61]=&quot;T&quot;;[.M61]*[Contagem.$U$17];&quot;&quot;))))" office:value-type="float" office:value="4" calcext:value-type="float">
            <text:p>4,00</text:p>
          </table:table-cell>
          <table:table-cell table:style-name="ce190" office:value-type="string" calcext:value-type="string" table:number-columns-spanned="2" table:number-rows-spanned="1">
            <text:p>O perfil de estagiário deve salvar a norma e aguardar aprovação para a sua publicação</text:p>
          </table:table-cell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5">
          <table:table-cell table:style-name="ce60" office:value-type="string" calcext:value-type="string" table:number-columns-spanned="5" table:number-rows-spanned="1">
            <text:p>Aprovar Cadastro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62];[.K62])" office:value-type="string" office:string-value="EEA" calcext:value-type="string">
            <text:p>EEA</text:p>
          </table:table-cell>
          <table:table-cell table:style-name="ce62" table:formula="of:=IF(OR(ISBLANK([.H62]);ISBLANK([.I62]));IF(OR([.F62]=&quot;ALI&quot;;[.F62]=&quot;AIE&quot;);&quot;L&quot;;IF(ISBLANK([.F62]);&quot;&quot;;&quot;A&quot;));IF([.F62]=&quot;EE&quot;;IF([.I62]&gt;=3;IF([.H62]&gt;=5;&quot;H&quot;;&quot;A&quot;);IF([.I62]&gt;=2;IF([.H62]&gt;=16;&quot;H&quot;;IF([.H62]&lt;=4;&quot;L&quot;;&quot;A&quot;));IF([.H62]&lt;=15;&quot;L&quot;;&quot;A&quot;)));IF(OR([.F62]=&quot;SE&quot;;[.F62]=&quot;CE&quot;);IF([.I62]&gt;=4;IF([.H62]&gt;=6;&quot;H&quot;;&quot;A&quot;);IF([.I62]&gt;=2;IF([.H62]&gt;=20;&quot;H&quot;;IF([.H62]&lt;=5;&quot;L&quot;;&quot;A&quot;));IF([.H62]&lt;=19;&quot;L&quot;;&quot;A&quot;)));IF(OR([.F62]=&quot;ALI&quot;;[.F62]=&quot;AIE&quot;);IF([.I62]&gt;=6;IF([.H62]&gt;=20;&quot;H&quot;;&quot;A&quot;);IF([.I62]&gt;=2;IF([.H62]&gt;=51;&quot;H&quot;;IF([.H62]&lt;=19;&quot;L&quot;;&quot;A&quot;));IF([.H62]&lt;=50;&quot;L&quot;;&quot;A&quot;)))))))" office:value-type="string" office:string-value="A" calcext:value-type="string">
            <text:p>A</text:p>
          </table:table-cell>
          <table:table-cell table:style-name="ce62" table:formula="of:=IF([.K62]=&quot;L&quot;;&quot;Baixa&quot;;IF([.K62]=&quot;A&quot;;&quot;Média&quot;;IF([.K62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62]);&quot;&quot;;IF([.F62]=&quot;ALI&quot;;IF([.K62]=&quot;L&quot;;7;IF([.K62]=&quot;A&quot;;10;15));IF([.F62]=&quot;AIE&quot;;IF([.K62]=&quot;L&quot;;5;IF([.K62]=&quot;A&quot;;7;10));IF([.F62]=&quot;SE&quot;;IF([.K62]=&quot;L&quot;;4;IF([.K62]=&quot;A&quot;;5;7));IF(OR([.F62]=&quot;EE&quot;;[.F62]=&quot;CE&quot;);IF([.K62]=&quot;L&quot;;3;IF([.K62]=&quot;A&quot;;4;6)))))))" office:value-type="float" office:value="4" calcext:value-type="float">
            <text:p>4</text:p>
          </table:table-cell>
          <table:table-cell table:style-name="ce196" table:formula="of:=IF([.G62]=&quot;I&quot;;[.M62]*[Contagem.$U$14];IF([.G62]=&quot;E&quot;;[.M62]*[Contagem.$U$16];IF([.G62]=&quot;A&quot;;[.M62]*[Contagem.$U$15];IF([.G62]=&quot;T&quot;;[.M62]*[Contagem.$U$17];&quot;&quot;))))" office:value-type="float" office:value="4" calcext:value-type="float">
            <text:p>4,00</text:p>
          </table:table-cell>
          <table:table-cell table:style-name="ce190" office:value-type="string" calcext:value-type="string" table:number-columns-spanned="2" table:number-rows-spanned="1">
            <text:p>Perfil deve entrar na norma e aprovar para que a mesma seja publicada</text:p>
          </table:table-cell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2">
          <table:table-cell table:style-name="ce42" office:value-type="string" calcext:value-type="string" table:number-columns-spanned="16" table:number-rows-spanned="1">
            <text:p>Mudar o leiaute do sistema</text:p>
          </table:table-cell>
          <table:covered-table-cell table:number-columns-repeated="4" table:style-name="ce51"/>
          <table:covered-table-cell table:style-name="ce81" table:content-validation-name="val1"/>
          <table:covered-table-cell table:style-name="ce168" table:content-validation-name="val2"/>
          <table:covered-table-cell table:number-columns-repeated="3" table:style-name="ce81"/>
          <table:covered-table-cell table:number-columns-repeated="2" table:style-name="ce187"/>
          <table:covered-table-cell table:style-name="ce81"/>
          <table:covered-table-cell table:style-name="ce194"/>
          <table:covered-table-cell table:style-name="ce209"/>
          <table:covered-table-cell table:style-name="ce216"/>
          <table:table-cell table:style-name="ce227"/>
          <table:table-cell table:style-name="ce236" table:number-columns-repeated="1007"/>
        </table:table-row>
        <table:table-row table:style-name="ro5">
          <table:table-cell table:style-name="ce60" office:value-type="string" calcext:value-type="string" table:number-columns-spanned="5" table:number-rows-spanned="1">
            <text:p>Mudar Layout do sistema</text:p>
          </table:table-cell>
          <table:covered-table-cell table:number-columns-repeated="4" table:style-name="Default"/>
          <table:table-cell table:style-name="ce74" table:content-validation-name="val1"/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64];[.K64])">
            <text:p/>
          </table:table-cell>
          <table:table-cell table:style-name="ce62" table:formula="of:=IF(OR(ISBLANK([.H64]);ISBLANK([.I64]));IF(OR([.F64]=&quot;ALI&quot;;[.F64]=&quot;AIE&quot;);&quot;L&quot;;IF(ISBLANK([.F64]);&quot;&quot;;&quot;A&quot;));IF([.F64]=&quot;EE&quot;;IF([.I64]&gt;=3;IF([.H64]&gt;=5;&quot;H&quot;;&quot;A&quot;);IF([.I64]&gt;=2;IF([.H64]&gt;=16;&quot;H&quot;;IF([.H64]&lt;=4;&quot;L&quot;;&quot;A&quot;));IF([.H64]&lt;=15;&quot;L&quot;;&quot;A&quot;)));IF(OR([.F64]=&quot;SE&quot;;[.F64]=&quot;CE&quot;);IF([.I64]&gt;=4;IF([.H64]&gt;=6;&quot;H&quot;;&quot;A&quot;);IF([.I64]&gt;=2;IF([.H64]&gt;=20;&quot;H&quot;;IF([.H64]&lt;=5;&quot;L&quot;;&quot;A&quot;));IF([.H64]&lt;=19;&quot;L&quot;;&quot;A&quot;)));IF(OR([.F64]=&quot;ALI&quot;;[.F64]=&quot;AIE&quot;);IF([.I64]&gt;=6;IF([.H64]&gt;=20;&quot;H&quot;;&quot;A&quot;);IF([.I64]&gt;=2;IF([.H64]&gt;=51;&quot;H&quot;;IF([.H64]&lt;=19;&quot;L&quot;;&quot;A&quot;));IF([.H64]&lt;=50;&quot;L&quot;;&quot;A&quot;)))))))">
            <text:p/>
          </table:table-cell>
          <table:table-cell table:style-name="ce62" table:formula="of:=IF([.K64]=&quot;L&quot;;&quot;Baixa&quot;;IF([.K64]=&quot;A&quot;;&quot;Média&quot;;IF([.K64]=&quot;&quot;;&quot;&quot;;&quot;Alta&quot;)))">
            <text:p/>
          </table:table-cell>
          <table:table-cell table:style-name="ce196" table:formula="of:=233*0.6" office:value-type="float" office:value="139.8" calcext:value-type="float">
            <text:p>139,80</text:p>
          </table:table-cell>
          <table:table-cell table:style-name="ce196" table:formula="of:=233*0.6" office:value-type="float" office:value="139.8" calcext:value-type="float">
            <text:p>139,80</text:p>
          </table:table-cell>
          <table:table-cell table:style-name="ce190" office:value-type="string" calcext:value-type="string" table:number-columns-spanned="2" table:number-rows-spanned="1">
            <text:p>233 Funções transacionais impactadas * 0,6 PF = 139,8 Pfs</text:p>
          </table:table-cell>
          <table:covered-table-cell table:style-name="ce198"/>
          <table:table-cell table:style-name="ce171"/>
          <table:table-cell table:style-name="ce177" table:number-columns-repeated="1007"/>
        </table:table-row>
        <table:table-row table:style-name="ro1">
          <table:table-cell table:style-name="ce42" office:value-type="string" calcext:value-type="string" table:number-columns-spanned="16" table:number-rows-spanned="1">
            <text:p>Módulo de arquivos</text:p>
          </table:table-cell>
          <table:covered-table-cell table:number-columns-repeated="5" table:style-name="Default"/>
          <table:covered-table-cell table:style-name="ce172"/>
          <table:covered-table-cell table:number-columns-repeated="9" table:style-name="Default"/>
          <table:table-cell table:style-name="ce233"/>
          <table:table-cell table:style-name="ce243" table:number-columns-repeated="1007"/>
        </table:table-row>
        <table:table-row table:style-name="ro5">
          <table:table-cell table:style-name="ce60" office:value-type="string" calcext:value-type="string" table:number-columns-spanned="5" table:number-rows-spanned="1">
            <text:p>Excluir Imagem</text:p>
          </table:table-cell>
          <table:covered-table-cell table:number-columns-repeated="4" table:style-name="Default"/>
          <table:table-cell table:style-name="ce74" table:content-validation-name="val1" office:value-type="string" calcext:value-type="string">
            <text:p>E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166" table:number-columns-repeated="2"/>
          <table:table-cell table:style-name="ce166" table:formula="of:=CONCATENATE([.F66];[.K66])" office:value-type="string" office:string-value="EEA" calcext:value-type="string">
            <text:p>EEA</text:p>
          </table:table-cell>
          <table:table-cell table:style-name="ce62" table:formula="of:=IF(OR(ISBLANK([.H66]);ISBLANK([.I66]));IF(OR([.F66]=&quot;ALI&quot;;[.F66]=&quot;AIE&quot;);&quot;L&quot;;IF(ISBLANK([.F66]);&quot;&quot;;&quot;A&quot;));IF([.F66]=&quot;EE&quot;;IF([.I66]&gt;=3;IF([.H66]&gt;=5;&quot;H&quot;;&quot;A&quot;);IF([.I66]&gt;=2;IF([.H66]&gt;=16;&quot;H&quot;;IF([.H66]&lt;=4;&quot;L&quot;;&quot;A&quot;));IF([.H66]&lt;=15;&quot;L&quot;;&quot;A&quot;)));IF(OR([.F66]=&quot;SE&quot;;[.F66]=&quot;CE&quot;);IF([.I66]&gt;=4;IF([.H66]&gt;=6;&quot;H&quot;;&quot;A&quot;);IF([.I66]&gt;=2;IF([.H66]&gt;=20;&quot;H&quot;;IF([.H66]&lt;=5;&quot;L&quot;;&quot;A&quot;));IF([.H66]&lt;=19;&quot;L&quot;;&quot;A&quot;)));IF(OR([.F66]=&quot;ALI&quot;;[.F66]=&quot;AIE&quot;);IF([.I66]&gt;=6;IF([.H66]&gt;=20;&quot;H&quot;;&quot;A&quot;);IF([.I66]&gt;=2;IF([.H66]&gt;=51;&quot;H&quot;;IF([.H66]&lt;=19;&quot;L&quot;;&quot;A&quot;));IF([.H66]&lt;=50;&quot;L&quot;;&quot;A&quot;)))))))" office:value-type="string" office:string-value="A" calcext:value-type="string">
            <text:p>A</text:p>
          </table:table-cell>
          <table:table-cell table:style-name="ce62" table:formula="of:=IF([.K66]=&quot;L&quot;;&quot;Baixa&quot;;IF([.K66]=&quot;A&quot;;&quot;Média&quot;;IF([.K66]=&quot;&quot;;&quot;&quot;;&quot;Alta&quot;)))" office:value-type="string" office:string-value="Média" calcext:value-type="string">
            <text:p>Média</text:p>
          </table:table-cell>
          <table:table-cell table:style-name="ce166" table:formula="of:=IF(ISBLANK([.F66]);&quot;&quot;;IF([.F66]=&quot;ALI&quot;;IF([.K66]=&quot;L&quot;;7;IF([.K66]=&quot;A&quot;;10;15));IF([.F66]=&quot;AIE&quot;;IF([.K66]=&quot;L&quot;;5;IF([.K66]=&quot;A&quot;;7;10));IF([.F66]=&quot;SE&quot;;IF([.K66]=&quot;L&quot;;4;IF([.K66]=&quot;A&quot;;5;7));IF(OR([.F66]=&quot;EE&quot;;[.F66]=&quot;CE&quot;);IF([.K66]=&quot;L&quot;;3;IF([.K66]=&quot;A&quot;;4;6)))))))" office:value-type="float" office:value="4" calcext:value-type="float">
            <text:p>4</text:p>
          </table:table-cell>
          <table:table-cell table:style-name="ce196" table:formula="of:=IF([.G66]=&quot;I&quot;;[.M66]*[Contagem.$U$14];IF([.G66]=&quot;E&quot;;[.M66]*[Contagem.$U$16];IF([.G66]=&quot;A&quot;;[.M66]*[Contagem.$U$15];IF([.G66]=&quot;T&quot;;[.M66]*[Contagem.$U$17];&quot;&quot;))))" office:value-type="float" office:value="4" calcext:value-type="float">
            <text:p>4,00</text:p>
          </table:table-cell>
          <table:table-cell table:style-name="ce190" office:value-type="string" calcext:value-type="string" table:number-columns-spanned="2" table:number-rows-spanned="1">
            <text:p>na função Administrar/Arquivo, não há opção de excluir uma imagem salva numa pasta. </text:p>
          </table:table-cell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1">
          <table:table-cell table:style-name="ce60" table:number-columns-spanned="5" table:number-rows-spanned="1"/>
          <table:covered-table-cell table:number-columns-repeated="4" table:style-name="Default"/>
          <table:table-cell table:style-name="ce74" table:content-validation-name="val1"/>
          <table:table-cell table:style-name="ce174" table:content-validation-name="val2"/>
          <table:table-cell table:style-name="ce166" table:number-columns-repeated="3"/>
          <table:table-cell table:style-name="ce62" table:number-columns-repeated="2"/>
          <table:table-cell table:style-name="ce166"/>
          <table:table-cell table:style-name="ce196"/>
          <table:table-cell table:style-name="ce190" table:number-columns-spanned="2" table:number-rows-spanned="1"/>
          <table:covered-table-cell table:style-name="ce198"/>
          <table:table-cell table:style-name="ce233"/>
          <table:table-cell table:style-name="ce243" table:number-columns-repeated="1007"/>
        </table:table-row>
        <table:table-row table:style-name="ro2" table:number-rows-repeated="6">
          <table:table-cell table:number-columns-repeated="16"/>
          <table:table-cell table:style-name="ce233"/>
          <table:table-cell table:style-name="ce243" table:number-columns-repeated="1007"/>
        </table:table-row>
        <table:table-row table:style-name="ro1" table:visibility="collapse" table:number-rows-repeated="1048471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Funções.$A$1" table:cell-range-address="Funções.$A$1:Funções.$IV$7"/>
        </table:named-expressions>
        <calcext:conditional-formats>
          <calcext:conditional-format calcext:target-range-address="Funções.G9:Funções.G11 Funções.G14:Funções.G67">
            <calcext:condition calcext:apply-style-name="cf1" calcext:value="=&quot;I&quot;" calcext:base-cell-address="Funções.G9"/>
            <calcext:condition calcext:apply-style-name="cf2" calcext:value="=&quot;A&quot;" calcext:base-cell-address="Funções.G9"/>
            <calcext:condition calcext:apply-style-name="cf3" calcext:value="=&quot;E&quot;" calcext:base-cell-address="Funções.G9"/>
          </calcext:conditional-format>
        </calcext:conditional-formats>
      </table:table>
      <table:table table:name="Sumário" table:style-name="ta3">
        <table:table-column table:style-name="co26" table:default-cell-style-name="ce80"/>
        <table:table-column table:style-name="co27" table:default-cell-style-name="ce80"/>
        <table:table-column table:style-name="co28" table:default-cell-style-name="ce80"/>
        <table:table-column table:style-name="co29" table:default-cell-style-name="ce80"/>
        <table:table-column table:style-name="co11" table:default-cell-style-name="ce80"/>
        <table:table-column table:style-name="co30" table:default-cell-style-name="ce80"/>
        <table:table-column table:style-name="co28" table:default-cell-style-name="ce80"/>
        <table:table-column table:style-name="co31" table:default-cell-style-name="ce80"/>
        <table:table-column table:style-name="co18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9" table:number-columns-repeated="1012" table:default-cell-style-name="ce80"/>
        <table:table-row table:style-name="ro2">
          <table:table-cell table:style-name="ce114" office:value-type="string" calcext:value-type="string" table:number-columns-spanned="12" table:number-rows-spanned="3">
            <text:p>Sumário da Contagem</text:p>
          </table:table-cell>
          <table:covered-table-cell table:number-columns-repeated="11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15" table:formula="of:=[Contagem.A8]&amp;&quot; : &quot;&amp;[Contagem.F8]" office:value-type="string" office:string-value="Aplicação : SINJ CADASTRO" calcext:value-type="string" table:number-columns-spanned="5" table:number-rows-spanned="1">
            <text:p>Aplicação : SINJ CADASTRO</text:p>
          </table:table-cell>
          <table:covered-table-cell table:number-columns-repeated="4"/>
          <table:table-cell table:style-name="ce140" table:formula="of:=[Contagem.A9]&amp;&quot; : &quot;&amp;[Contagem.F9]" office:value-type="string" office:string-value="Projeto : SINJ – DF" calcext:value-type="string" table:number-columns-spanned="7" table:number-rows-spanned="1">
            <text:p>Projeto : SINJ – DF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115" table:formula="of:=[Contagem.A10]&amp;&quot; : &quot;&amp;[Contagem.F10]" office:value-type="string" office:string-value="Responsável : João Henrique Ferreira" calcext:value-type="string" table:number-columns-spanned="5" table:number-rows-spanned="1">
            <text:p>Responsável : João Henrique Ferreira</text:p>
          </table:table-cell>
          <table:covered-table-cell table:number-columns-repeated="4"/>
          <table:table-cell table:style-name="ce140" table:formula="of:=[Contagem.A11]&amp;&quot; : &quot;&amp;[Contagem.F11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116" table:formula="of:=[Contagem.A7]&amp;&quot; : &quot;&amp;[Contagem.F7]" office:value-type="string" office:string-value="Empresa : LightBase Consultoria em Software Público" calcext:value-type="string">
            <text:p>Empresa : LightBase Consultoria em Software Público</text:p>
          </table:table-cell>
          <table:table-cell table:style-name="ce122" table:number-columns-repeated="2"/>
          <table:table-cell table:style-name="ce135" table:number-columns-repeated="2"/>
          <table:table-cell table:style-name="ce65" table:formula="of:=[Contagem.R7]&amp;&quot; = &quot;&amp;VALUE([Contagem.T7])" office:value-type="string" office:string-value="R$/PF = 576" calcext:value-type="string" table:number-columns-spanned="2" table:number-rows-spanned="1">
            <text:p>R$/PF = 576</text:p>
          </table:table-cell>
          <table:covered-table-cell/>
          <table:table-cell table:style-name="ce65" table:formula="of:=&quot; Custo= &quot;&amp;DOLLAR([Contagem.W7])" office:value-type="string" office:string-value=" Custo= R$ 146.620,80" calcext:value-type="string" table:number-columns-spanned="3" table:number-rows-spanned="1">
            <text:p><text:s/>Custo= R$ 146.620,80</text:p>
          </table:table-cell>
          <table:covered-table-cell table:number-columns-repeated="2"/>
          <table:table-cell table:style-name="ce154" table:formula="of:=&quot;PF  = &quot;&amp;VALUE([Contagem.W8])" office:value-type="string" office:string-value="PF  = 254,55" calcext:value-type="string" table:number-columns-spanned="2" table:number-rows-spanned="1">
            <text:p>PF <text:s/>= 254,55</text:p>
          </table:table-cell>
          <table:covered-table-cell/>
          <table:table-cell table:number-columns-repeated="1012"/>
        </table:table-row>
        <table:table-row table:style-name="ro2">
          <table:table-cell table:style-name="ce117" office:value-type="string" calcext:value-type="string" table:number-columns-spanned="2" table:number-rows-spanned="2">
            <text:p>Tipo de Função</text:p>
          </table:table-cell>
          <table:covered-table-cell/>
          <table:table-cell table:style-name="ce129" office:value-type="string" calcext:value-type="string" table:number-columns-spanned="4" table:number-rows-spanned="2">
            <text:p>Complexidade Funcional</text:p>
          </table:table-cell>
          <table:covered-table-cell table:number-columns-repeated="3"/>
          <table:table-cell table:style-name="ce141" office:value-type="string" calcext:value-type="string" table:number-columns-spanned="1" table:number-rows-spanned="2">
            <text:p>Total por Complexidade</text:p>
          </table:table-cell>
          <table:table-cell table:style-name="ce141" table:number-columns-spanned="1" table:number-rows-spanned="2"/>
          <table:table-cell table:style-name="ce147" office:value-type="string" calcext:value-type="string" table:number-columns-spanned="2" table:number-rows-spanned="2">
            <text:p>% </text:p>
          </table:table-cell>
          <table:covered-table-cell/>
          <table:table-cell table:style-name="ce155" table:number-columns-spanned="2" table:number-rows-spanned="2"/>
          <table:covered-table-cell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0" table:number-columns-repeated="9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3.02mm" svg:height="4.5mm" svg:x="34.13mm" svg:y="38.89mm" draw:caption-point-x="-13.6mm" draw:caption-point-y="-0.69mm">
              <dc:date>2016-03-10T00:00:00</dc:date>
              <text:p text:style-name="P1"><text:span text:style-name="T1">Entrada Externa</text:span></text:p>
            </office:annotation>
            <text:p>EE</text:p>
          </table:table-cell>
          <table:table-cell table:style-name="ce131" table:formula="of:=COUNTIF(CF;&quot;E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3</text:p>
          </table:table-cell>
          <table:table-cell table:style-name="ce131" table:formula="of:=[.C10]*3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E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11]*4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E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6</text:p>
          </table:table-cell>
          <table:table-cell table:style-name="ce131" table:formula="of:=[.C12]*6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/>
          <table:table-cell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10:.C12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10:.G12])" office:value-type="float" office:value="0" calcext:value-type="float">
            <text:p>0</text:p>
          </table:table-cell>
          <table:table-cell table:style-name="ce132"/>
          <table:table-cell table:style-name="ce149" table:formula="of:=IF([.$G$45]&lt;&gt;0;[.G14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2"/>
          <table:table-cell table:style-name="ce165"/>
          <table:table-cell table:number-columns-repeated="1009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2"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0.37mm" svg:height="4.5mm" svg:x="34.13mm" svg:y="69.85mm" draw:caption-point-x="-13.6mm" draw:caption-point-y="-5.99mm">
              <dc:date>2016-03-10T00:00:00</dc:date>
              <text:p text:style-name="P1"><text:span text:style-name="T1">Saída Externa</text:span></text:p>
            </office:annotation>
            <text:p>SE</text:p>
          </table:table-cell>
          <table:table-cell table:style-name="ce131" table:formula="of:=COUNTIF(CF;&quot;S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17]*4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S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5</text:p>
          </table:table-cell>
          <table:table-cell table:style-name="ce131" table:formula="of:=[.C18]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S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7</text:p>
          </table:table-cell>
          <table:table-cell table:style-name="ce131" table:formula="of:=[.C19]*7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17:.C19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17:.G19])" office:value-type="float" office:value="0" calcext:value-type="float">
            <text:p>0</text:p>
          </table:table-cell>
          <table:table-cell table:style-name="ce132"/>
          <table:table-cell table:style-name="ce150" table:formula="of:=IF([.$G$45]&lt;&gt;0;[.G21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4.08mm" svg:height="4.23mm" svg:x="34.13mm" svg:y="100.81mm" draw:caption-point-x="-13.6mm" draw:caption-point-y="-11.29mm">
              <dc:date>2016-03-10T00:00:00</dc:date>
              <text:p text:style-name="P1"><text:span text:style-name="T1">Consulta Externa</text:span></text:p>
            </office:annotation>
            <text:p>CE</text:p>
          </table:table-cell>
          <table:table-cell table:style-name="ce131" table:formula="of:=COUNTIF(CF;&quot;C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3</text:p>
          </table:table-cell>
          <table:table-cell table:style-name="ce131" table:formula="of:=[.C24]*3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C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25]*4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C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6</text:p>
          </table:table-cell>
          <table:table-cell table:style-name="ce131" table:formula="of:=[.C26]*6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24:.C26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24:.G26])" office:value-type="float" office:value="0" calcext:value-type="float">
            <text:p>0</text:p>
          </table:table-cell>
          <table:table-cell table:style-name="ce132"/>
          <table:table-cell table:style-name="ce151" table:formula="of:=IF([.$G$45]&lt;&gt;0;[.G28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30.69mm" svg:height="4.5mm" svg:x="34.13mm" svg:y="131.76mm" draw:caption-point-x="-13.6mm" draw:caption-point-y="-16.57mm">
              <dc:date>2016-03-10T00:00:00</dc:date>
              <text:p text:style-name="P1"><text:span text:style-name="T1">Arquivo Lógico Interno</text:span></text:p>
            </office:annotation>
            <text:p>ALI</text:p>
          </table:table-cell>
          <table:table-cell table:style-name="ce131" table:formula="of:=COUNTIF(CF;&quot;ALIL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Baixa</text:p>
          </table:table-cell>
          <table:table-cell table:style-name="ce132" office:value-type="string" calcext:value-type="string">
            <text:p>x 7</text:p>
          </table:table-cell>
          <table:table-cell table:style-name="ce131" table:formula="of:=[.C31]*7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LIA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Média</text:p>
          </table:table-cell>
          <table:table-cell table:style-name="ce132" office:value-type="string" calcext:value-type="string">
            <text:p>x 10</text:p>
          </table:table-cell>
          <table:table-cell table:style-name="ce131" table:formula="of:=[.C32]*10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LIH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Alta</text:p>
          </table:table-cell>
          <table:table-cell table:style-name="ce132" office:value-type="string" calcext:value-type="string">
            <text:p>x 15</text:p>
          </table:table-cell>
          <table:table-cell table:style-name="ce131" table:formula="of:=[.C33]*15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31:.C33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31:.G33])" office:value-type="float" office:value="0" calcext:value-type="float">
            <text:p>0</text:p>
          </table:table-cell>
          <table:table-cell table:style-name="ce132"/>
          <table:table-cell table:style-name="ce152" table:formula="of:=IF([.$G$45]&lt;&gt;0;[.G35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38.89mm" svg:height="4.23mm" svg:x="34.13mm" svg:y="162.72mm" draw:caption-point-x="-13.6mm" draw:caption-point-y="-21.87mm">
              <dc:date>2016-03-10T00:00:00</dc:date>
              <text:p text:style-name="P1"><text:span text:style-name="T1">Arquivo de Interface Externa</text:span></text:p>
            </office:annotation>
            <text:p>AIE</text:p>
          </table:table-cell>
          <table:table-cell table:style-name="ce131" table:formula="of:=COUNTIF(CF;&quot;AIEL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Baixa</text:p>
          </table:table-cell>
          <table:table-cell table:style-name="ce132" office:value-type="string" calcext:value-type="string">
            <text:p>x 5</text:p>
          </table:table-cell>
          <table:table-cell table:style-name="ce131" table:formula="of:=[.C38]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IEA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Média</text:p>
          </table:table-cell>
          <table:table-cell table:style-name="ce132" office:value-type="string" calcext:value-type="string">
            <text:p>x 7</text:p>
          </table:table-cell>
          <table:table-cell table:style-name="ce131" table:formula="of:=[.C39]*7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IEH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Alta</text:p>
          </table:table-cell>
          <table:table-cell table:style-name="ce132" office:value-type="string" calcext:value-type="string">
            <text:p>x 10</text:p>
          </table:table-cell>
          <table:table-cell table:style-name="ce131" table:formula="of:=[.C40]*10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6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38:.C40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38:.G40])" office:value-type="float" office:value="0" calcext:value-type="float">
            <text:p>0</text:p>
          </table:table-cell>
          <table:table-cell table:style-name="ce132"/>
          <table:table-cell table:style-name="ce153" table:formula="of:=IF([.$G$45]&lt;&gt;0;[.G42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7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2" table:number-columns-repeated="5"/>
          <table:table-cell table:style-name="ce132">
            <draw:frame table:end-cell-address="Sumário.L51" table:end-x="11.66mm" table:end-y="4.51mm" draw:z-index="0" draw:name="Chart 8" draw:style-name="gr2" svg:width="57.7mm" svg:height="32.83mm" svg:x="2.12mm" svg:y="1.3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32" table:number-columns-repeated="3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text:p>Total PF não ajustados (contagem detalhada)</text:p>
          </table:table-cell>
          <table:table-cell table:style-name="ce132" table:number-columns-repeated="4"/>
          <table:table-cell table:style-name="ce131" table:formula="of:=SUM([.G14]+[.G21]+[.G28]+[.G35]+[.G42])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64.29mm" svg:height="15.61mm" svg:x="34.4mm" svg:y="196.59mm" draw:caption-point-x="-13.87mm" draw:caption-point-y="-25.84mm">
              <dc:date>2016-03-10T00:00:00</dc:date>
              <text:p text:style-name="P1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não ajustados (contagem estimativa)</text:p>
          </table:table-cell>
          <table:table-cell table:style-name="ce132" table:number-columns-repeated="4"/>
          <table:table-cell table:style-name="ce131" table:formula="of:=([.C10]+[.C11]+[.C12])*4+([.C17]+[.C18]+[.C19])*5+([.C24]+[.C25]+[.C26])*4+([.C31]+[.C32]+[.C33])*7+([.C38]+[.C39]+[.C40])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64.29mm" svg:height="15.61mm" svg:x="34.4mm" svg:y="200.82mm" draw:caption-point-x="-13.87mm" draw:caption-point-y="-25.84mm">
              <dc:date>2016-03-10T00:00:00</dc:date>
              <text:p text:style-name="P1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não ajustados (contagem indicativa)</text:p>
          </table:table-cell>
          <table:table-cell table:style-name="ce132" table:number-columns-repeated="4"/>
          <table:table-cell table:style-name="ce131" table:formula="of:=([.C31]+[.C32]+[.C33])*35+([.C38]+[.C39]+[.C40])*1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 table:number-rows-repeated="2">
          <table:table-cell table:style-name="ce119"/>
          <table:table-cell/>
          <table:table-cell table:style-name="ce132"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number-columns-repeated="6"/>
          <table:table-cell table:style-name="ce132" table:number-columns-repeated="3"/>
          <table:table-cell/>
          <table:table-cell table:style-name="ce161"/>
          <table:table-cell table:number-columns-repeated="1012"/>
        </table:table-row>
        <table:table-row table:style-name="ro8">
          <table:table-cell table:style-name="ce119"/>
          <table:table-cell table:number-columns-repeated="6"/>
          <table:table-cell table:style-name="ce132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18"/>
          <table:table-cell table:style-name="ce123" table:number-columns-repeated="10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text:p>Total de PF Local</text:p>
          </table:table-cell>
          <table:table-cell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number-columns-repeated="3"/>
          <table:table-cell table:style-name="ce204" office:value-type="string" calcext:value-type="string">
            <text:p>NÃO AJS</text:p>
          </table:table-cell>
          <table:table-cell table:style-name="ce204" office:value-type="string" calcext:value-type="string">
            <text:p>DFL</text:p>
          </table:table-cell>
          <table:table-cell table:style-name="ce204" office:value-type="string" calcext:value-type="string">
            <text:p>LOCAL</text:p>
          </table:table-cell>
          <table:table-cell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INCLUSÃO (ADD)</text:p>
          </table:table-cell>
          <table:covered-table-cell table:number-columns-repeated="2"/>
          <table:table-cell table:style-name="ce137" table:formula="of:=SUMIF([Funções.$G$9:.$G$1048532];&quot;I&quot;;[Funções.$M$9:.$M$1048532])" office:value-type="float" office:value="190.8" calcext:value-type="float">
            <text:p>190,80</text:p>
          </table:table-cell>
          <table:table-cell table:style-name="ce137" table:formula="of:=[Contagem.U14]" office:value-type="float" office:value="1" calcext:value-type="float">
            <text:p>1,00</text:p>
          </table:table-cell>
          <table:table-cell table:style-name="ce142" table:formula="of:=[.F55]*[.E55]" office:value-type="float" office:value="190.8" calcext:value-type="float">
            <text:p>190,80</text:p>
          </table:table-cell>
          <table:table-cell table:style-name="ce145" table:number-columns-repeated="3"/>
          <table:table-cell table:style-name="ce156" office:value-type="string" calcext:value-type="string">
            <text:p>TOTAL</text:p>
          </table:table-cell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ALTERAÇÃO (CHG)</text:p>
          </table:table-cell>
          <table:covered-table-cell table:number-columns-repeated="2"/>
          <table:table-cell table:style-name="ce137" table:formula="of:=SUMIF([Funções.$G$9:.$G$1048532];&quot;A&quot;;[Funções.$M$9:.$M$1048541])" office:value-type="float" office:value="85" calcext:value-type="float">
            <text:p>85,00</text:p>
          </table:table-cell>
          <table:table-cell table:style-name="ce137" table:formula="of:=[Contagem.U15]" office:value-type="float" office:value="0.75" calcext:value-type="float">
            <text:p>0,75</text:p>
          </table:table-cell>
          <table:table-cell table:style-name="ce142" table:formula="of:=[.F56]*[.E56]" office:value-type="float" office:value="63.75" calcext:value-type="float">
            <text:p>63,75</text:p>
          </table:table-cell>
          <table:table-cell table:style-name="ce145" table:number-columns-repeated="3"/>
          <table:table-cell table:style-name="ce157" table:formula="of:=[Contagem.W8]" office:value-type="float" office:value="254.55" calcext:value-type="float">
            <text:p>254,55</text:p>
          </table:table-cell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EXCLUSÃO (DEL)</text:p>
          </table:table-cell>
          <table:covered-table-cell table:number-columns-repeated="2"/>
          <table:table-cell table:style-name="ce137" table:formula="of:=SUMIF([Funções.$G$15:.$G$62];&quot;E&quot;;[Funções.$M$15:.$M$62])" office:value-type="float" office:value="0" calcext:value-type="float">
            <text:p>0,00</text:p>
          </table:table-cell>
          <table:table-cell table:style-name="ce137" table:formula="of:=[Contagem.U16]" office:value-type="float" office:value="0.4" calcext:value-type="float">
            <text:p>0,40</text:p>
          </table:table-cell>
          <table:table-cell table:style-name="ce142" table:formula="of:=[.F57]*[.E57]" office:value-type="float" office:value="0" calcext:value-type="float">
            <text:p>0,00</text:p>
          </table:table-cell>
          <table:table-cell table:style-name="ce145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TESTE (TST)</text:p>
          </table:table-cell>
          <table:covered-table-cell table:number-columns-repeated="2"/>
          <table:table-cell table:style-name="ce137" table:formula="of:=SUMIF([Funções.$G$15:.$G$62];&quot;T&quot;;[Funções.$M$15:.$M$62])" office:value-type="float" office:value="0" calcext:value-type="float">
            <text:p>0,00</text:p>
          </table:table-cell>
          <table:table-cell table:style-name="ce137" table:formula="of:=[Contagem.U17]" office:value-type="float" office:value="0.6" calcext:value-type="float">
            <text:p>0,60</text:p>
          </table:table-cell>
          <table:table-cell table:style-name="ce142" table:formula="of:=[.F58]*[.E58]" office:value-type="float" office:value="0" calcext:value-type="float">
            <text:p>0,00</text:p>
          </table:table-cell>
          <table:table-cell table:style-name="ce145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21"/>
          <table:table-cell table:style-name="ce127"/>
          <table:table-cell table:style-name="ce133"/>
          <table:table-cell table:style-name="ce136"/>
          <table:table-cell table:style-name="ce138"/>
          <table:table-cell table:style-name="ce136"/>
          <table:table-cell table:style-name="ce143"/>
          <table:table-cell table:style-name="ce146" table:number-columns-repeated="3"/>
          <table:table-cell table:style-name="ce158"/>
          <table:table-cell table:style-name="ce164"/>
          <table:table-cell table:number-columns-repeated="1012"/>
        </table:table-row>
        <table:table-row table:style-name="ro2" table:number-rows-repeated="2">
          <table:table-cell/>
          <table:table-cell table:style-name="ce128"/>
          <table:table-cell table:style-name="ce134"/>
          <table:table-cell/>
          <table:table-cell table:style-name="ce139"/>
          <table:table-cell/>
          <table:table-cell table:style-name="ce144"/>
          <table:table-cell table:style-name="ce145" table:number-columns-repeated="3"/>
          <table:table-cell table:style-name="ce159"/>
          <table:table-cell table:number-columns-repeated="101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Sumário.$A$1" table:cell-range-address="Sumário.$A$1:Sumário.$L$59"/>
        </table:named-expressions>
      </table:table>
      <table:named-expressions>
        <table:named-range table:name="CF" table:base-cell-address="$Funções.$A$1" table:cell-range-address="Funções.$J$15:Funções.$J$62"/>
        <table:named-range table:name="Data" table:base-cell-address="$Contagem.$A$1" table:cell-range-address="Contagem.$X$10"/>
        <table:named-range table:name="Projeto" table:base-cell-address="$Contagem.$A$1" table:cell-range-address="Contagem.$F$9"/>
        <table:named-range table:name="Responsável" table:base-cell-address="$Contagem.$A$1" table:cell-range-address="Contagem.$F$10"/>
        <table:named-range table:name="Revisor" table:base-cell-address="$Contagem.$A$1" table:cell-range-address="Contagem.$F$11"/>
        <table:named-range table:name="Revisão" table:base-cell-address="$Contagem.$A$1" table:cell-range-address="Contagem.$X$11"/>
        <table:named-range table:name="UFPB" table:base-cell-address="$Contagem.$A$1" table:cell-range-address="Contagem.$Y$15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'Franklin Gothic Medium'"/>
    <style:font-face style:name="Arial1" svg:font-family="Arial" style:font-family-generic="swiss"/>
    <style:font-face style:name="Franklin Gothic Medium1" svg:font-family="'Franklin Gothic Medium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26mm" svg:stroke-color="#000000" draw:stroke-linejoin="round" svg:stroke-linecap="butt" draw:fill-color="#ffffff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>R$</number:currency-symbol>
      <number:number number:decimal-places="2" loext:min-decimal-places="2" number:min-integer-digits="1" number:grouping="true"/>
      <number:text> </number:text>
    </number:currency-style>
    <number:currency-style style:name="N111P1" style:volatile="true">
      <number:currency-symbol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1P2" style:volatile="true">
      <number:currency-symbol>R$</number:currency-symbol>
      <number:text>-</number:text>
      <number:number number:decimal-places="0" loext:min-decimal-places="0" number:min-integer-digits="2"/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08">
      <number:currency-symbol>R$</number:currency-symbol>
      <number:number number:decimal-places="2" loext:min-decimal-places="2" number:min-integer-digits="1" number:grouping="true"/>
      <number:text> </number:text>
    </number:currency-style>
    <number:currency-style style:name="N109">
      <number:currency-symbol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0">
      <number:currency-symbol>R$</number:currency-symbol>
      <number:text>-</number:text>
      <number:number number:decimal-places="0" loext:min-decimal-places="0" number:min-integer-digits="2"/>
      <number:text> </number:text>
    </number:currency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percentage-style style:name="N116">
      <number:number number:decimal-places="1" loext:min-decimal-places="1" number:min-integer-digits="1"/>
      <number:text>%</number:text>
    </number:percentage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1">
      <number:day/>
      <number:text>/</number:text>
      <number:month/>
      <number:text>/</number:text>
      <number:year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 style:data-style-name="N0">
      <style:table-cell-properties fo:background-color="#ff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2" style:display-name="20% - Ênfase2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3" style:display-name="20% - Ênfase3" style:family="table-cell" style:parent-style-name="Default" style:data-style-name="N0">
      <style:table-cell-properties fo:background-color="#ffffc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4" style:display-name="20% - Ênfase4" style:family="table-cell" style:parent-style-name="Default" style:data-style-name="N0">
      <style:table-cell-properties fo:background-color="#ff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5" style:display-name="20% - Ênfase5" style:family="table-cell" style:parent-style-name="Default" style:data-style-name="N0">
      <style:table-cell-properties fo:background-color="#cc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6" style:display-name="20% - Ênfase6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1" style:display-name="40% - Ênfase1" style:family="table-cell" style:parent-style-name="Default" style:data-style-name="N0">
      <style:table-cell-properties fo:background-color="#c0c0c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2" style:display-name="40% - Ênfase2" style:family="table-cell" style:parent-style-name="Default" style:data-style-name="N0">
      <style:table-cell-properties fo:background-color="#ff808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3" style:display-name="40% - Ênfase3" style:family="table-cell" style:parent-style-name="Default" style:data-style-name="N0">
      <style:table-cell-properties fo:background-color="#ffff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4" style:display-name="40% - Ênfase4" style:family="table-cell" style:parent-style-name="Default" style:data-style-name="N0">
      <style:table-cell-properties fo:background-color="#c0c0c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5" style:display-name="40% - Ênfase5" style:family="table-cell" style:parent-style-name="Default" style:data-style-name="N0">
      <style:table-cell-properties fo:background-color="#99cc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6" style:display-name="40% - Ênfase6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1" style:display-name="60% - Ênfase1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2" style:display-name="60% - Ênfase2" style:family="table-cell" style:parent-style-name="Default" style:data-style-name="N0">
      <style:table-cell-properties fo:background-color="#ff808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3" style:display-name="60% - Ênfase3" style:family="table-cell" style:parent-style-name="Default" style:data-style-name="N0">
      <style:table-cell-properties fo:background-color="#ffff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4" style:display-name="60% - Ênfase4" style:family="table-cell" style:parent-style-name="Default" style:data-style-name="N0">
      <style:table-cell-properties fo:background-color="#c0c0c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5" style:display-name="60% - Ênfase5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6" style:display-name="60% - Ênfase6" style:family="table-cell" style:parent-style-name="Default" style:data-style-name="N0">
      <style:table-cell-properties fo:background-color="#ffcc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Bom" style:family="table-cell" style:parent-style-name="Default" style:data-style-name="N0">
      <style:table-cell-properties fo:background-color="#ccffcc"/>
      <style:text-properties fo:color="#006411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Cálculo" style:family="table-cell" style:parent-style-name="Default" style:data-style-name="N0">
      <style:table-cell-properties fo:background-color="#ffffff" fo:border="0.06pt solid #808080"/>
      <style:text-properties fo:color="#ff9900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969696" fo:border="0.06pt solid #333333"/>
      <style:text-properties fo:color="#ffffff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1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2" style:family="table-cell" style:parent-style-name="Default" style:data-style-name="N0">
      <style:table-cell-properties fo:background-color="#90713a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3" style:family="table-cell" style:parent-style-name="Default" style:data-style-name="N0">
      <style:table-cell-properties fo:background-color="#90713a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4" style:family="table-cell" style:parent-style-name="Default" style:data-style-name="N0">
      <style:table-cell-properties fo:background-color="#6666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5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6" style:family="table-cell" style:parent-style-name="Default" style:data-style-name="N0">
      <style:table-cell-properties fo:background-color="#ff660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Entrada" style:family="table-cell" style:parent-style-name="Default" style:data-style-name="N0">
      <style:table-cell-properties fo:background-color="#ffcc99" fo:border="0.06pt solid #808080"/>
      <style:text-properties fo:color="#333399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Incorreto" style:family="table-cell" style:parent-style-name="Default" style:data-style-name="N0">
      <style:table-cell-properties fo:background-color="#ff99cc"/>
      <style:text-properties fo:color="#f20884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Moeda" style:family="table-cell" style:parent-style-name="Default" style:data-style-name="N111"/>
    <style:style style:name="Neutra" style:family="table-cell" style:parent-style-name="Default" style:data-style-name="N0">
      <style:table-cell-properties fo:background-color="#ffff99"/>
      <style:text-properties fo:color="#9933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ta" style:family="table-cell" style:parent-style-name="Default" style:data-style-name="N0">
      <style:table-cell-properties fo:background-color="#ffffcc" fo:border="0.06pt solid #c0c0c0"/>
    </style:style>
    <style:style style:name="Porcentagem" style:family="table-cell" style:parent-style-name="Default" style:data-style-name="N10"/>
    <style:style style:name="Saída" style:family="table-cell" style:parent-style-name="Default" style:data-style-name="N0">
      <style:table-cell-properties fo:background-color="#ffffff" fo:border="0.06pt solid #333333"/>
      <style:text-properties fo:color="#333333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Texto_20_de_20_Aviso" style:display-name="Texto de Aviso" style:family="table-cell" style:parent-style-name="Default" style:data-style-name="N0">
      <style:text-properties fo:color="#dd0806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Texto_20_Explicativo" style:display-name="Texto Explicativo" style:family="table-cell" style:parent-style-name="Default" style:data-style-name="N0">
      <style:text-properties fo:color="#808080" style:font-name="Calibri" fo:font-family="Calibri" fo:font-size="12pt" fo:font-style="italic" style:font-name-asian="Calibri" style:font-family-asian="Calibri" style:font-size-asian="12pt" style:font-style-asian="italic" style:font-name-complex="Calibri" style:font-family-complex="Calibri" style:font-size-complex="12pt" style:font-style-complex="italic"/>
    </style:style>
    <style:style style:name="Título_20_1" style:display-name="Título 1" style:family="table-cell" style:parent-style-name="Default" style:data-style-name="N0">
      <style:text-properties fo:color="#333399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ítulo_20_1_20_1" style:display-name="Título 1 1" style:family="table-cell" style:parent-style-name="Default" style:data-style-name="N0">
      <style:table-cell-properties fo:border-bottom="2.49pt solid #33cccc" fo:border-left="none" fo:border-right="none" fo:border-top="none"/>
      <style:text-properties fo:color="#333399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49pt solid #c0c0c0" fo:border-left="none" fo:border-right="none" fo:border-top="none"/>
      <style:text-properties fo:color="#333399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33cccc" fo:border-left="none" fo:border-right="none" fo:border-top="none"/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ítulo_20_4" style:display-name="Título 4" style:family="table-cell" style:parent-style-name="Default" style:data-style-name="N0"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otal" style:family="table-cell" style:parent-style-name="Default" style:data-style-name="N0">
      <style:table-cell-properties fo:border-bottom="0.06pt solid #33cccc" fo:border-left="none" fo:border-right="none" fo:border-top="0.06pt solid #33cccc"/>
      <style:text-properties fo:color="#000000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Vírgula" style:family="table-cell" style:parent-style-name="Default" style:data-style-name="N115"/>
    <style:style style:name="cf1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2" style:family="table-cell" style:parent-style-name="Default">
      <style:table-cell-properties fo:background-color="#ffff99"/>
      <style:text-properties fo:color="#ff6600"/>
    </style:style>
    <style:style style:name="cf3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24.99mm" fo:margin-right="24.99mm" style:print-page-order="ttb" style:first-page-number="continue" style:scale-to="100%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portrait" fo:margin-top="8.01mm" fo:margin-bottom="14.99mm" fo:margin-left="14.99mm" fo:margin-right="14.99mm" style:print-page-order="ttb" style:first-page-number="continue" style:scale-to="100%" style:print="charts drawings objects"/>
      <style:header-style>
        <style:header-footer-properties fo:min-height="21.01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5">
      <style:page-layout-properties style:num-format="1" style:print-orientation="portrait" fo:margin-top="13mm" fo:margin-bottom="13mm" fo:margin-left="19mm" fo:margin-right="19mm" style:print-page-order="ttb" style:first-page-number="continue" style:scale-to="100%" style:print="charts drawings objects"/>
      <style:header-style>
        <style:header-footer-properties fo:min-height="20mm" fo:margin-left="0mm" fo:margin-right="0mm" fo:margin-bottom="0mm"/>
      </style:header-style>
      <style:footer-style>
        <style:header-footer-properties fo:min-height="11.99mm" fo:margin-left="0mm" fo:margin-right="0mm" fo:margin-top="0mm"/>
      </style:footer-style>
    </style:page-layout>
    <style:style style:name="MT1" style:family="text">
      <style:text-properties fo:color="#000000" fo:font-size="8pt" style:font-size-asian="8pt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2:40:29.5699196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  <text:p/>
        </style:region-right>
      </style:header>
      <style:header-left style:display="false"/>
      <style:footer>
        <style:region-left>
          <text:p>Mod. PPF – Planilha de Contagem por Ponto de Função – versão 2.0</text:p>
        </style:region-left>
        <style:region-right>
          <text:p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  <style:master-page style:name="mp2" style:page-layout-name="Mpm4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  <text:p/>
        </style:region-right>
      </style:header>
      <style:header-left style:display="false"/>
      <style:footer>
        <style:region-left>
          <text:p>Mod. PPF – Planilha de Contagem por Ponto de Função – versão 2.0</text:p>
        </style:region-left>
        <style:region-right>
          <text:p><text:page-number>1</text:page-number><text:s/>/ <text:page-count>99</text:page-count></text:p>
        </style:region-right>
      </style:footer>
      <style:footer-left style:display="false"/>
    </style:master-page>
    <style:master-page style:name="mp3" style:page-layout-name="Mpm5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</style:region-right>
      </style:header>
      <style:header-left style:display="false"/>
      <style:footer>
        <style:region-left>
          <text:p>Mod. PPF – Planilha de Contagem por Ponto de Função – versão 2.0 </text:p>
        </style:region-left>
        <style:region-right>
          <text:p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initial-creator>Cássio Guedes</meta:initial-creator>
    <meta:creation-date>2011-10-06T19:57:08Z</meta:creation-date>
    <dc:date>2019-08-28T12:43:16.277815199</dc:date>
    <meta:print-date>2016-03-10T17:54:20Z</meta:print-date>
    <meta:editing-duration>P2DT1H49M39S</meta:editing-duration>
    <meta:editing-cycles>151</meta:editing-cycles>
    <meta:document-statistic meta:table-count="3" meta:cell-count="5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size="7.99991989135742pt" fo:font-weight="bold" style:font-family-asian="Arial" style:font-size-asian="7.99991989135742pt" style:font-weight-asian="bold" style:font-family-complex="Arial" style:font-size-complex="7.99991989135742pt" style:font-weight-complex="bold"/>
    </style:style>
    <style:style style:name="ch3" style:family="chart">
      <style:graphic-properties svg:stroke-width="0.035cm" draw:fill="solid" draw:fill-color="#ffffff"/>
      <style:text-properties fo:color="#000000" style:text-position="0% 100%" fo:font-size="5.25023984909058pt" style:font-family-asian="Arial" style:font-size-asian="5.25023984909058pt" style:font-family-complex="Arial" style:font-size-complex="5.25023984909058pt"/>
    </style:style>
    <style:style style:name="ch4" style:family="chart">
      <style:chart-properties chart:angle-offset="0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true" chart:link-data-style-to-source="fals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true" chart:link-data-style-to-source="fals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>
        <chart:label-separator>
          <text:p>;</text:p>
        </chart:label-separator>
      </style:chart-properties>
      <style:graphic-properties svg:stroke-width="0.009cm"/>
      <style:text-properties fo:color="#000000" style:text-position="0% 100%" fo:font-size="10.0000801086426pt" style:font-family-asian="Arial" style:font-size-asian="10.0000801086426pt" style:font-family-complex="Arial" style:font-size-complex="10.0000801086426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font-size="7.99991989135742pt" style:font-size-asian="7.99991989135742pt" style:font-size-complex="7.99991989135742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font-size="7.99991989135742pt" style:font-size-asian="7.99991989135742pt" style:font-size-complex="7.99991989135742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font-size="7.99991989135742pt" style:font-size-asian="7.99991989135742pt" style:font-size-complex="7.99991989135742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font-size="7.99991989135742pt" style:font-size-asian="7.99991989135742pt" style:font-size-complex="7.99991989135742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5.874cm" svg:height="3.387cm" xlink:href="." xlink:type="simple" chart:class="chart:circle" chart:style-name="ch1">
        <chart:title svg:x="1.389cm" svg:y="0.185cm" chart:style-name="ch2">
          <text:p>% por Tipo de Função</text:p>
        </chart:title>
        <chart:legend chart:legend-position="end" svg:x="5.239cm" svg:y="1.429cm" style:legend-expansion="high" chart:style-name="ch3"/>
        <chart:plot-area chart:style-name="ch4" chart:data-source-has-labels="both" svg:x="2.566cm" svg:y="1.667cm" svg:width="0.741cm" svg:height="0.741cm">
          <chartooo:coordinate-region svg:x="2.566cm" svg:y="1.667cm" svg:width="0.741cm" svg:height="0.741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